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11in"/>
    </style:style>
    <style:style style:name="co2" style:family="table-column">
      <style:table-column-properties fo:break-before="auto" style:column-width="1.0673in"/>
    </style:style>
    <style:style style:name="co3" style:family="table-column">
      <style:table-column-properties fo:break-before="auto" style:column-width="1.3244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8744in"/>
    </style:style>
    <style:style style:name="co8" style:family="table-column">
      <style:table-column-properties fo:break-before="auto" style:column-width="0.8228in"/>
    </style:style>
    <style:style style:name="co9" style:family="table-column">
      <style:table-column-properties fo:break-before="auto" style:column-width="0.7457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5528in"/>
    </style:style>
    <style:style style:name="co12" style:family="table-column">
      <style:table-column-properties fo:break-before="auto" style:column-width="0.8484in"/>
    </style:style>
    <style:style style:name="co13" style:family="table-column">
      <style:table-column-properties fo:break-before="auto" style:column-width="0.5661in"/>
    </style:style>
    <style:style style:name="co14" style:family="table-column">
      <style:table-column-properties fo:break-before="auto" style:column-width="0.9772in"/>
    </style:style>
    <style:style style:name="co15" style:family="table-column">
      <style:table-column-properties fo:break-before="auto" style:column-width="0.861in"/>
    </style:style>
    <style:style style:name="co16" style:family="table-column">
      <style:table-column-properties fo:break-before="auto" style:column-width="0.6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_7e_IQ10C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 style:data-style-name="N5001"/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6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8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1"/>
    <style:style style:name="ce10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120"/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 style:data-style-name="N5002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~IQ10C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2" table:default-cell-style-name="Excel_20_Built-in_20_Normal"/>
        <table:table-column table:style-name="co1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2" table:default-cell-style-name="Excel_20_Built-in_20_Normal"/>
        <table:table-column table:style-name="co16" table:default-cell-style-name="Excel_20_Built-in_20_Normal"/>
        <table:table-column table:style-name="co1" table:number-columns-repeated="1001" table:default-cell-style-name="Excel_20_Built-in_20_Normal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umAboveBG</text:p>
          </table:table-cell>
          <table:table-cell table:style-name="ce1" office:value-type="string">
            <text:p>Sample name</text:p>
          </table:table-cell>
          <table:table-cell table:style-name="ce1" office:value-type="string">
            <text:p>Blanks</text:p>
          </table:table-cell>
          <table:table-cell table:style-name="ce1"/>
          <table:table-cell table:style-name="ce1" office:value-type="string">
            <text:p>Subtract blanks</text:p>
          </table:table-cell>
          <table:table-cell table:style-name="ce1" office:value-type="string">
            <text:p>Sample name</text:p>
          </table:table-cell>
          <table:table-cell table:style-name="ce1"/>
          <table:table-cell table:style-name="ce3" office:value-type="string">
            <text:p>In this set of quantitation-calculation, the (-GreB) duplicates for each template varied a lot. <text:s/>It is due to the quantitation of the 2-nt spot.</text:p>
          </table:table-cell>
          <table:table-cell table:number-columns-repeated="1015"/>
        </table:table-row>
        <table:table-row table:style-name="ro1">
          <table:table-cell office:value-type="string">
            <text:p>RECT- <text:s text:c="2"/>1</text:p>
          </table:table-cell>
          <table:table-cell table:style-name="ce2" office:value-type="float" office:value="15996835.72">
            <text:p>15996836</text:p>
          </table:table-cell>
          <table:table-cell office:value-type="string">
            <text:p>2 nt-N25 (-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2]-[.D2]" office:value-type="float" office:value="4228500.15">
            <text:p>4228500</text:p>
          </table:table-cell>
          <table:table-cell office:value-type="string">
            <text:p>2 nt-N25 (-GreB)</text:p>
          </table:table-cell>
          <table:table-cell table:style-name="ce2"/>
          <table:table-cell office:value-type="string">
            <text:p>In lmh100227-2.xls, I recalculated evreything by ignoring the contribution of the 2-nt spot. <text:s/>There, the (-GreB) duplicates become highly reproducible.</text:p>
          </table:table-cell>
          <table:table-cell/>
          <table:table-cell table:style-name="ce2" table:number-columns-repeated="2"/>
          <table:table-cell table:number-columns-repeated="1012"/>
        </table:table-row>
        <table:table-row table:style-name="ro1">
          <table:table-cell office:value-type="string">
            <text:p>RECT- <text:s text:c="2"/>2</text:p>
          </table:table-cell>
          <table:table-cell table:style-name="ce2" office:value-type="float" office:value="3205347.89">
            <text:p>3205348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3]-[.D3]" office:value-type="float" office:value="2892365.28">
            <text:p>2892365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 text:c="2"/>3</text:p>
          </table:table-cell>
          <table:table-cell table:style-name="ce2" office:value-type="float" office:value="3397614.24">
            <text:p>3397614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4]-[.D4]" office:value-type="float" office:value="3283262.35">
            <text:p>3283262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 text:c="2"/>4</text:p>
          </table:table-cell>
          <table:table-cell table:style-name="ce2" office:value-type="float" office:value="801893.55">
            <text:p>801894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5]-[.D5]" office:value-type="float" office:value="768428.48">
            <text:p>768428</text:p>
          </table:table-cell>
          <table:table-cell office:value-type="string">
            <text:p>5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N25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N25(+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N25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number-columns-repeated="1001"/>
        </table:table-row>
        <table:table-row table:style-name="ro1">
          <table:table-cell office:value-type="string">
            <text:p>RECT- <text:s text:c="2"/>5</text:p>
          </table:table-cell>
          <table:table-cell table:style-name="ce2" office:value-type="float" office:value="1473717.25">
            <text:p>1473717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6]-[.D6]" office:value-type="float" office:value="1436568.34">
            <text:p>1436568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2">
            <text:p>2</text:p>
          </table:table-cell>
          <table:table-cell table:style-name="ce9" office:value-type="float" office:value="4228500.15">
            <text:p>4228500</text:p>
          </table:table-cell>
          <table:table-cell table:style-name="ce12" table:formula="of:=[.J6]/[.$J$29]*100" office:value-type="float" office:value="19.089477058216">
            <text:p>19.1</text:p>
          </table:table-cell>
          <table:table-cell table:style-name="ce12" office:value-type="float" office:value="100">
            <text:p>100.0</text:p>
          </table:table-cell>
          <table:table-cell table:style-name="ce12" table:formula="of:=[.K6]/[.L6]*100" office:value-type="float" office:value="19.089477058216">
            <text:p>19.1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0529768.14">
            <text:p>10529768</text:p>
          </table:table-cell>
          <table:table-cell table:style-name="ce12" table:formula="of:=[.O6]/[.$O$29]*100" office:value-type="float" office:value="40.5418185532318">
            <text:p>40.5</text:p>
          </table:table-cell>
          <table:table-cell table:style-name="ce12" office:value-type="float" office:value="100">
            <text:p>100.0</text:p>
          </table:table-cell>
          <table:table-cell table:style-name="ce12" table:formula="of:=[.P6]/[.Q6]*100" office:value-type="float" office:value="40.5418185532318">
            <text:p>40.5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9454479.38">
            <text:p>9454479</text:p>
          </table:table-cell>
          <table:table-cell table:style-name="ce12" table:formula="of:=[.T6]/[.$T$29]*100" office:value-type="float" office:value="34.7094121657488">
            <text:p>34.7</text:p>
          </table:table-cell>
          <table:table-cell table:style-name="ce12" office:value-type="float" office:value="100">
            <text:p>100.0</text:p>
          </table:table-cell>
          <table:table-cell table:style-name="ce12" table:formula="of:=[.U6]/[.V6]*100" office:value-type="float" office:value="34.7094121657488">
            <text:p>34.7</text:p>
          </table:table-cell>
          <table:table-cell table:number-columns-repeated="1001"/>
        </table:table-row>
        <table:table-row table:style-name="ro1">
          <table:table-cell office:value-type="string">
            <text:p>RECT- <text:s text:c="2"/>6</text:p>
          </table:table-cell>
          <table:table-cell table:style-name="ce2" office:value-type="float" office:value="538685.38">
            <text:p>538685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7]-[.D7]" office:value-type="float" office:value="505497.06">
            <text:p>505497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9" office:value-type="float" office:value="2892365.28">
            <text:p>2892365</text:p>
          </table:table-cell>
          <table:table-cell table:style-name="ce12" table:formula="of:=[.J7]/[.$J$29]*100" office:value-type="float" office:value="13.0575236367298">
            <text:p>13.1</text:p>
          </table:table-cell>
          <table:table-cell table:style-name="ce12" office:value-type="float" office:value="80.9">
            <text:p>80.9</text:p>
          </table:table-cell>
          <table:table-cell table:style-name="ce12" table:formula="of:=[.K7]/[.L7]*100" office:value-type="float" office:value="16.1403258797649">
            <text:p>16.1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2376820.41">
            <text:p>2376820</text:p>
          </table:table-cell>
          <table:table-cell table:style-name="ce12" table:formula="of:=[.O7]/[.$O$29]*100" office:value-type="float" office:value="9.15125770241681">
            <text:p>9.2</text:p>
          </table:table-cell>
          <table:table-cell table:style-name="ce12" office:value-type="float" office:value="59.5">
            <text:p>59.5</text:p>
          </table:table-cell>
          <table:table-cell table:style-name="ce12" table:formula="of:=[.P7]/[.Q7]*100" office:value-type="float" office:value="15.3802650460787">
            <text:p>15.4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2858744.27">
            <text:p>2858744</text:p>
          </table:table-cell>
          <table:table-cell table:style-name="ce12" table:formula="of:=[.T7]/[.$T$29]*100" office:value-type="float" office:value="10.4950605057962">
            <text:p>10.5</text:p>
          </table:table-cell>
          <table:table-cell table:style-name="ce12" office:value-type="float" office:value="65.3">
            <text:p>65.3</text:p>
          </table:table-cell>
          <table:table-cell table:style-name="ce12" table:formula="of:=[.U7]/[.V7]*100" office:value-type="float" office:value="16.0720681558901">
            <text:p>16.1</text:p>
          </table:table-cell>
          <table:table-cell table:number-columns-repeated="1001"/>
        </table:table-row>
        <table:table-row table:style-name="ro1">
          <table:table-cell office:value-type="string">
            <text:p>RECT- <text:s text:c="2"/>7</text:p>
          </table:table-cell>
          <table:table-cell table:style-name="ce2" office:value-type="float" office:value="2675609.32">
            <text:p>2675609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8]-[.D8]" office:value-type="float" office:value="2644652.97">
            <text:p>2644653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9" office:value-type="float" office:value="3283262.35">
            <text:p>3283262</text:p>
          </table:table-cell>
          <table:table-cell table:style-name="ce12" table:formula="of:=[.J8]/[.$J$29]*100" office:value-type="float" office:value="14.82222042878">
            <text:p>14.8</text:p>
          </table:table-cell>
          <table:table-cell table:style-name="ce12" office:value-type="float" office:value="67.8">
            <text:p>67.8</text:p>
          </table:table-cell>
          <table:table-cell table:style-name="ce12" table:formula="of:=[.K8]/[.L8]*100" office:value-type="float" office:value="21.8616820483482">
            <text:p>21.9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3040502.34">
            <text:p>3040502</text:p>
          </table:table-cell>
          <table:table-cell table:style-name="ce12" table:formula="of:=[.O8]/[.$O$29]*100" office:value-type="float" office:value="11.7065725037851">
            <text:p>11.7</text:p>
          </table:table-cell>
          <table:table-cell table:style-name="ce12" office:value-type="float" office:value="50.3">
            <text:p>50.3</text:p>
          </table:table-cell>
          <table:table-cell table:style-name="ce12" table:formula="of:=[.P8]/[.Q8]*100" office:value-type="float" office:value="23.2735039836683">
            <text:p>23.3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3264097.48">
            <text:p>3264097</text:p>
          </table:table-cell>
          <table:table-cell table:style-name="ce12" table:formula="of:=[.T8]/[.$T$29]*100" office:value-type="float" office:value="11.983198675346">
            <text:p>12.0</text:p>
          </table:table-cell>
          <table:table-cell table:style-name="ce12" office:value-type="float" office:value="54.8">
            <text:p>54.8</text:p>
          </table:table-cell>
          <table:table-cell table:style-name="ce12" table:formula="of:=[.U8]/[.V8]*100" office:value-type="float" office:value="21.8671508674197">
            <text:p>21.9</text:p>
          </table:table-cell>
          <table:table-cell table:number-columns-repeated="1001"/>
        </table:table-row>
        <table:table-row table:style-name="ro1">
          <table:table-cell office:value-type="string">
            <text:p>RECT- <text:s text:c="2"/>8</text:p>
          </table:table-cell>
          <table:table-cell table:style-name="ce2" office:value-type="float" office:value="1509527.39">
            <text:p>1509527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9]-[.D9]" office:value-type="float" office:value="1474105.86">
            <text:p>1474106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9" office:value-type="float" office:value="768428.48">
            <text:p>768428</text:p>
          </table:table-cell>
          <table:table-cell table:style-name="ce12" table:formula="of:=[.J9]/[.$J$29]*100" office:value-type="float" office:value="3.4690545866103">
            <text:p>3.5</text:p>
          </table:table-cell>
          <table:table-cell table:style-name="ce12" office:value-type="float" office:value="53">
            <text:p>53.0</text:p>
          </table:table-cell>
          <table:table-cell table:style-name="ce12" table:formula="of:=[.K9]/[.L9]*100" office:value-type="float" office:value="6.54538601247226">
            <text:p>6.5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412021.53">
            <text:p>412022</text:p>
          </table:table-cell>
          <table:table-cell table:style-name="ce12" table:formula="of:=[.O9]/[.$O$29]*100" office:value-type="float" office:value="1.58636941357048">
            <text:p>1.6</text:p>
          </table:table-cell>
          <table:table-cell table:style-name="ce12" office:value-type="float" office:value="38.6">
            <text:p>38.6</text:p>
          </table:table-cell>
          <table:table-cell table:style-name="ce12" table:formula="of:=[.P9]/[.Q9]*100" office:value-type="float" office:value="4.10976532013079">
            <text:p>4.1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779989.45">
            <text:p>779989</text:p>
          </table:table-cell>
          <table:table-cell table:style-name="ce12" table:formula="of:=[.T9]/[.$T$29]*100" office:value-type="float" office:value="2.86350778470741">
            <text:p>2.9</text:p>
          </table:table-cell>
          <table:table-cell table:style-name="ce12" office:value-type="float" office:value="42.8">
            <text:p>42.8</text:p>
          </table:table-cell>
          <table:table-cell table:style-name="ce12" table:formula="of:=[.U9]/[.V9]*100" office:value-type="float" office:value="6.69043874931639">
            <text:p>6.7</text:p>
          </table:table-cell>
          <table:table-cell table:number-columns-repeated="1001"/>
        </table:table-row>
        <table:table-row table:style-name="ro1">
          <table:table-cell office:value-type="string">
            <text:p>RECT- <text:s text:c="2"/>9</text:p>
          </table:table-cell>
          <table:table-cell table:style-name="ce2" office:value-type="float" office:value="791676.74">
            <text:p>791677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0]-[.D10]" office:value-type="float" office:value="762008.5">
            <text:p>762009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9" office:value-type="float" office:value="1436568.34">
            <text:p>1436568</text:p>
          </table:table-cell>
          <table:table-cell table:style-name="ce12" table:formula="of:=[.J10]/[.$J$29]*100" office:value-type="float" office:value="6.48535825852803">
            <text:p>6.5</text:p>
          </table:table-cell>
          <table:table-cell table:style-name="ce12" office:value-type="float" office:value="49.5">
            <text:p>49.5</text:p>
          </table:table-cell>
          <table:table-cell table:style-name="ce12" table:formula="of:=[.K10]/[.L10]*100" office:value-type="float" office:value="13.1017338556122">
            <text:p>13.1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269776.07">
            <text:p>269776</text:p>
          </table:table-cell>
          <table:table-cell table:style-name="ce12" table:formula="of:=[.O10]/[.$O$29]*100" office:value-type="float" office:value="1.03869452152476">
            <text:p>1.0</text:p>
          </table:table-cell>
          <table:table-cell table:style-name="ce12" office:value-type="float" office:value="37">
            <text:p>37.0</text:p>
          </table:table-cell>
          <table:table-cell table:style-name="ce12" table:formula="of:=[.P10]/[.Q10]*100" office:value-type="float" office:value="2.80728249060746">
            <text:p>2.8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481147.49">
            <text:p>1481147</text:p>
          </table:table-cell>
          <table:table-cell table:style-name="ce12" table:formula="of:=[.T10]/[.$T$29]*100" office:value-type="float" office:value="5.43760863421274">
            <text:p>5.4</text:p>
          </table:table-cell>
          <table:table-cell table:style-name="ce12" office:value-type="float" office:value="39.9">
            <text:p>39.9</text:p>
          </table:table-cell>
          <table:table-cell table:style-name="ce12" table:formula="of:=[.U10]/[.V10]*100" office:value-type="float" office:value="13.6280918150695">
            <text:p>13.6</text:p>
          </table:table-cell>
          <table:table-cell table:number-columns-repeated="1001"/>
        </table:table-row>
        <table:table-row table:style-name="ro1">
          <table:table-cell office:value-type="string">
            <text:p>RECT- <text:s/>10</text:p>
          </table:table-cell>
          <table:table-cell table:style-name="ce2" office:value-type="float" office:value="263414.03">
            <text:p>263414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1]-[.D11]" office:value-type="float" office:value="238457.55">
            <text:p>238458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9" office:value-type="float" office:value="505497.06">
            <text:p>505497</text:p>
          </table:table-cell>
          <table:table-cell table:style-name="ce12" table:formula="of:=[.J11]/[.$J$29]*100" office:value-type="float" office:value="2.28205609259956">
            <text:p>2.3</text:p>
          </table:table-cell>
          <table:table-cell table:style-name="ce12" office:value-type="float" office:value="43">
            <text:p>43.0</text:p>
          </table:table-cell>
          <table:table-cell table:style-name="ce12" table:formula="of:=[.K11]/[.L11]*100" office:value-type="float" office:value="5.307107192092">
            <text:p>5.3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59893.06">
            <text:p>59893</text:p>
          </table:table-cell>
          <table:table-cell table:style-name="ce12" table:formula="of:=[.O11]/[.$O$29]*100" office:value-type="float" office:value="0.230600858331704">
            <text:p>0.2</text:p>
          </table:table-cell>
          <table:table-cell table:style-name="ce12" office:value-type="float" office:value="36">
            <text:p>36.0</text:p>
          </table:table-cell>
          <table:table-cell table:style-name="ce12" table:formula="of:=[.P11]/[.Q11]*100" office:value-type="float" office:value="0.640557939810288">
            <text:p>0.6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525623.55">
            <text:p>525624</text:p>
          </table:table-cell>
          <table:table-cell table:style-name="ce12" table:formula="of:=[.T11]/[.$T$29]*100" office:value-type="float" office:value="1.92967626325016">
            <text:p>1.9</text:p>
          </table:table-cell>
          <table:table-cell table:style-name="ce12" office:value-type="float" office:value="34.5">
            <text:p>34.5</text:p>
          </table:table-cell>
          <table:table-cell table:style-name="ce12" table:formula="of:=[.U11]/[.V11]*100" office:value-type="float" office:value="5.59326453115988">
            <text:p>5.6</text:p>
          </table:table-cell>
          <table:table-cell table:number-columns-repeated="1001"/>
        </table:table-row>
        <table:table-row table:style-name="ro1">
          <table:table-cell office:value-type="string">
            <text:p>RECT- <text:s/>11</text:p>
          </table:table-cell>
          <table:table-cell table:style-name="ce2" office:value-type="float" office:value="105726.19">
            <text:p>105726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2]-[.D12]" office:value-type="float" office:value="82566.65">
            <text:p>82567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9" office:value-type="float" office:value="2644652.97">
            <text:p>2644653</text:p>
          </table:table-cell>
          <table:table-cell table:style-name="ce12" table:formula="of:=[.J12]/[.$J$29]*100" office:value-type="float" office:value="11.9392315021575">
            <text:p>11.9</text:p>
          </table:table-cell>
          <table:table-cell table:style-name="ce12" office:value-type="float" office:value="40.7">
            <text:p>40.7</text:p>
          </table:table-cell>
          <table:table-cell table:style-name="ce12" table:formula="of:=[.K12]/[.L12]*100" office:value-type="float" office:value="29.3347211355222">
            <text:p>29.3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291891.44">
            <text:p>291891</text:p>
          </table:table-cell>
          <table:table-cell table:style-name="ce12" table:formula="of:=[.O12]/[.$O$29]*100" office:value-type="float" office:value="1.12384334017459">
            <text:p>1.1</text:p>
          </table:table-cell>
          <table:table-cell table:style-name="ce12" office:value-type="float" office:value="35.8">
            <text:p>35.8</text:p>
          </table:table-cell>
          <table:table-cell table:style-name="ce12" table:formula="of:=[.P12]/[.Q12]*100" office:value-type="float" office:value="3.13922720719159">
            <text:p>3.1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2686575.47">
            <text:p>2686575</text:p>
          </table:table-cell>
          <table:table-cell table:style-name="ce12" table:formula="of:=[.T12]/[.$T$29]*100" office:value-type="float" office:value="9.86299208604549">
            <text:p>9.9</text:p>
          </table:table-cell>
          <table:table-cell table:style-name="ce12" office:value-type="float" office:value="32.6">
            <text:p>32.6</text:p>
          </table:table-cell>
          <table:table-cell table:style-name="ce12" table:formula="of:=[.U12]/[.V12]*100" office:value-type="float" office:value="30.2545769510598">
            <text:p>30.3</text:p>
          </table:table-cell>
          <table:table-cell table:number-columns-repeated="1001"/>
        </table:table-row>
        <table:table-row table:style-name="ro1">
          <table:table-cell office:value-type="string">
            <text:p>RECT- <text:s/>12</text:p>
          </table:table-cell>
          <table:table-cell table:style-name="ce2" office:value-type="float" office:value="95848.49">
            <text:p>95848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3]-[.D13]" office:value-type="float" office:value="72350.52">
            <text:p>72351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9" office:value-type="float" office:value="1474105.86">
            <text:p>1474106</text:p>
          </table:table-cell>
          <table:table-cell table:style-name="ce12" table:formula="of:=[.J13]/[.$J$29]*100" office:value-type="float" office:value="6.65482062140919">
            <text:p>6.7</text:p>
          </table:table-cell>
          <table:table-cell table:style-name="ce12" office:value-type="float" office:value="28.8">
            <text:p>28.8</text:p>
          </table:table-cell>
          <table:table-cell table:style-name="ce12" table:formula="of:=[.K13]/[.L13]*100" office:value-type="float" office:value="23.1070160465597">
            <text:p>23.1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87090.73">
            <text:p>87091</text:p>
          </table:table-cell>
          <table:table-cell table:style-name="ce12" table:formula="of:=[.O13]/[.$O$29]*100" office:value-type="float" office:value="0.335317599246635">
            <text:p>0.3</text:p>
          </table:table-cell>
          <table:table-cell table:style-name="ce12" office:value-type="float" office:value="34.7">
            <text:p>34.7</text:p>
          </table:table-cell>
          <table:table-cell table:style-name="ce12" table:formula="of:=[.P13]/[.Q13]*100" office:value-type="float" office:value="0.966333139039294">
            <text:p>1.0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1508647.98">
            <text:p>1508648</text:p>
          </table:table-cell>
          <table:table-cell table:style-name="ce12" table:formula="of:=[.T13]/[.$T$29]*100" office:value-type="float" office:value="5.5385688038641">
            <text:p>5.5</text:p>
          </table:table-cell>
          <table:table-cell table:style-name="ce12" office:value-type="float" office:value="22.7">
            <text:p>22.7</text:p>
          </table:table-cell>
          <table:table-cell table:style-name="ce12" table:formula="of:=[.U13]/[.V13]*100" office:value-type="float" office:value="24.3989815148198">
            <text:p>24.4</text:p>
          </table:table-cell>
          <table:table-cell table:number-columns-repeated="1001"/>
        </table:table-row>
        <table:table-row table:style-name="ro1">
          <table:table-cell office:value-type="string">
            <text:p>RECT- <text:s/>13</text:p>
          </table:table-cell>
          <table:table-cell table:style-name="ce2" office:value-type="float" office:value="115174.28">
            <text:p>115174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4]-[.D14]" office:value-type="float" office:value="90905.44">
            <text:p>90905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9" office:value-type="float" office:value="762008.5">
            <text:p>762009</text:p>
          </table:table-cell>
          <table:table-cell table:style-name="ce12" table:formula="of:=[.J14]/[.$J$29]*100" office:value-type="float" office:value="3.44007171879032">
            <text:p>3.4</text:p>
          </table:table-cell>
          <table:table-cell table:style-name="ce12" office:value-type="float" office:value="22.1">
            <text:p>22.1</text:p>
          </table:table-cell>
          <table:table-cell table:style-name="ce12" table:formula="of:=[.K14]/[.L14]*100" office:value-type="float" office:value="15.5659353791417">
            <text:p>15.6</text:p>
          </table:table-cell>
          <table:table-cell table:style-name="ce4" office:value-type="float" office:value="10">
            <text:p>10</text:p>
          </table:table-cell>
          <table:table-cell table:style-name="ce9" office:value-type="float" office:value="42404.13">
            <text:p>42404</text:p>
          </table:table-cell>
          <table:table-cell table:style-name="ce12" table:formula="of:=[.O14]/[.$O$29]*100" office:value-type="float" office:value="0.163264805217986">
            <text:p>0.2</text:p>
          </table:table-cell>
          <table:table-cell table:style-name="ce12" office:value-type="float" office:value="34.4">
            <text:p>34.4</text:p>
          </table:table-cell>
          <table:table-cell table:style-name="ce12" table:formula="of:=[.P14]/[.Q14]*100" office:value-type="float" office:value="0.47460699191275">
            <text:p>0.5</text:p>
          </table:table-cell>
          <table:table-cell table:style-name="ce4" office:value-type="float" office:value="10">
            <text:p>10</text:p>
          </table:table-cell>
          <table:table-cell table:style-name="ce9" office:value-type="float" office:value="783355.88">
            <text:p>783356</text:p>
          </table:table-cell>
          <table:table-cell table:style-name="ce12" table:formula="of:=[.T14]/[.$T$29]*100" office:value-type="float" office:value="2.87586666790984">
            <text:p>2.9</text:p>
          </table:table-cell>
          <table:table-cell table:style-name="ce12" office:value-type="float" office:value="17.2">
            <text:p>17.2</text:p>
          </table:table-cell>
          <table:table-cell table:style-name="ce12" table:formula="of:=[.U14]/[.V14]*100" office:value-type="float" office:value="16.7201550459874">
            <text:p>16.7</text:p>
          </table:table-cell>
          <table:table-cell table:number-columns-repeated="1001"/>
        </table:table-row>
        <table:table-row table:style-name="ro1">
          <table:table-cell office:value-type="string">
            <text:p>RECT- <text:s/>14</text:p>
          </table:table-cell>
          <table:table-cell table:style-name="ce2" office:value-type="float" office:value="69047.52">
            <text:p>69048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5]-[.D15]" office:value-type="float" office:value="46058.14">
            <text:p>46058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9" office:value-type="float" office:value="238457.55">
            <text:p>238458</text:p>
          </table:table-cell>
          <table:table-cell table:style-name="ce12" table:formula="of:=[.J15]/[.$J$29]*100" office:value-type="float" office:value="1.07651171067912">
            <text:p>1.1</text:p>
          </table:table-cell>
          <table:table-cell table:style-name="ce12" office:value-type="float" office:value="18.7">
            <text:p>18.7</text:p>
          </table:table-cell>
          <table:table-cell table:style-name="ce12" table:formula="of:=[.K15]/[.L15]*100" office:value-type="float" office:value="5.75674711593111">
            <text:p>5.8</text:p>
          </table:table-cell>
          <table:table-cell table:style-name="ce4" office:value-type="float" office:value="11">
            <text:p>11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1">
            <text:p>11</text:p>
          </table:table-cell>
          <table:table-cell table:style-name="ce9" office:value-type="float" office:value="246625.01">
            <text:p>246625</text:p>
          </table:table-cell>
          <table:table-cell table:style-name="ce12" table:formula="of:=[.T15]/[.$T$29]*100" office:value-type="float" office:value="0.905413061726083">
            <text:p>0.9</text:p>
          </table:table-cell>
          <table:table-cell table:style-name="ce12" office:value-type="float" office:value="14.3">
            <text:p>14.3</text:p>
          </table:table-cell>
          <table:table-cell table:style-name="ce12" table:formula="of:=[.U15]/[.V15]*100" office:value-type="float" office:value="6.33155987221037">
            <text:p>6.3</text:p>
          </table:table-cell>
          <table:table-cell table:number-columns-repeated="1001"/>
        </table:table-row>
        <table:table-row table:style-name="ro1">
          <table:table-cell office:value-type="string">
            <text:p>RECT- <text:s/>15</text:p>
          </table:table-cell>
          <table:table-cell table:style-name="ce2" office:value-type="float" office:value="22298103.71">
            <text:p>22298104</text:p>
          </table:table-cell>
          <table:table-cell office:value-type="string">
            <text:p>2 nt-N25 (+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16]-[.D16]" office:value-type="float" office:value="10529768.14">
            <text:p>10529768</text:p>
          </table:table-cell>
          <table:table-cell office:value-type="string">
            <text:p>2 nt-N25 (+GreB)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9" office:value-type="float" office:value="82566.65">
            <text:p>82567</text:p>
          </table:table-cell>
          <table:table-cell table:style-name="ce12" table:formula="of:=[.J16]/[.$J$29]*100" office:value-type="float" office:value="0.372745445202066">
            <text:p>0.4</text:p>
          </table:table-cell>
          <table:table-cell table:style-name="ce12" office:value-type="float" office:value="17.6">
            <text:p>17.6</text:p>
          </table:table-cell>
          <table:table-cell table:style-name="ce12" table:formula="of:=[.K16]/[.L16]*100" office:value-type="float" office:value="2.11787184773901">
            <text:p>2.1</text:p>
          </table:table-cell>
          <table:table-cell table:style-name="ce4" office:value-type="float" office:value="12">
            <text:p>12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2">
            <text:p>12</text:p>
          </table:table-cell>
          <table:table-cell table:style-name="ce9" office:value-type="float" office:value="68108.44">
            <text:p>68108</text:p>
          </table:table-cell>
          <table:table-cell table:style-name="ce12" table:formula="of:=[.T16]/[.$T$29]*100" office:value-type="float" office:value="0.250040623170323">
            <text:p>0.3</text:p>
          </table:table-cell>
          <table:table-cell table:style-name="ce12" office:value-type="float" office:value="13.4">
            <text:p>13.4</text:p>
          </table:table-cell>
          <table:table-cell table:style-name="ce12" table:formula="of:=[.U16]/[.V16]*100" office:value-type="float" office:value="1.86597479977853">
            <text:p>1.9</text:p>
          </table:table-cell>
          <table:table-cell table:number-columns-repeated="1001"/>
        </table:table-row>
        <table:table-row table:style-name="ro1">
          <table:table-cell office:value-type="string">
            <text:p>RECT- <text:s/>16</text:p>
          </table:table-cell>
          <table:table-cell table:style-name="ce2" office:value-type="float" office:value="2689803.02">
            <text:p>2689803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7]-[.D17]" office:value-type="float" office:value="2376820.41">
            <text:p>2376820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9" office:value-type="float" office:value="72350.52">
            <text:p>72351</text:p>
          </table:table-cell>
          <table:table-cell table:style-name="ce12" table:formula="of:=[.J17]/[.$J$29]*100" office:value-type="float" office:value="0.326624936193984">
            <text:p>0.3</text:p>
          </table:table-cell>
          <table:table-cell table:style-name="ce12" office:value-type="float" office:value="17.2">
            <text:p>17.2</text:p>
          </table:table-cell>
          <table:table-cell table:style-name="ce12" table:formula="of:=[.K17]/[.L17]*100" office:value-type="float" office:value="1.89898218717433">
            <text:p>1.9</text:p>
          </table:table-cell>
          <table:table-cell table:style-name="ce4" office:value-type="float" office:value="13">
            <text:p>13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3">
            <text:p>13</text:p>
          </table:table-cell>
          <table:table-cell table:style-name="ce9" office:value-type="float" office:value="77129.06">
            <text:p>77129</text:p>
          </table:table-cell>
          <table:table-cell table:style-name="ce12" table:formula="of:=[.T17]/[.$T$29]*100" office:value-type="float" office:value="0.283157244930896">
            <text:p>0.3</text:p>
          </table:table-cell>
          <table:table-cell table:style-name="ce12" office:value-type="float" office:value="13.1">
            <text:p>13.1</text:p>
          </table:table-cell>
          <table:table-cell table:style-name="ce12" table:formula="of:=[.U17]/[.V17]*100" office:value-type="float" office:value="2.16150568649539">
            <text:p>2.2</text:p>
          </table:table-cell>
          <table:table-cell table:number-columns-repeated="1001"/>
        </table:table-row>
        <table:table-row table:style-name="ro1">
          <table:table-cell office:value-type="string">
            <text:p>RECT- <text:s/>17</text:p>
          </table:table-cell>
          <table:table-cell table:style-name="ce2" office:value-type="float" office:value="3154854.23">
            <text:p>3154854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8]-[.D18]" office:value-type="float" office:value="3040502.34">
            <text:p>3040502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9" office:value-type="float" office:value="90905.44">
            <text:p>90905</text:p>
          </table:table-cell>
          <table:table-cell table:style-name="ce12" table:formula="of:=[.J18]/[.$J$29]*100" office:value-type="float" office:value="0.410390741347623">
            <text:p>0.4</text:p>
          </table:table-cell>
          <table:table-cell table:style-name="ce12" office:value-type="float" office:value="16.9">
            <text:p>16.9</text:p>
          </table:table-cell>
          <table:table-cell table:style-name="ce12" table:formula="of:=[.K18]/[.L18]*100" office:value-type="float" office:value="2.4283475819386">
            <text:p>2.4</text:p>
          </table:table-cell>
          <table:table-cell table:style-name="ce4" office:value-type="float" office:value="14">
            <text:p>14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4">
            <text:p>14</text:p>
          </table:table-cell>
          <table:table-cell table:style-name="ce9" office:value-type="float" office:value="98026.82">
            <text:p>98027</text:p>
          </table:table-cell>
          <table:table-cell table:style-name="ce12" table:formula="of:=[.T18]/[.$T$29]*100" office:value-type="float" office:value="0.359877383187827">
            <text:p>0.4</text:p>
          </table:table-cell>
          <table:table-cell table:style-name="ce12" office:value-type="float" office:value="12.8">
            <text:p>12.8</text:p>
          </table:table-cell>
          <table:table-cell table:style-name="ce12" table:formula="of:=[.U18]/[.V18]*100" office:value-type="float" office:value="2.8115420561549">
            <text:p>2.8</text:p>
          </table:table-cell>
          <table:table-cell table:number-columns-repeated="1001"/>
        </table:table-row>
        <table:table-row table:style-name="ro1">
          <table:table-cell office:value-type="string">
            <text:p>RECT- <text:s/>18</text:p>
          </table:table-cell>
          <table:table-cell table:style-name="ce2" office:value-type="float" office:value="445486.6">
            <text:p>445487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9]-[.D19]" office:value-type="float" office:value="412021.53">
            <text:p>412022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9" office:value-type="float" office:value="46058.14">
            <text:p>46058</text:p>
          </table:table-cell>
          <table:table-cell table:style-name="ce12" table:formula="of:=[.J19]/[.$J$29]*100" office:value-type="float" office:value="0.207928526826256">
            <text:p>0.2</text:p>
          </table:table-cell>
          <table:table-cell table:style-name="ce12" office:value-type="float" office:value="16.5">
            <text:p>16.5</text:p>
          </table:table-cell>
          <table:table-cell table:style-name="ce12" table:formula="of:=[.K19]/[.L19]*100" office:value-type="float" office:value="1.2601728898561">
            <text:p>1.3</text:p>
          </table:table-cell>
          <table:table-cell table:style-name="ce4" office:value-type="float" office:value="15">
            <text:p>15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5">
            <text:p>15</text:p>
          </table:table-cell>
          <table:table-cell table:style-name="ce9" office:value-type="float" office:value="48305.6">
            <text:p>48306</text:p>
          </table:table-cell>
          <table:table-cell table:style-name="ce12" table:formula="of:=[.T19]/[.$T$29]*100" office:value-type="float" office:value="0.177340169979174">
            <text:p>0.2</text:p>
          </table:table-cell>
          <table:table-cell table:style-name="ce12" office:value-type="float" office:value="12.4">
            <text:p>12.4</text:p>
          </table:table-cell>
          <table:table-cell table:style-name="ce12" table:formula="of:=[.U19]/[.V19]*100" office:value-type="float" office:value="1.43016266112237">
            <text:p>1.4</text:p>
          </table:table-cell>
          <table:table-cell table:number-columns-repeated="1001"/>
        </table:table-row>
        <table:table-row table:style-name="ro1">
          <table:table-cell office:value-type="string">
            <text:p>RECT- <text:s/>19</text:p>
          </table:table-cell>
          <table:table-cell table:style-name="ce2" office:value-type="float" office:value="306924.98">
            <text:p>306925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20]-[.D20]" office:value-type="float" office:value="269776.07">
            <text:p>269776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9"/>
          <table:table-cell table:style-name="ce12"/>
          <table:table-cell table:style-name="ce2"/>
          <table:table-cell/>
          <table:table-cell table:style-name="ce4" office:value-type="float" office:value="16">
            <text:p>16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20</text:p>
          </table:table-cell>
          <table:table-cell table:style-name="ce2" office:value-type="float" office:value="93081.38">
            <text:p>93081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21]-[.D21]" office:value-type="float" office:value="59893.06">
            <text:p>59893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9"/>
          <table:table-cell table:style-name="ce12"/>
          <table:table-cell table:style-name="ce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21</text:p>
          </table:table-cell>
          <table:table-cell table:style-name="ce2" office:value-type="float" office:value="322847.79">
            <text:p>322848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22]-[.D22]" office:value-type="float" office:value="291891.44">
            <text:p>291891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9"/>
          <table:table-cell table:style-name="ce12"/>
          <table:table-cell table:style-name="ce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22</text:p>
          </table:table-cell>
          <table:table-cell table:style-name="ce2" office:value-type="float" office:value="122512.26">
            <text:p>122512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23]-[.D23]" office:value-type="float" office:value="87090.73">
            <text:p>87091</text:p>
          </table:table-cell>
          <table:table-cell office:value-type="string">
            <text:p>9 nt</text:p>
          </table:table-cell>
          <table:table-cell table:style-name="ce2"/>
          <table:table-cell table:style-name="ce5"/>
          <table:table-cell table:style-name="ce2"/>
          <table:table-cell table:style-name="ce12"/>
          <table:table-cell table:style-name="ce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23</text:p>
          </table:table-cell>
          <table:table-cell table:style-name="ce2" office:value-type="float" office:value="72072.37">
            <text:p>72072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24]-[.D24]" office:value-type="float" office:value="42404.13">
            <text:p>42404</text:p>
          </table:table-cell>
          <table:table-cell office:value-type="string">
            <text:p>10 nt</text:p>
          </table:table-cell>
          <table:table-cell table:style-name="ce2"/>
          <table:table-cell table:style-name="ce5"/>
          <table:table-cell table:style-name="ce2"/>
          <table:table-cell table:style-name="ce12"/>
          <table:table-cell table:style-name="ce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24</text:p>
          </table:table-cell>
          <table:table-cell table:style-name="ce2" office:value-type="float" office:value="21222814.95">
            <text:p>21222815</text:p>
          </table:table-cell>
          <table:table-cell office:value-type="string">
            <text:p>2 nt-N25 (-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25]-[.D25]" office:value-type="float" office:value="9454479.38">
            <text:p>9454479</text:p>
          </table:table-cell>
          <table:table-cell office:value-type="string">
            <text:p>2 nt-N25 (-GreB)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6:.J24])" office:value-type="float" office:value="18525727.29">
            <text:p>18525727</text:p>
          </table:table-cell>
          <table:table-cell table:style-name="ce12" table:formula="of:=[.J25]/[.$J$29]*100" office:value-type="float" office:value="83.6340152640699">
            <text:p>83.6</text:p>
          </table:table-cell>
          <table:table-cell table:style-name="ce2"/>
          <table:table-cell/>
          <table:table-cell table:style-name="ce4" office:value-type="string">
            <text:p>Total abortive:</text:p>
          </table:table-cell>
          <table:table-cell table:style-name="ce9" table:formula="of:=SUM([.O6:.O24])" office:value-type="float" office:value="17110167.85">
            <text:p>17110168</text:p>
          </table:table-cell>
          <table:table-cell table:style-name="ce12" table:formula="of:=[.O25]/[.$O$29]*100" office:value-type="float" office:value="65.8777392974999">
            <text:p>65.9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T6:.T24])" office:value-type="float" office:value="23880855.88">
            <text:p>23880856</text:p>
          </table:table-cell>
          <table:table-cell table:style-name="ce12" table:formula="of:=[.T25]/[.$T$29]*100" office:value-type="float" office:value="87.6717200698751">
            <text:p>87.7</text:p>
          </table:table-cell>
          <table:table-cell table:style-name="ce12"/>
          <table:table-cell table:number-columns-repeated="1002"/>
        </table:table-row>
        <table:table-row table:style-name="ro1">
          <table:table-cell office:value-type="string">
            <text:p>RECT- <text:s/>25</text:p>
          </table:table-cell>
          <table:table-cell table:style-name="ce2" office:value-type="float" office:value="3171726.88">
            <text:p>3171727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26]-[.D26]" office:value-type="float" office:value="2858744.27">
            <text:p>2858744</text:p>
          </table:table-cell>
          <table:table-cell office:value-type="string">
            <text:p>3 nt</text:p>
          </table:table-cell>
          <table:table-cell table:style-name="ce2"/>
          <table:table-cell table:style-name="ce4"/>
          <table:table-cell table:style-name="ce2"/>
          <table:table-cell table:style-name="ce12"/>
          <table:table-cell table:style-name="ce2"/>
          <table:table-cell/>
          <table:table-cell table:style-name="ce4"/>
          <table:table-cell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26</text:p>
          </table:table-cell>
          <table:table-cell table:style-name="ce2" office:value-type="float" office:value="3378449.37">
            <text:p>3378449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27]-[.D27]" office:value-type="float" office:value="3264097.48">
            <text:p>3264097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3625220.78">
            <text:p>3625221</text:p>
          </table:table-cell>
          <table:table-cell table:style-name="ce12" table:formula="of:=[.J27]/[.$J$29]*100" office:value-type="float" office:value="16.3659847359301">
            <text:p>16.4</text:p>
          </table:table-cell>
          <table:table-cell table:style-name="ce12" office:value-type="float" office:value="16.4">
            <text:p>16.4</text:p>
          </table:table-cell>
          <table:table-cell office:value-type="float" office:value="16.4">
            <text:p>16.4</text:p>
          </table:table-cell>
          <table:table-cell table:style-name="ce4" office:value-type="string">
            <text:p>FL:</text:p>
          </table:table-cell>
          <table:table-cell table:style-name="ce2" office:value-type="float" office:value="8862441.46">
            <text:p>8862441</text:p>
          </table:table-cell>
          <table:table-cell table:style-name="ce12" table:formula="of:=[.O27]/[.$O$29]*100" office:value-type="float" office:value="34.1222607025">
            <text:p>34.1</text:p>
          </table:table-cell>
          <table:table-cell table:style-name="ce12" office:value-type="float" office:value="34.1">
            <text:p>34.1</text:p>
          </table:table-cell>
          <table:table-cell office:value-type="float" office:value="34.1">
            <text:p>34.1</text:p>
          </table:table-cell>
          <table:table-cell table:style-name="ce4" office:value-type="string">
            <text:p>FL:</text:p>
          </table:table-cell>
          <table:table-cell table:style-name="ce2" office:value-type="float" office:value="3358093.99">
            <text:p>3358094</text:p>
          </table:table-cell>
          <table:table-cell table:style-name="ce12" table:formula="of:=[.T27]/[.$T$29]*100" office:value-type="float" office:value="12.3282799301249">
            <text:p>12.3</text:p>
          </table:table-cell>
          <table:table-cell table:style-name="ce12" office:value-type="float" office:value="12.3">
            <text:p>12.3</text:p>
          </table:table-cell>
          <table:table-cell office:value-type="float" office:value="12.3">
            <text:p>12.3</text:p>
          </table:table-cell>
          <table:table-cell table:number-columns-repeated="1001"/>
        </table:table-row>
        <table:table-row table:style-name="ro1">
          <table:table-cell office:value-type="string">
            <text:p>RECT- <text:s/>27</text:p>
          </table:table-cell>
          <table:table-cell table:style-name="ce2" office:value-type="float" office:value="813454.52">
            <text:p>813455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28]-[.D28]" office:value-type="float" office:value="779989.45">
            <text:p>779989</text:p>
          </table:table-cell>
          <table:table-cell office:value-type="string">
            <text:p>5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1005"/>
        </table:table-row>
        <table:table-row table:style-name="ro1">
          <table:table-cell office:value-type="string">
            <text:p>RECT- <text:s/>28</text:p>
          </table:table-cell>
          <table:table-cell table:style-name="ce2" office:value-type="float" office:value="1518296.4">
            <text:p>1518296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29]-[.D29]" office:value-type="float" office:value="1481147.49">
            <text:p>1481147</text:p>
          </table:table-cell>
          <table:table-cell office:value-type="string">
            <text:p>6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25:.J28])" office:value-type="float" office:value="22150948.07">
            <text:p>22150948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9" table:formula="of:=SUM([.O25:.O28])" office:value-type="float" office:value="25972609.31">
            <text:p>25972609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9" table:formula="of:=SUM([.T25:.T28])" office:value-type="float" office:value="27238949.87">
            <text:p>27238950</text:p>
          </table:table-cell>
          <table:table-cell table:number-columns-repeated="1004"/>
        </table:table-row>
        <table:table-row table:style-name="ro1">
          <table:table-cell office:value-type="string">
            <text:p>RECT- <text:s/>29</text:p>
          </table:table-cell>
          <table:table-cell table:style-name="ce2" office:value-type="float" office:value="558811.87">
            <text:p>558812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30]-[.D30]" office:value-type="float" office:value="525623.55">
            <text:p>525624</text:p>
          </table:table-cell>
          <table:table-cell office:value-type="string">
            <text:p>7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9" table:formula="of:=[.K25]/[.K27]" office:value-type="float" office:value="5.11023422137617">
            <text:p>5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9" table:formula="of:=[.P25]/[.P27]" office:value-type="float" office:value="1.93063817992204">
            <text:p>2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9" table:formula="of:=[.U25]/[.U27]" office:value-type="float" office:value="7.11143164876097">
            <text:p>7</text:p>
          </table:table-cell>
          <table:table-cell table:number-columns-repeated="1003"/>
        </table:table-row>
        <table:table-row table:style-name="ro1">
          <table:table-cell office:value-type="string">
            <text:p>RECT- <text:s/>30</text:p>
          </table:table-cell>
          <table:table-cell table:style-name="ce2" office:value-type="float" office:value="2717531.82">
            <text:p>2717532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31]-[.D31]" office:value-type="float" office:value="2686575.47">
            <text:p>2686575</text:p>
          </table:table-cell>
          <table:table-cell office:value-type="string">
            <text:p>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31</text:p>
          </table:table-cell>
          <table:table-cell table:style-name="ce2" office:value-type="float" office:value="1544069.51">
            <text:p>1544070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32]-[.D32]" office:value-type="float" office:value="1508647.98">
            <text:p>1508648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32</text:p>
          </table:table-cell>
          <table:table-cell table:style-name="ce2" office:value-type="float" office:value="813024.12">
            <text:p>813024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33]-[.D33]" office:value-type="float" office:value="783355.88">
            <text:p>783356</text:p>
          </table:table-cell>
          <table:table-cell office:value-type="string">
            <text:p>10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33</text:p>
          </table:table-cell>
          <table:table-cell table:style-name="ce2" office:value-type="float" office:value="271581.49">
            <text:p>271581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34]-[.D34]" office:value-type="float" office:value="246625.01">
            <text:p>246625</text:p>
          </table:table-cell>
          <table:table-cell office:value-type="string">
            <text:p>11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RL1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1(+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1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number-columns-repeated="1001"/>
        </table:table-row>
        <table:table-row table:style-name="ro1">
          <table:table-cell office:value-type="string">
            <text:p>RECT- <text:s/>34</text:p>
          </table:table-cell>
          <table:table-cell table:style-name="ce2" office:value-type="float" office:value="91267.98">
            <text:p>91268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35]-[.D35]" office:value-type="float" office:value="68108.44">
            <text:p>68108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2">
            <text:p>2</text:p>
          </table:table-cell>
          <table:table-cell table:style-name="ce9" office:value-type="float" office:value="8379079">
            <text:p>8379079</text:p>
          </table:table-cell>
          <table:table-cell table:style-name="ce12" table:formula="of:=[.J35]/[.$J$58]*100" office:value-type="float" office:value="48.1681460300059">
            <text:p>48.2</text:p>
          </table:table-cell>
          <table:table-cell table:style-name="ce12" office:value-type="float" office:value="100">
            <text:p>100.0</text:p>
          </table:table-cell>
          <table:table-cell table:style-name="ce12" table:formula="of:=[.K35]/[.L35]*100" office:value-type="float" office:value="48.1681460300059">
            <text:p>48.2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2729445">
            <text:p>2729445</text:p>
          </table:table-cell>
          <table:table-cell table:style-name="ce12" table:formula="of:=[.O35]/[.$O$58]*100" office:value-type="float" office:value="35.7925088573623">
            <text:p>35.8</text:p>
          </table:table-cell>
          <table:table-cell table:style-name="ce12" office:value-type="float" office:value="100">
            <text:p>100.0</text:p>
          </table:table-cell>
          <table:table-cell table:style-name="ce12" table:formula="of:=[.P35]/[.Q35]*100" office:value-type="float" office:value="35.7925088573623">
            <text:p>35.8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967394">
            <text:p>967394</text:p>
          </table:table-cell>
          <table:table-cell table:style-name="ce12" table:formula="of:=[.T35]/[.$T$58]*100" office:value-type="float" office:value="9.8304946279616">
            <text:p>9.8</text:p>
          </table:table-cell>
          <table:table-cell table:style-name="ce12" office:value-type="float" office:value="100">
            <text:p>100.0</text:p>
          </table:table-cell>
          <table:table-cell table:style-name="ce12" table:formula="of:=[.U35]/[.V35]*100" office:value-type="float" office:value="9.8304946279616">
            <text:p>9.8</text:p>
          </table:table-cell>
          <table:table-cell table:number-columns-repeated="1001"/>
        </table:table-row>
        <table:table-row table:style-name="ro1">
          <table:table-cell office:value-type="string">
            <text:p>RECT- <text:s/>35</text:p>
          </table:table-cell>
          <table:table-cell table:style-name="ce2" office:value-type="float" office:value="100627.03">
            <text:p>100627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36]-[.D36]" office:value-type="float" office:value="77129.06">
            <text:p>77129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9" office:value-type="float" office:value="983837.46">
            <text:p>983837</text:p>
          </table:table-cell>
          <table:table-cell table:style-name="ce12" table:formula="of:=[.J36]/[.$J$58]*100" office:value-type="float" office:value="5.6557082757031">
            <text:p>5.7</text:p>
          </table:table-cell>
          <table:table-cell table:style-name="ce12" office:value-type="float" office:value="51.8">
            <text:p>51.8</text:p>
          </table:table-cell>
          <table:table-cell table:style-name="ce12" table:formula="of:=[.K36]/[.L36]*100" office:value-type="float" office:value="10.9183557446006">
            <text:p>10.9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474956.91">
            <text:p>1474957</text:p>
          </table:table-cell>
          <table:table-cell table:style-name="ce12" table:formula="of:=[.O36]/[.$O$58]*100" office:value-type="float" office:value="19.3418106118287">
            <text:p>19.3</text:p>
          </table:table-cell>
          <table:table-cell table:style-name="ce12" office:value-type="float" office:value="64.2">
            <text:p>64.2</text:p>
          </table:table-cell>
          <table:table-cell table:style-name="ce12" table:formula="of:=[.P36]/[.Q36]*100" office:value-type="float" office:value="30.1274308595462">
            <text:p>30.1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877500.66">
            <text:p>877501</text:p>
          </table:table-cell>
          <table:table-cell table:style-name="ce12" table:formula="of:=[.T36]/[.$T$58]*100" office:value-type="float" office:value="8.91701367195038">
            <text:p>8.9</text:p>
          </table:table-cell>
          <table:table-cell table:style-name="ce12" office:value-type="float" office:value="90.2">
            <text:p>90.2</text:p>
          </table:table-cell>
          <table:table-cell table:style-name="ce12" table:formula="of:=[.U36]/[.V36]*100" office:value-type="float" office:value="9.8858244700115">
            <text:p>9.9</text:p>
          </table:table-cell>
          <table:table-cell table:number-columns-repeated="1001"/>
        </table:table-row>
        <table:table-row table:style-name="ro1">
          <table:table-cell office:value-type="string">
            <text:p>RECT- <text:s/>36</text:p>
          </table:table-cell>
          <table:table-cell table:style-name="ce2" office:value-type="float" office:value="122295.66">
            <text:p>122296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37]-[.D37]" office:value-type="float" office:value="98026.82">
            <text:p>98027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9" office:value-type="float" office:value="917103.79">
            <text:p>917104</text:p>
          </table:table-cell>
          <table:table-cell table:style-name="ce12" table:formula="of:=[.J37]/[.$J$58]*100" office:value-type="float" office:value="5.27208172657065">
            <text:p>5.3</text:p>
          </table:table-cell>
          <table:table-cell table:style-name="ce12" office:value-type="float" office:value="46.1">
            <text:p>46.1</text:p>
          </table:table-cell>
          <table:table-cell table:style-name="ce12" table:formula="of:=[.K37]/[.L37]*100" office:value-type="float" office:value="11.4361859578539">
            <text:p>11.4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977254.76">
            <text:p>977255</text:p>
          </table:table-cell>
          <table:table-cell table:style-name="ce12" table:formula="of:=[.O37]/[.$O$58]*100" office:value-type="float" office:value="12.815205894678">
            <text:p>12.8</text:p>
          </table:table-cell>
          <table:table-cell table:style-name="ce12" office:value-type="float" office:value="44.9">
            <text:p>44.9</text:p>
          </table:table-cell>
          <table:table-cell table:style-name="ce12" table:formula="of:=[.P37]/[.Q37]*100" office:value-type="float" office:value="28.5416612353631">
            <text:p>28.5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819832.52">
            <text:p>819833</text:p>
          </table:table-cell>
          <table:table-cell table:style-name="ce12" table:formula="of:=[.T37]/[.$T$58]*100" office:value-type="float" office:value="8.33099976192557">
            <text:p>8.3</text:p>
          </table:table-cell>
          <table:table-cell table:style-name="ce12" office:value-type="float" office:value="81.3">
            <text:p>81.3</text:p>
          </table:table-cell>
          <table:table-cell table:style-name="ce12" table:formula="of:=[.U37]/[.V37]*100" office:value-type="float" office:value="10.2472321794902">
            <text:p>10.2</text:p>
          </table:table-cell>
          <table:table-cell table:number-columns-repeated="1001"/>
        </table:table-row>
        <table:table-row table:style-name="ro1">
          <table:table-cell office:value-type="string">
            <text:p>RECT- <text:s/>37</text:p>
          </table:table-cell>
          <table:table-cell table:style-name="ce2" office:value-type="float" office:value="71294.98">
            <text:p>71295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38]-[.D38]" office:value-type="float" office:value="48305.6">
            <text:p>48306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9" office:value-type="float" office:value="1019514.47">
            <text:p>1019514</text:p>
          </table:table-cell>
          <table:table-cell table:style-name="ce12" table:formula="of:=[.J38]/[.$J$58]*100" office:value-type="float" office:value="5.86080186983128">
            <text:p>5.9</text:p>
          </table:table-cell>
          <table:table-cell table:style-name="ce12" office:value-type="float" office:value="40.8">
            <text:p>40.8</text:p>
          </table:table-cell>
          <table:table-cell table:style-name="ce12" table:formula="of:=[.K38]/[.L38]*100" office:value-type="float" office:value="14.3647104652728">
            <text:p>14.4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258642.74">
            <text:p>258643</text:p>
          </table:table-cell>
          <table:table-cell table:style-name="ce12" table:formula="of:=[.O38]/[.$O$58]*100" office:value-type="float" office:value="3.39170511306967">
            <text:p>3.4</text:p>
          </table:table-cell>
          <table:table-cell table:style-name="ce12" office:value-type="float" office:value="32.1">
            <text:p>32.1</text:p>
          </table:table-cell>
          <table:table-cell table:style-name="ce12" table:formula="of:=[.P38]/[.Q38]*100" office:value-type="float" office:value="10.5660595422731">
            <text:p>10.6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968053.1">
            <text:p>968053</text:p>
          </table:table-cell>
          <table:table-cell table:style-name="ce12" table:formula="of:=[.T38]/[.$T$58]*100" office:value-type="float" office:value="9.83719229097098">
            <text:p>9.8</text:p>
          </table:table-cell>
          <table:table-cell table:style-name="ce12" office:value-type="float" office:value="73">
            <text:p>73.0</text:p>
          </table:table-cell>
          <table:table-cell table:style-name="ce12" table:formula="of:=[.U38]/[.V38]*100" office:value-type="float" office:value="13.4756058780424">
            <text:p>13.5</text:p>
          </table:table-cell>
          <table:table-cell table:number-columns-repeated="1001"/>
        </table:table-row>
        <table:table-row table:style-name="ro1">
          <table:table-cell office:value-type="string">
            <text:p>RECT- <text:s/>38</text:p>
          </table:table-cell>
          <table:table-cell table:style-name="ce2" office:value-type="float" office:value="24405173">
            <text:p>24405173</text:p>
          </table:table-cell>
          <table:table-cell office:value-type="string">
            <text:p>2 nt-RL1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39]-[.D39]" office:value-type="float" office:value="8379079">
            <text:p>8379079</text:p>
          </table:table-cell>
          <table:table-cell office:value-type="string">
            <text:p>2 nt-RL1 (-GreB)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9" office:value-type="float" office:value="2701789.17">
            <text:p>2701789</text:p>
          </table:table-cell>
          <table:table-cell table:style-name="ce12" table:formula="of:=[.J39]/[.$J$58]*100" office:value-type="float" office:value="15.5315608413345">
            <text:p>15.5</text:p>
          </table:table-cell>
          <table:table-cell table:style-name="ce12" office:value-type="float" office:value="34.9">
            <text:p>34.9</text:p>
          </table:table-cell>
          <table:table-cell table:style-name="ce12" table:formula="of:=[.K39]/[.L39]*100" office:value-type="float" office:value="44.5030396599843">
            <text:p>44.5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923055.83">
            <text:p>923056</text:p>
          </table:table-cell>
          <table:table-cell table:style-name="ce12" table:formula="of:=[.O39]/[.$O$58]*100" office:value-type="float" office:value="12.1044695793888">
            <text:p>12.1</text:p>
          </table:table-cell>
          <table:table-cell table:style-name="ce12" office:value-type="float" office:value="28.7">
            <text:p>28.7</text:p>
          </table:table-cell>
          <table:table-cell table:style-name="ce12" table:formula="of:=[.P39]/[.Q39]*100" office:value-type="float" office:value="42.1758521929924">
            <text:p>42.2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2599926.1">
            <text:p>2599926</text:p>
          </table:table-cell>
          <table:table-cell table:style-name="ce12" table:formula="of:=[.T39]/[.$T$58]*100" office:value-type="float" office:value="26.4200104188647">
            <text:p>26.4</text:p>
          </table:table-cell>
          <table:table-cell table:style-name="ce12" office:value-type="float" office:value="63.2">
            <text:p>63.2</text:p>
          </table:table-cell>
          <table:table-cell table:style-name="ce12" table:formula="of:=[.U39]/[.V39]*100" office:value-type="float" office:value="41.8038139538998">
            <text:p>41.8</text:p>
          </table:table-cell>
          <table:table-cell table:number-columns-repeated="1001"/>
        </table:table-row>
        <table:table-row table:style-name="ro1">
          <table:table-cell office:value-type="string">
            <text:p>RECT- <text:s/>39</text:p>
          </table:table-cell>
          <table:table-cell table:style-name="ce2" office:value-type="float" office:value="1296820.07">
            <text:p>1296820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40]-[.D40]" office:value-type="float" office:value="983837.46">
            <text:p>983837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9" office:value-type="float" office:value="2211686.4">
            <text:p>2211686</text:p>
          </table:table-cell>
          <table:table-cell table:style-name="ce12" table:formula="of:=[.J40]/[.$J$58]*100" office:value-type="float" office:value="12.7141459685221">
            <text:p>12.7</text:p>
          </table:table-cell>
          <table:table-cell table:style-name="ce12" office:value-type="float" office:value="19.4">
            <text:p>19.4</text:p>
          </table:table-cell>
          <table:table-cell table:style-name="ce12" table:formula="of:=[.K40]/[.L40]*100" office:value-type="float" office:value="65.5368348892891">
            <text:p>65.5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309667.51">
            <text:p>309668</text:p>
          </table:table-cell>
          <table:table-cell table:style-name="ce12" table:formula="of:=[.O40]/[.$O$58]*100" office:value-type="float" office:value="4.06081716045289">
            <text:p>4.1</text:p>
          </table:table-cell>
          <table:table-cell table:style-name="ce12" office:value-type="float" office:value="16.6">
            <text:p>16.6</text:p>
          </table:table-cell>
          <table:table-cell table:style-name="ce12" table:formula="of:=[.P40]/[.Q40]*100" office:value-type="float" office:value="24.4627539786318">
            <text:p>24.5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2232365.39">
            <text:p>2232365</text:p>
          </table:table-cell>
          <table:table-cell table:style-name="ce12" table:formula="of:=[.T40]/[.$T$58]*100" office:value-type="float" office:value="22.6849204915912">
            <text:p>22.7</text:p>
          </table:table-cell>
          <table:table-cell table:style-name="ce12" office:value-type="float" office:value="36.8">
            <text:p>36.8</text:p>
          </table:table-cell>
          <table:table-cell table:style-name="ce12" table:formula="of:=[.U40]/[.V40]*100" office:value-type="float" office:value="61.6438056836718">
            <text:p>61.6</text:p>
          </table:table-cell>
          <table:table-cell table:number-columns-repeated="1001"/>
        </table:table-row>
        <table:table-row table:style-name="ro1">
          <table:table-cell office:value-type="string">
            <text:p>RECT- <text:s/>40</text:p>
          </table:table-cell>
          <table:table-cell table:style-name="ce2" office:value-type="float" office:value="1031455.68">
            <text:p>1031456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41]-[.D41]" office:value-type="float" office:value="917103.79">
            <text:p>917104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9" office:value-type="float" office:value="194093.03">
            <text:p>194093</text:p>
          </table:table-cell>
          <table:table-cell table:style-name="ce12" table:formula="of:=[.J41]/[.$J$58]*100" office:value-type="float" office:value="1.1157671878313">
            <text:p>1.1</text:p>
          </table:table-cell>
          <table:table-cell table:style-name="ce12" office:value-type="float" office:value="6.7">
            <text:p>6.7</text:p>
          </table:table-cell>
          <table:table-cell table:style-name="ce12" table:formula="of:=[.K41]/[.L41]*100" office:value-type="float" office:value="16.6532416094224">
            <text:p>16.7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34379.54">
            <text:p>34380</text:p>
          </table:table-cell>
          <table:table-cell table:style-name="ce12" table:formula="of:=[.O41]/[.$O$58]*100" office:value-type="float" office:value="0.450835239384579">
            <text:p>0.5</text:p>
          </table:table-cell>
          <table:table-cell table:style-name="ce12" office:value-type="float" office:value="12.5">
            <text:p>12.5</text:p>
          </table:table-cell>
          <table:table-cell table:style-name="ce12" table:formula="of:=[.P41]/[.Q41]*100" office:value-type="float" office:value="3.60668191507663">
            <text:p>3.6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173488.59">
            <text:p>173489</text:p>
          </table:table-cell>
          <table:table-cell table:style-name="ce12" table:formula="of:=[.T41]/[.$T$58]*100" office:value-type="float" office:value="1.7629617839346">
            <text:p>1.8</text:p>
          </table:table-cell>
          <table:table-cell table:style-name="ce12" office:value-type="float" office:value="14.1">
            <text:p>14.1</text:p>
          </table:table-cell>
          <table:table-cell table:style-name="ce12" table:formula="of:=[.U41]/[.V41]*100" office:value-type="float" office:value="12.503275063366">
            <text:p>12.5</text:p>
          </table:table-cell>
          <table:table-cell table:number-columns-repeated="1001"/>
        </table:table-row>
        <table:table-row table:style-name="ro1">
          <table:table-cell office:value-type="string">
            <text:p>RECT- <text:s/>41</text:p>
          </table:table-cell>
          <table:table-cell table:style-name="ce2" office:value-type="float" office:value="1052979.54">
            <text:p>1052980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42]-[.D42]" office:value-type="float" office:value="1019514.47">
            <text:p>1019514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9" office:value-type="float" office:value="242500.09">
            <text:p>242500</text:p>
          </table:table-cell>
          <table:table-cell table:style-name="ce12" table:formula="of:=[.J42]/[.$J$58]*100" office:value-type="float" office:value="1.3940410094486">
            <text:p>1.4</text:p>
          </table:table-cell>
          <table:table-cell table:style-name="ce12" office:value-type="float" office:value="5.6">
            <text:p>5.6</text:p>
          </table:table-cell>
          <table:table-cell table:style-name="ce12" table:formula="of:=[.K42]/[.L42]*100" office:value-type="float" office:value="24.8935894544393">
            <text:p>24.9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24993.99">
            <text:p>24994</text:p>
          </table:table-cell>
          <table:table-cell table:style-name="ce12" table:formula="of:=[.O42]/[.$O$58]*100" office:value-type="float" office:value="0.32775806380265">
            <text:p>0.3</text:p>
          </table:table-cell>
          <table:table-cell table:style-name="ce12" office:value-type="float" office:value="12">
            <text:p>12.0</text:p>
          </table:table-cell>
          <table:table-cell table:style-name="ce12" table:formula="of:=[.P42]/[.Q42]*100" office:value-type="float" office:value="2.73131719835542">
            <text:p>2.7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240644.13">
            <text:p>240644</text:p>
          </table:table-cell>
          <table:table-cell table:style-name="ce12" table:formula="of:=[.T42]/[.$T$58]*100" office:value-type="float" office:value="2.44538505222845">
            <text:p>2.4</text:p>
          </table:table-cell>
          <table:table-cell table:style-name="ce12" office:value-type="float" office:value="12.3">
            <text:p>12.3</text:p>
          </table:table-cell>
          <table:table-cell table:style-name="ce12" table:formula="of:=[.U42]/[.V42]*100" office:value-type="float" office:value="19.8811792864102">
            <text:p>19.9</text:p>
          </table:table-cell>
          <table:table-cell table:number-columns-repeated="1001"/>
        </table:table-row>
        <table:table-row table:style-name="ro1">
          <table:table-cell office:value-type="string">
            <text:p>RECT- <text:s/>42</text:p>
          </table:table-cell>
          <table:table-cell table:style-name="ce2" office:value-type="float" office:value="2738938.08">
            <text:p>2738938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43]-[.D43]" office:value-type="float" office:value="2701789.17">
            <text:p>2701789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9" office:value-type="float" office:value="155304.09">
            <text:p>155304</text:p>
          </table:table-cell>
          <table:table-cell table:style-name="ce12" table:formula="of:=[.J43]/[.$J$58]*100" office:value-type="float" office:value="0.892784288843341">
            <text:p>0.9</text:p>
          </table:table-cell>
          <table:table-cell table:style-name="ce12" office:value-type="float" office:value="4.2">
            <text:p>4.2</text:p>
          </table:table-cell>
          <table:table-cell table:style-name="ce12" table:formula="of:=[.K43]/[.L43]*100" office:value-type="float" office:value="21.2567687819843">
            <text:p>21.3</text:p>
          </table:table-cell>
          <table:table-cell table:style-name="ce4" office:value-type="float" office:value="10">
            <text:p>10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0">
            <text:p>10</text:p>
          </table:table-cell>
          <table:table-cell table:style-name="ce9" office:value-type="float" office:value="150306.11">
            <text:p>150306</text:p>
          </table:table-cell>
          <table:table-cell table:style-name="ce12" table:formula="of:=[.T43]/[.$T$58]*100" office:value-type="float" office:value="1.52738533307505">
            <text:p>1.5</text:p>
          </table:table-cell>
          <table:table-cell table:style-name="ce12" office:value-type="float" office:value="9.9">
            <text:p>9.9</text:p>
          </table:table-cell>
          <table:table-cell table:style-name="ce12" table:formula="of:=[.U43]/[.V43]*100" office:value-type="float" office:value="15.4281346775258">
            <text:p>15.4</text:p>
          </table:table-cell>
          <table:table-cell table:number-columns-repeated="1001"/>
        </table:table-row>
        <table:table-row table:style-name="ro1">
          <table:table-cell office:value-type="string">
            <text:p>RECT- <text:s/>43</text:p>
          </table:table-cell>
          <table:table-cell table:style-name="ce2" office:value-type="float" office:value="2244874.72">
            <text:p>2244875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44]-[.D44]" office:value-type="float" office:value="2211686.4">
            <text:p>2211686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9" office:value-type="float" office:value="101482.37">
            <text:p>101482</text:p>
          </table:table-cell>
          <table:table-cell table:style-name="ce12" table:formula="of:=[.J44]/[.$J$58]*100" office:value-type="float" office:value="0.583383641284572">
            <text:p>0.6</text:p>
          </table:table-cell>
          <table:table-cell table:style-name="ce12" office:value-type="float" office:value="3.3">
            <text:p>3.3</text:p>
          </table:table-cell>
          <table:table-cell table:style-name="ce12" table:formula="of:=[.K44]/[.L44]*100" office:value-type="float" office:value="17.6782921601385">
            <text:p>17.7</text:p>
          </table:table-cell>
          <table:table-cell table:style-name="ce4" office:value-type="float" office:value="11">
            <text:p>11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1">
            <text:p>11</text:p>
          </table:table-cell>
          <table:table-cell table:style-name="ce9" office:value-type="float" office:value="98956.82">
            <text:p>98957</text:p>
          </table:table-cell>
          <table:table-cell table:style-name="ce12" table:formula="of:=[.T44]/[.$T$58]*100" office:value-type="float" office:value="1.00558251075587">
            <text:p>1.0</text:p>
          </table:table-cell>
          <table:table-cell table:style-name="ce12" office:value-type="float" office:value="8.4">
            <text:p>8.4</text:p>
          </table:table-cell>
          <table:table-cell table:style-name="ce12" table:formula="of:=[.U44]/[.V44]*100" office:value-type="float" office:value="11.9712203661413">
            <text:p>12.0</text:p>
          </table:table-cell>
          <table:table-cell table:number-columns-repeated="1001"/>
        </table:table-row>
        <table:table-row table:style-name="ro1">
          <table:table-cell office:value-type="string">
            <text:p>RECT- <text:s/>44</text:p>
          </table:table-cell>
          <table:table-cell table:style-name="ce2" office:value-type="float" office:value="225049.38">
            <text:p>225049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45]-[.D45]" office:value-type="float" office:value="194093.03">
            <text:p>194093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9" office:value-type="float" office:value="229656.48">
            <text:p>229656</text:p>
          </table:table-cell>
          <table:table-cell table:style-name="ce12" table:formula="of:=[.J45]/[.$J$58]*100" office:value-type="float" office:value="1.32020796860575">
            <text:p>1.3</text:p>
          </table:table-cell>
          <table:table-cell table:style-name="ce12" office:value-type="float" office:value="2.7">
            <text:p>2.7</text:p>
          </table:table-cell>
          <table:table-cell table:style-name="ce12" table:formula="of:=[.K45]/[.L45]*100" office:value-type="float" office:value="48.8965914298427">
            <text:p>48.9</text:p>
          </table:table-cell>
          <table:table-cell table:style-name="ce4" office:value-type="float" office:value="12">
            <text:p>12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2">
            <text:p>12</text:p>
          </table:table-cell>
          <table:table-cell table:style-name="ce9" office:value-type="float" office:value="218365.69">
            <text:p>218366</text:p>
          </table:table-cell>
          <table:table-cell table:style-name="ce12" table:formula="of:=[.T45]/[.$T$58]*100" office:value-type="float" office:value="2.21899530333673">
            <text:p>2.2</text:p>
          </table:table-cell>
          <table:table-cell table:style-name="ce12" office:value-type="float" office:value="7.4">
            <text:p>7.4</text:p>
          </table:table-cell>
          <table:table-cell table:style-name="ce12" table:formula="of:=[.U45]/[.V45]*100" office:value-type="float" office:value="29.9864230180639">
            <text:p>30.0</text:p>
          </table:table-cell>
          <table:table-cell table:number-columns-repeated="1001"/>
        </table:table-row>
        <table:table-row table:style-name="ro1">
          <table:table-cell office:value-type="string">
            <text:p>RECT- <text:s/>45</text:p>
          </table:table-cell>
          <table:table-cell table:style-name="ce2" office:value-type="float" office:value="277921.62">
            <text:p>277922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46]-[.D46]" office:value-type="float" office:value="242500.09">
            <text:p>242500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9" office:value-type="float" office:value="136677.49">
            <text:p>136677</text:p>
          </table:table-cell>
          <table:table-cell table:style-name="ce12" table:formula="of:=[.J46]/[.$J$58]*100" office:value-type="float" office:value="0.785707032638631">
            <text:p>0.8</text:p>
          </table:table-cell>
          <table:table-cell table:style-name="ce12" office:value-type="float" office:value="1.4">
            <text:p>1.4</text:p>
          </table:table-cell>
          <table:table-cell table:style-name="ce12" table:formula="of:=[.K46]/[.L46]*100" office:value-type="float" office:value="56.1219309027594">
            <text:p>56.1</text:p>
          </table:table-cell>
          <table:table-cell table:style-name="ce4" office:value-type="float" office:value="13">
            <text:p>13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3">
            <text:p>13</text:p>
          </table:table-cell>
          <table:table-cell table:style-name="ce9" office:value-type="float" office:value="127877.61">
            <text:p>127878</text:p>
          </table:table-cell>
          <table:table-cell table:style-name="ce12" table:formula="of:=[.T46]/[.$T$58]*100" office:value-type="float" office:value="1.29947069977855">
            <text:p>1.3</text:p>
          </table:table-cell>
          <table:table-cell table:style-name="ce12" office:value-type="float" office:value="5.2">
            <text:p>5.2</text:p>
          </table:table-cell>
          <table:table-cell table:style-name="ce12" table:formula="of:=[.U46]/[.V46]*100" office:value-type="float" office:value="24.9898211495875">
            <text:p>25.0</text:p>
          </table:table-cell>
          <table:table-cell table:number-columns-repeated="1001"/>
        </table:table-row>
        <table:table-row table:style-name="ro1">
          <table:table-cell office:value-type="string">
            <text:p>RECT- <text:s/>46</text:p>
          </table:table-cell>
          <table:table-cell table:style-name="ce2" office:value-type="float" office:value="184972.33">
            <text:p>184972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47]-[.D47]" office:value-type="float" office:value="155304.09">
            <text:p>155304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9" office:value-type="float" office:value="49302.51">
            <text:p>49303</text:p>
          </table:table-cell>
          <table:table-cell table:style-name="ce12" table:formula="of:=[.J47]/[.$J$58]*100" office:value-type="float" office:value="0.283421423920914">
            <text:p>0.3</text:p>
          </table:table-cell>
          <table:table-cell table:style-name="ce12" office:value-type="float" office:value="0.6">
            <text:p>0.6</text:p>
          </table:table-cell>
          <table:table-cell table:style-name="ce12" table:formula="of:=[.K47]/[.L47]*100" office:value-type="float" office:value="47.2369039868189">
            <text:p>47.2</text:p>
          </table:table-cell>
          <table:table-cell table:style-name="ce4" office:value-type="float" office:value="14">
            <text:p>14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4">
            <text:p>14</text:p>
          </table:table-cell>
          <table:table-cell table:style-name="ce9" office:value-type="float" office:value="48409.86">
            <text:p>48410</text:p>
          </table:table-cell>
          <table:table-cell table:style-name="ce12" table:formula="of:=[.T47]/[.$T$58]*100" office:value-type="float" office:value="0.49193283054306">
            <text:p>0.5</text:p>
          </table:table-cell>
          <table:table-cell table:style-name="ce12" office:value-type="float" office:value="3.9">
            <text:p>3.9</text:p>
          </table:table-cell>
          <table:table-cell table:style-name="ce12" table:formula="of:=[.U47]/[.V47]*100" office:value-type="float" office:value="12.6136623216169">
            <text:p>12.6</text:p>
          </table:table-cell>
          <table:table-cell table:number-columns-repeated="1001"/>
        </table:table-row>
        <table:table-row table:style-name="ro1">
          <table:table-cell office:value-type="string">
            <text:p>RECT- <text:s/>47</text:p>
          </table:table-cell>
          <table:table-cell table:style-name="ce2" office:value-type="float" office:value="126438.85">
            <text:p>126439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48]-[.D48]" office:value-type="float" office:value="101482.37">
            <text:p>101482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9" office:value-type="float" office:value="43638.54">
            <text:p>43639</text:p>
          </table:table-cell>
          <table:table-cell table:style-name="ce12" table:formula="of:=[.J48]/[.$J$58]*100" office:value-type="float" office:value="0.25086140938118">
            <text:p>0.3</text:p>
          </table:table-cell>
          <table:table-cell table:style-name="ce12" office:value-type="float" office:value="0.3">
            <text:p>0.3</text:p>
          </table:table-cell>
          <table:table-cell table:style-name="ce12" table:formula="of:=[.K48]/[.L48]*100" office:value-type="float" office:value="83.6204697937268">
            <text:p>83.6</text:p>
          </table:table-cell>
          <table:table-cell table:style-name="ce4" office:value-type="float" office:value="15">
            <text:p>15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5">
            <text:p>15</text:p>
          </table:table-cell>
          <table:table-cell table:style-name="ce9" office:value-type="float" office:value="45485.51">
            <text:p>45486</text:p>
          </table:table-cell>
          <table:table-cell table:style-name="ce12" table:formula="of:=[.T48]/[.$T$58]*100" office:value-type="float" office:value="0.462216079182932">
            <text:p>0.5</text:p>
          </table:table-cell>
          <table:table-cell table:style-name="ce12" office:value-type="float" office:value="3.4">
            <text:p>3.4</text:p>
          </table:table-cell>
          <table:table-cell table:style-name="ce12" table:formula="of:=[.U48]/[.V48]*100" office:value-type="float" office:value="13.5945905642039">
            <text:p>13.6</text:p>
          </table:table-cell>
          <table:table-cell table:number-columns-repeated="1001"/>
        </table:table-row>
        <table:table-row table:style-name="ro1">
          <table:table-cell office:value-type="string">
            <text:p>RECT- <text:s/>48</text:p>
          </table:table-cell>
          <table:table-cell table:style-name="ce2" office:value-type="float" office:value="252816.02">
            <text:p>252816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49]-[.D49]" office:value-type="float" office:value="229656.48">
            <text:p>229656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6">
            <text:p>16</text:p>
          </table:table-cell>
          <table:table-cell table:style-name="ce9"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49</text:p>
          </table:table-cell>
          <table:table-cell table:style-name="ce2" office:value-type="float" office:value="160175.46">
            <text:p>160175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50]-[.D50]" office:value-type="float" office:value="136677.49">
            <text:p>136677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50</text:p>
          </table:table-cell>
          <table:table-cell table:style-name="ce2" office:value-type="float" office:value="73571.35">
            <text:p>73571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51]-[.D51]" office:value-type="float" office:value="49302.51">
            <text:p>49303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51</text:p>
          </table:table-cell>
          <table:table-cell table:style-name="ce2" office:value-type="float" office:value="66627.92">
            <text:p>66628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52]-[.D52]" office:value-type="float" office:value="43638.54">
            <text:p>43639</text:p>
          </table:table-cell>
          <table:table-cell office:value-type="string">
            <text:p>15 nt</text:p>
          </table:table-cell>
          <table:table-cell table:style-name="ce2"/>
          <table:table-cell table:style-name="ce5"/>
          <table:table-cell table:style-name="ce2"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52</text:p>
          </table:table-cell>
          <table:table-cell table:style-name="ce2" office:value-type="float" office:value="18755539">
            <text:p>18755539</text:p>
          </table:table-cell>
          <table:table-cell office:value-type="string">
            <text:p>2 nt-RL1 (+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53]-[.D53]" office:value-type="float" office:value="2729445">
            <text:p>2729445</text:p>
          </table:table-cell>
          <table:table-cell office:value-type="string">
            <text:p>2 nt-RL1 (+GreB)</text:p>
          </table:table-cell>
          <table:table-cell table:style-name="ce2"/>
          <table:table-cell table:style-name="ce5"/>
          <table:table-cell table:style-name="ce2"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53</text:p>
          </table:table-cell>
          <table:table-cell table:style-name="ce2" office:value-type="float" office:value="1787939.52">
            <text:p>1787940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54]-[.D54]" office:value-type="float" office:value="1474956.91">
            <text:p>1474957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35:.J53])" office:value-type="float" office:value="17365664.89">
            <text:p>17365665</text:p>
          </table:table-cell>
          <table:table-cell table:style-name="ce12" table:formula="of:=[.J54]/[.$J$58]*100" office:value-type="float" office:value="99.8286186739218">
            <text:p>99.8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O35:.O53])" office:value-type="float" office:value="6732396.28">
            <text:p>6732396</text:p>
          </table:table-cell>
          <table:table-cell table:style-name="ce12" table:formula="of:=[.O54]/[.$O$58]*100" office:value-type="float" office:value="88.2851105199676">
            <text:p>88.3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T35:.T53])" office:value-type="float" office:value="9568606.09">
            <text:p>9568606</text:p>
          </table:table-cell>
          <table:table-cell table:style-name="ce12" table:formula="of:=[.T54]/[.$T$58]*100" office:value-type="float" office:value="97.2345608560997">
            <text:p>97.2</text:p>
          </table:table-cell>
          <table:table-cell table:style-name="ce12"/>
          <table:table-cell table:number-columns-repeated="1002"/>
        </table:table-row>
        <table:table-row table:style-name="ro1">
          <table:table-cell office:value-type="string">
            <text:p>RECT- <text:s/>54</text:p>
          </table:table-cell>
          <table:table-cell table:style-name="ce2" office:value-type="float" office:value="1091606.65">
            <text:p>1091607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55]-[.D55]" office:value-type="float" office:value="977254.76">
            <text:p>977255</text:p>
          </table:table-cell>
          <table:table-cell office:value-type="string">
            <text:p>4 nt</text:p>
          </table:table-cell>
          <table:table-cell table:style-name="ce2"/>
          <table:table-cell table:style-name="ce4"/>
          <table:table-cell table:style-name="ce2"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55</text:p>
          </table:table-cell>
          <table:table-cell table:style-name="ce2" office:value-type="float" office:value="292107.81">
            <text:p>29210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56]-[.D56]" office:value-type="float" office:value="258642.74">
            <text:p>258643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29812.6">
            <text:p>29813</text:p>
          </table:table-cell>
          <table:table-cell table:style-name="ce12" table:formula="of:=[.J56]/[.$J$58]*100" office:value-type="float" office:value="0.171381326078219">
            <text:p>0.2</text:p>
          </table:table-cell>
          <table:table-cell table:style-name="ce12" office:value-type="float" office:value="0.2">
            <text:p>0.2</text:p>
          </table:table-cell>
          <table:table-cell office:value-type="float" office:value="0.2">
            <text:p>0.2</text:p>
          </table:table-cell>
          <table:table-cell table:style-name="ce4" office:value-type="string">
            <text:p>FL:</text:p>
          </table:table-cell>
          <table:table-cell table:style-name="ce2" office:value-type="float" office:value="893347.45">
            <text:p>893347</text:p>
          </table:table-cell>
          <table:table-cell table:style-name="ce12" table:formula="of:=[.O56]/[.$O$58]*100" office:value-type="float" office:value="11.7148894800324">
            <text:p>11.7</text:p>
          </table:table-cell>
          <table:table-cell table:style-name="ce12" office:value-type="float" office:value="11.7">
            <text:p>11.7</text:p>
          </table:table-cell>
          <table:table-cell office:value-type="float" office:value="11.7">
            <text:p>11.7</text:p>
          </table:table-cell>
          <table:table-cell table:style-name="ce4" office:value-type="string">
            <text:p>FL:</text:p>
          </table:table-cell>
          <table:table-cell table:style-name="ce2" office:value-type="float" office:value="272139.84">
            <text:p>272140</text:p>
          </table:table-cell>
          <table:table-cell table:style-name="ce12" table:formula="of:=[.T56]/[.$T$58]*100" office:value-type="float" office:value="2.76543914390034">
            <text:p>2.8</text:p>
          </table:table-cell>
          <table:table-cell table:style-name="ce12" office:value-type="float" office:value="2.8">
            <text:p>2.8</text:p>
          </table:table-cell>
          <table:table-cell office:value-type="float" office:value="2.8">
            <text:p>2.8</text:p>
          </table:table-cell>
          <table:table-cell table:number-columns-repeated="1001"/>
        </table:table-row>
        <table:table-row table:style-name="ro1">
          <table:table-cell office:value-type="string">
            <text:p>RECT- <text:s/>56</text:p>
          </table:table-cell>
          <table:table-cell table:style-name="ce2" office:value-type="float" office:value="960204.74">
            <text:p>960205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57]-[.D57]" office:value-type="float" office:value="923055.83">
            <text:p>923056</text:p>
          </table:table-cell>
          <table:table-cell office:value-type="string">
            <text:p>6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1005"/>
        </table:table-row>
        <table:table-row table:style-name="ro1">
          <table:table-cell office:value-type="string">
            <text:p>RECT- <text:s/>57</text:p>
          </table:table-cell>
          <table:table-cell table:style-name="ce2" office:value-type="float" office:value="342855.83">
            <text:p>342856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58]-[.D58]" office:value-type="float" office:value="309667.51">
            <text:p>309668</text:p>
          </table:table-cell>
          <table:table-cell office:value-type="string">
            <text:p>7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54:.J57])" office:value-type="float" office:value="17395477.49">
            <text:p>17395477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9" table:formula="of:=SUM([.O54:.O57])" office:value-type="float" office:value="7625743.73">
            <text:p>7625744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9" table:formula="of:=SUM([.T54:.T57])" office:value-type="float" office:value="9840745.93">
            <text:p>9840746</text:p>
          </table:table-cell>
          <table:table-cell table:number-columns-repeated="1004"/>
        </table:table-row>
        <table:table-row table:style-name="ro1">
          <table:table-cell office:value-type="string">
            <text:p>RECT- <text:s/>58</text:p>
          </table:table-cell>
          <table:table-cell table:style-name="ce2" office:value-type="float" office:value="65335.89">
            <text:p>65336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59]-[.D59]" office:value-type="float" office:value="34379.54">
            <text:p>34380</text:p>
          </table:table-cell>
          <table:table-cell office:value-type="string">
            <text:p>8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54]/[.K56]" office:value-type="float" office:value="582.494143080442">
            <text:p>582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9" table:formula="of:=[.P54]/[.P56]" office:value-type="float" office:value="7.53614540456795">
            <text:p>8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9" table:formula="of:=[.U54]/[.U56]" office:value-type="float" office:value="35.1606221639581">
            <text:p>35</text:p>
          </table:table-cell>
          <table:table-cell table:number-columns-repeated="1003"/>
        </table:table-row>
        <table:table-row table:style-name="ro1">
          <table:table-cell office:value-type="string">
            <text:p>RECT- <text:s/>59</text:p>
          </table:table-cell>
          <table:table-cell table:style-name="ce2" office:value-type="float" office:value="60415.52">
            <text:p>60416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60]-[.D60]" office:value-type="float" office:value="24993.99">
            <text:p>24994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60</text:p>
          </table:table-cell>
          <table:table-cell table:style-name="ce2" office:value-type="float" office:value="16993488">
            <text:p>16993488</text:p>
          </table:table-cell>
          <table:table-cell office:value-type="string">
            <text:p>2 nt-RL1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61]-[.D61]" office:value-type="float" office:value="967394">
            <text:p>967394</text:p>
          </table:table-cell>
          <table:table-cell office:value-type="string">
            <text:p>2 nt-RL1 (-GreB)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61</text:p>
          </table:table-cell>
          <table:table-cell table:style-name="ce2" office:value-type="float" office:value="1190483.27">
            <text:p>1190483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62]-[.D62]" office:value-type="float" office:value="877500.66">
            <text:p>877501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62</text:p>
          </table:table-cell>
          <table:table-cell table:style-name="ce2" office:value-type="float" office:value="934184.41">
            <text:p>934184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63]-[.D63]" office:value-type="float" office:value="819832.52">
            <text:p>819833</text:p>
          </table:table-cell>
          <table:table-cell office:value-type="string">
            <text:p>4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RL2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2(+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2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number-columns-repeated="1001"/>
        </table:table-row>
        <table:table-row table:style-name="ro1">
          <table:table-cell office:value-type="string">
            <text:p>RECT- <text:s/>63</text:p>
          </table:table-cell>
          <table:table-cell table:style-name="ce2" office:value-type="float" office:value="1001518.17">
            <text:p>100151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64]-[.D64]" office:value-type="float" office:value="968053.1">
            <text:p>968053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2">
            <text:p>2</text:p>
          </table:table-cell>
          <table:table-cell table:style-name="ce9" office:value-type="float" office:value="4236390">
            <text:p>4236390</text:p>
          </table:table-cell>
          <table:table-cell table:style-name="ce12" table:formula="of:=[.J64]/[.$J$87]*100" office:value-type="float" office:value="21.0017236871768">
            <text:p>21.0</text:p>
          </table:table-cell>
          <table:table-cell table:style-name="ce12" office:value-type="float" office:value="100">
            <text:p>100.0</text:p>
          </table:table-cell>
          <table:table-cell table:style-name="ce12" table:formula="of:=[.K64]/[.L64]*100" office:value-type="float" office:value="21.0017236871768">
            <text:p>21.0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5120229">
            <text:p>5120229</text:p>
          </table:table-cell>
          <table:table-cell table:style-name="ce12" table:formula="of:=[.O64]/[.$O$87]*100" office:value-type="float" office:value="39.4835306148309">
            <text:p>39.5</text:p>
          </table:table-cell>
          <table:table-cell table:style-name="ce12" office:value-type="float" office:value="100">
            <text:p>100.0</text:p>
          </table:table-cell>
          <table:table-cell table:style-name="ce12" table:formula="of:=[.P64]/[.Q64]*100" office:value-type="float" office:value="39.4835306148309">
            <text:p>39.5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7916247">
            <text:p>7916247</text:p>
          </table:table-cell>
          <table:table-cell table:style-name="ce12" table:formula="of:=[.T64]/[.$T$87]*100" office:value-type="float" office:value="32.3944252064806">
            <text:p>32.4</text:p>
          </table:table-cell>
          <table:table-cell table:style-name="ce12" office:value-type="float" office:value="100">
            <text:p>100.0</text:p>
          </table:table-cell>
          <table:table-cell table:style-name="ce12" table:formula="of:=[.U64]/[.V64]*100" office:value-type="float" office:value="32.3944252064806">
            <text:p>32.4</text:p>
          </table:table-cell>
          <table:table-cell table:number-columns-repeated="1001"/>
        </table:table-row>
        <table:table-row table:style-name="ro1">
          <table:table-cell office:value-type="string">
            <text:p>RECT- <text:s/>64</text:p>
          </table:table-cell>
          <table:table-cell table:style-name="ce2" office:value-type="float" office:value="2637075.01">
            <text:p>2637075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65]-[.D65]" office:value-type="float" office:value="2599926.1">
            <text:p>2599926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9" office:value-type="float" office:value="2184996.69">
            <text:p>2184997</text:p>
          </table:table-cell>
          <table:table-cell table:style-name="ce12" table:formula="of:=[.J65]/[.$J$87]*100" office:value-type="float" office:value="10.8320283875601">
            <text:p>10.8</text:p>
          </table:table-cell>
          <table:table-cell table:style-name="ce12" office:value-type="float" office:value="79">
            <text:p>79.0</text:p>
          </table:table-cell>
          <table:table-cell table:style-name="ce12" table:formula="of:=[.K65]/[.L65]*100" office:value-type="float" office:value="13.7114283386837">
            <text:p>13.7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3491238">
            <text:p>3491238</text:p>
          </table:table-cell>
          <table:table-cell table:style-name="ce12" table:formula="of:=[.O65]/[.$O$87]*100" office:value-type="float" office:value="26.9219213548185">
            <text:p>26.9</text:p>
          </table:table-cell>
          <table:table-cell table:style-name="ce12" office:value-type="float" office:value="60.5">
            <text:p>60.5</text:p>
          </table:table-cell>
          <table:table-cell table:style-name="ce12" table:formula="of:=[.P65]/[.Q65]*100" office:value-type="float" office:value="44.4990435616834">
            <text:p>44.5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326986.11">
            <text:p>2326986</text:p>
          </table:table-cell>
          <table:table-cell table:style-name="ce12" table:formula="of:=[.T65]/[.$T$87]*100" office:value-type="float" office:value="9.5223629956107">
            <text:p>9.5</text:p>
          </table:table-cell>
          <table:table-cell table:style-name="ce12" office:value-type="float" office:value="67.6">
            <text:p>67.6</text:p>
          </table:table-cell>
          <table:table-cell table:style-name="ce12" table:formula="of:=[.U65]/[.V65]*100" office:value-type="float" office:value="14.0863357923235">
            <text:p>14.1</text:p>
          </table:table-cell>
          <table:table-cell table:number-columns-repeated="1001"/>
        </table:table-row>
        <table:table-row table:style-name="ro1">
          <table:table-cell office:value-type="string">
            <text:p>RECT- <text:s/>65</text:p>
          </table:table-cell>
          <table:table-cell table:style-name="ce2" office:value-type="float" office:value="2265553.71">
            <text:p>2265554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66]-[.D66]" office:value-type="float" office:value="2232365.39">
            <text:p>2232365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9" office:value-type="float" office:value="441582.63">
            <text:p>441583</text:p>
          </table:table-cell>
          <table:table-cell table:style-name="ce12" table:formula="of:=[.J66]/[.$J$87]*100" office:value-type="float" office:value="2.18912715314615">
            <text:p>2.2</text:p>
          </table:table-cell>
          <table:table-cell table:style-name="ce12" office:value-type="float" office:value="68.2">
            <text:p>68.2</text:p>
          </table:table-cell>
          <table:table-cell table:style-name="ce12" table:formula="of:=[.K66]/[.L66]*100" office:value-type="float" office:value="3.20986386091811">
            <text:p>3.2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231144.99">
            <text:p>231145</text:p>
          </table:table-cell>
          <table:table-cell table:style-name="ce12" table:formula="of:=[.O66]/[.$O$87]*100" office:value-type="float" office:value="1.78242424101144">
            <text:p>1.8</text:p>
          </table:table-cell>
          <table:table-cell table:style-name="ce12" office:value-type="float" office:value="33.6">
            <text:p>33.6</text:p>
          </table:table-cell>
          <table:table-cell table:style-name="ce12" table:formula="of:=[.P66]/[.Q66]*100" office:value-type="float" office:value="5.30483405062929">
            <text:p>5.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489996.13">
            <text:p>489996</text:p>
          </table:table-cell>
          <table:table-cell table:style-name="ce12" table:formula="of:=[.T66]/[.$T$87]*100" office:value-type="float" office:value="2.00513488080273">
            <text:p>2.0</text:p>
          </table:table-cell>
          <table:table-cell table:style-name="ce12" office:value-type="float" office:value="58.1">
            <text:p>58.1</text:p>
          </table:table-cell>
          <table:table-cell table:style-name="ce12" table:formula="of:=[.U66]/[.V66]*100" office:value-type="float" office:value="3.45117879656235">
            <text:p>3.5</text:p>
          </table:table-cell>
          <table:table-cell table:number-columns-repeated="1001"/>
        </table:table-row>
        <table:table-row table:style-name="ro1">
          <table:table-cell office:value-type="string">
            <text:p>RECT- <text:s/>66</text:p>
          </table:table-cell>
          <table:table-cell table:style-name="ce2" office:value-type="float" office:value="204444.94">
            <text:p>204445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67]-[.D67]" office:value-type="float" office:value="173488.59">
            <text:p>173489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9" office:value-type="float" office:value="2697875.28">
            <text:p>2697875</text:p>
          </table:table-cell>
          <table:table-cell table:style-name="ce12" table:formula="of:=[.J67]/[.$J$87]*100" office:value-type="float" office:value="13.3746022375241">
            <text:p>13.4</text:p>
          </table:table-cell>
          <table:table-cell table:style-name="ce12" office:value-type="float" office:value="66">
            <text:p>66.0</text:p>
          </table:table-cell>
          <table:table-cell table:style-name="ce12" table:formula="of:=[.K67]/[.L67]*100" office:value-type="float" office:value="20.2645488447335">
            <text:p>20.3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482684.82">
            <text:p>482685</text:p>
          </table:table-cell>
          <table:table-cell table:style-name="ce12" table:formula="of:=[.O67]/[.$O$87]*100" office:value-type="float" office:value="3.72211884815779">
            <text:p>3.7</text:p>
          </table:table-cell>
          <table:table-cell table:style-name="ce12" office:value-type="float" office:value="31.8">
            <text:p>31.8</text:p>
          </table:table-cell>
          <table:table-cell table:style-name="ce12" table:formula="of:=[.P67]/[.Q67]*100" office:value-type="float" office:value="11.7047762520685">
            <text:p>11.7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752840.33">
            <text:p>2752840</text:p>
          </table:table-cell>
          <table:table-cell table:style-name="ce12" table:formula="of:=[.T67]/[.$T$87]*100" office:value-type="float" office:value="11.2650199236543">
            <text:p>11.3</text:p>
          </table:table-cell>
          <table:table-cell table:style-name="ce12" office:value-type="float" office:value="56.1">
            <text:p>56.1</text:p>
          </table:table-cell>
          <table:table-cell table:style-name="ce12" table:formula="of:=[.U67]/[.V67]*100" office:value-type="float" office:value="20.0802494182785">
            <text:p>20.1</text:p>
          </table:table-cell>
          <table:table-cell table:number-columns-repeated="1001"/>
        </table:table-row>
        <table:table-row table:style-name="ro1">
          <table:table-cell office:value-type="string">
            <text:p>RECT- <text:s/>67</text:p>
          </table:table-cell>
          <table:table-cell table:style-name="ce2" office:value-type="float" office:value="276065.66">
            <text:p>276066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68]-[.D68]" office:value-type="float" office:value="240644.13">
            <text:p>240644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9" office:value-type="float" office:value="3166735.64">
            <text:p>3166736</text:p>
          </table:table-cell>
          <table:table-cell table:style-name="ce12" table:formula="of:=[.J68]/[.$J$87]*100" office:value-type="float" office:value="15.6989575798297">
            <text:p>15.7</text:p>
          </table:table-cell>
          <table:table-cell table:style-name="ce12" office:value-type="float" office:value="52.6">
            <text:p>52.6</text:p>
          </table:table-cell>
          <table:table-cell table:style-name="ce12" table:formula="of:=[.K68]/[.L68]*100" office:value-type="float" office:value="29.8459269578512">
            <text:p>29.8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602682.58">
            <text:p>602683</text:p>
          </table:table-cell>
          <table:table-cell table:style-name="ce12" table:formula="of:=[.O68]/[.$O$87]*100" office:value-type="float" office:value="4.64745543577353">
            <text:p>4.6</text:p>
          </table:table-cell>
          <table:table-cell table:style-name="ce12" office:value-type="float" office:value="28.1">
            <text:p>28.1</text:p>
          </table:table-cell>
          <table:table-cell table:style-name="ce12" table:formula="of:=[.P68]/[.Q68]*100" office:value-type="float" office:value="16.53898731592">
            <text:p>16.5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94144.05">
            <text:p>3194144</text:p>
          </table:table-cell>
          <table:table-cell table:style-name="ce12" table:formula="of:=[.T68]/[.$T$87]*100" office:value-type="float" office:value="13.0708984353886">
            <text:p>13.1</text:p>
          </table:table-cell>
          <table:table-cell table:style-name="ce12" office:value-type="float" office:value="44.8">
            <text:p>44.8</text:p>
          </table:table-cell>
          <table:table-cell table:style-name="ce12" table:formula="of:=[.U68]/[.V68]*100" office:value-type="float" office:value="29.1761125789925">
            <text:p>29.2</text:p>
          </table:table-cell>
          <table:table-cell table:number-columns-repeated="1001"/>
        </table:table-row>
        <table:table-row table:style-name="ro1">
          <table:table-cell office:value-type="string">
            <text:p>RECT- <text:s/>68</text:p>
          </table:table-cell>
          <table:table-cell table:style-name="ce2" office:value-type="float" office:value="179974.35">
            <text:p>179974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69]-[.D69]" office:value-type="float" office:value="150306.11">
            <text:p>150306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9" office:value-type="float" office:value="4404890.6">
            <text:p>4404891</text:p>
          </table:table-cell>
          <table:table-cell table:style-name="ce12" table:formula="of:=[.J69]/[.$J$87]*100" office:value-type="float" office:value="21.8370582626817">
            <text:p>21.8</text:p>
          </table:table-cell>
          <table:table-cell table:style-name="ce12" office:value-type="float" office:value="36.9">
            <text:p>36.9</text:p>
          </table:table-cell>
          <table:table-cell table:style-name="ce12" table:formula="of:=[.K69]/[.L69]*100" office:value-type="float" office:value="59.1790196820643">
            <text:p>59.2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582698.65">
            <text:p>582699</text:p>
          </table:table-cell>
          <table:table-cell table:style-name="ce12" table:formula="of:=[.O69]/[.$O$87]*100" office:value-type="float" office:value="4.49335371259676">
            <text:p>4.5</text:p>
          </table:table-cell>
          <table:table-cell table:style-name="ce12" office:value-type="float" office:value="23.5">
            <text:p>23.5</text:p>
          </table:table-cell>
          <table:table-cell table:style-name="ce12" table:formula="of:=[.P69]/[.Q69]*100" office:value-type="float" office:value="19.1206540961564">
            <text:p>19.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4516631.06">
            <text:p>4516631</text:p>
          </table:table-cell>
          <table:table-cell table:style-name="ce12" table:formula="of:=[.T69]/[.$T$87]*100" office:value-type="float" office:value="18.4827061432567">
            <text:p>18.5</text:p>
          </table:table-cell>
          <table:table-cell table:style-name="ce12" office:value-type="float" office:value="31.7">
            <text:p>31.7</text:p>
          </table:table-cell>
          <table:table-cell table:style-name="ce12" table:formula="of:=[.U69]/[.V69]*100" office:value-type="float" office:value="58.3050666979705">
            <text:p>58.3</text:p>
          </table:table-cell>
          <table:table-cell table:number-columns-repeated="1001"/>
        </table:table-row>
        <table:table-row table:style-name="ro1">
          <table:table-cell office:value-type="string">
            <text:p>RECT- <text:s/>69</text:p>
          </table:table-cell>
          <table:table-cell table:style-name="ce2" office:value-type="float" office:value="123913.3">
            <text:p>123913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70]-[.D70]" office:value-type="float" office:value="98956.82">
            <text:p>98957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9" office:value-type="float" office:value="345119.37">
            <text:p>345119</text:p>
          </table:table-cell>
          <table:table-cell table:style-name="ce12" table:formula="of:=[.J70]/[.$J$87]*100" office:value-type="float" office:value="1.71091463435437">
            <text:p>1.7</text:p>
          </table:table-cell>
          <table:table-cell table:style-name="ce12" office:value-type="float" office:value="15.1">
            <text:p>15.1</text:p>
          </table:table-cell>
          <table:table-cell table:style-name="ce12" table:formula="of:=[.K70]/[.L70]*100" office:value-type="float" office:value="11.3305604924131">
            <text:p>11.3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28679.78">
            <text:p>28680</text:p>
          </table:table-cell>
          <table:table-cell table:style-name="ce12" table:formula="of:=[.O70]/[.$O$87]*100" office:value-type="float" office:value="0.221157876270107">
            <text:p>0.2</text:p>
          </table:table-cell>
          <table:table-cell table:style-name="ce12" office:value-type="float" office:value="19">
            <text:p>19.0</text:p>
          </table:table-cell>
          <table:table-cell table:style-name="ce12" table:formula="of:=[.P70]/[.Q70]*100" office:value-type="float" office:value="1.16398882247425">
            <text:p>1.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6127.54">
            <text:p>356128</text:p>
          </table:table-cell>
          <table:table-cell table:style-name="ce12" table:formula="of:=[.T70]/[.$T$87]*100" office:value-type="float" office:value="1.45732529044355">
            <text:p>1.5</text:p>
          </table:table-cell>
          <table:table-cell table:style-name="ce12" office:value-type="float" office:value="13.2">
            <text:p>13.2</text:p>
          </table:table-cell>
          <table:table-cell table:style-name="ce12" table:formula="of:=[.U70]/[.V70]*100" office:value-type="float" office:value="11.0403431094209">
            <text:p>11.0</text:p>
          </table:table-cell>
          <table:table-cell table:number-columns-repeated="1001"/>
        </table:table-row>
        <table:table-row table:style-name="ro1">
          <table:table-cell office:value-type="string">
            <text:p>RECT- <text:s/>70</text:p>
          </table:table-cell>
          <table:table-cell table:style-name="ce2" office:value-type="float" office:value="241525.23">
            <text:p>241525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71]-[.D71]" office:value-type="float" office:value="218365.69">
            <text:p>218366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9" office:value-type="float" office:value="595196.33">
            <text:p>595196</text:p>
          </table:table-cell>
          <table:table-cell table:style-name="ce12" table:formula="of:=[.J71]/[.$J$87]*100" office:value-type="float" office:value="2.9506605535094">
            <text:p>3.0</text:p>
          </table:table-cell>
          <table:table-cell table:style-name="ce12" office:value-type="float" office:value="13.4">
            <text:p>13.4</text:p>
          </table:table-cell>
          <table:table-cell table:style-name="ce12" table:formula="of:=[.K71]/[.L71]*100" office:value-type="float" office:value="22.0198548769358">
            <text:p>22.0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47422.65">
            <text:p>47423</text:p>
          </table:table-cell>
          <table:table-cell table:style-name="ce12" table:formula="of:=[.O71]/[.$O$87]*100" office:value-type="float" office:value="0.365689435591925">
            <text:p>0.4</text:p>
          </table:table-cell>
          <table:table-cell table:style-name="ce12" office:value-type="float" office:value="18.8">
            <text:p>18.8</text:p>
          </table:table-cell>
          <table:table-cell table:style-name="ce12" table:formula="of:=[.P71]/[.Q71]*100" office:value-type="float" office:value="1.94515657229748">
            <text:p>1.9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597901.53">
            <text:p>597902</text:p>
          </table:table-cell>
          <table:table-cell table:style-name="ce12" table:formula="of:=[.T71]/[.$T$87]*100" office:value-type="float" office:value="2.44669935064246">
            <text:p>2.4</text:p>
          </table:table-cell>
          <table:table-cell table:style-name="ce12" office:value-type="float" office:value="11.7">
            <text:p>11.7</text:p>
          </table:table-cell>
          <table:table-cell table:style-name="ce12" table:formula="of:=[.U71]/[.V71]*100" office:value-type="float" office:value="20.9119602619013">
            <text:p>20.9</text:p>
          </table:table-cell>
          <table:table-cell table:number-columns-repeated="1001"/>
        </table:table-row>
        <table:table-row table:style-name="ro1">
          <table:table-cell office:value-type="string">
            <text:p>RECT- <text:s/>71</text:p>
          </table:table-cell>
          <table:table-cell table:style-name="ce2" office:value-type="float" office:value="151375.58">
            <text:p>151376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72]-[.D72]" office:value-type="float" office:value="127877.61">
            <text:p>127878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9" office:value-type="float" office:value="396392.98">
            <text:p>396393</text:p>
          </table:table-cell>
          <table:table-cell table:style-name="ce12" table:formula="of:=[.J72]/[.$J$87]*100" office:value-type="float" office:value="1.96510138053781">
            <text:p>2.0</text:p>
          </table:table-cell>
          <table:table-cell table:style-name="ce12" office:value-type="float" office:value="10.4">
            <text:p>10.4</text:p>
          </table:table-cell>
          <table:table-cell table:style-name="ce12" table:formula="of:=[.K72]/[.L72]*100" office:value-type="float" office:value="18.8952055820944">
            <text:p>18.9</text:p>
          </table:table-cell>
          <table:table-cell table:style-name="ce4" office:value-type="float" office:value="10">
            <text:p>10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411953.71">
            <text:p>411954</text:p>
          </table:table-cell>
          <table:table-cell table:style-name="ce12" table:formula="of:=[.T72]/[.$T$87]*100" office:value-type="float" office:value="1.68577403498491">
            <text:p>1.7</text:p>
          </table:table-cell>
          <table:table-cell table:style-name="ce12" office:value-type="float" office:value="9.3">
            <text:p>9.3</text:p>
          </table:table-cell>
          <table:table-cell table:style-name="ce12" table:formula="of:=[.U72]/[.V72]*100" office:value-type="float" office:value="18.1266025267195">
            <text:p>18.1</text:p>
          </table:table-cell>
          <table:table-cell table:number-columns-repeated="1001"/>
        </table:table-row>
        <table:table-row table:style-name="ro1">
          <table:table-cell office:value-type="string">
            <text:p>RECT- <text:s/>72</text:p>
          </table:table-cell>
          <table:table-cell table:style-name="ce2" office:value-type="float" office:value="72678.7">
            <text:p>72679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73]-[.D73]" office:value-type="float" office:value="48409.86">
            <text:p>48410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9" office:value-type="float" office:value="147624.65">
            <text:p>147625</text:p>
          </table:table-cell>
          <table:table-cell table:style-name="ce12" table:formula="of:=[.J73]/[.$J$87]*100" office:value-type="float" office:value="0.731842939086387">
            <text:p>0.7</text:p>
          </table:table-cell>
          <table:table-cell table:style-name="ce12" office:value-type="float" office:value="8.4">
            <text:p>8.4</text:p>
          </table:table-cell>
          <table:table-cell table:style-name="ce12" table:formula="of:=[.K73]/[.L73]*100" office:value-type="float" office:value="8.71241594150461">
            <text:p>8.7</text:p>
          </table:table-cell>
          <table:table-cell table:style-name="ce4" office:value-type="float" office:value="11">
            <text:p>11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57093.75">
            <text:p>157094</text:p>
          </table:table-cell>
          <table:table-cell table:style-name="ce12" table:formula="of:=[.T73]/[.$T$87]*100" office:value-type="float" office:value="0.64285029696276">
            <text:p>0.6</text:p>
          </table:table-cell>
          <table:table-cell table:style-name="ce12" office:value-type="float" office:value="7.6">
            <text:p>7.6</text:p>
          </table:table-cell>
          <table:table-cell table:style-name="ce12" table:formula="of:=[.U73]/[.V73]*100" office:value-type="float" office:value="8.45855653898368">
            <text:p>8.5</text:p>
          </table:table-cell>
          <table:table-cell table:number-columns-repeated="1001"/>
        </table:table-row>
        <table:table-row table:style-name="ro1">
          <table:table-cell office:value-type="string">
            <text:p>RECT- <text:s/>73</text:p>
          </table:table-cell>
          <table:table-cell table:style-name="ce2" office:value-type="float" office:value="68474.89">
            <text:p>68475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74]-[.D74]" office:value-type="float" office:value="45485.51">
            <text:p>45486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9" office:value-type="float" office:value="457329.74">
            <text:p>457330</text:p>
          </table:table-cell>
          <table:table-cell table:style-name="ce12" table:formula="of:=[.J74]/[.$J$87]*100" office:value-type="float" office:value="2.26719278286664">
            <text:p>2.3</text:p>
          </table:table-cell>
          <table:table-cell table:style-name="ce12" office:value-type="float" office:value="7.7">
            <text:p>7.7</text:p>
          </table:table-cell>
          <table:table-cell table:style-name="ce12" table:formula="of:=[.K74]/[.L74]*100" office:value-type="float" office:value="29.4440621151511">
            <text:p>29.4</text:p>
          </table:table-cell>
          <table:table-cell table:style-name="ce4" office:value-type="float" office:value="12">
            <text:p>12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480218.2">
            <text:p>480218</text:p>
          </table:table-cell>
          <table:table-cell table:style-name="ce12" table:formula="of:=[.T74]/[.$T$87]*100" office:value-type="float" office:value="1.96512218007987">
            <text:p>2.0</text:p>
          </table:table-cell>
          <table:table-cell table:style-name="ce12" office:value-type="float" office:value="7">
            <text:p>7.0</text:p>
          </table:table-cell>
          <table:table-cell table:style-name="ce12" table:formula="of:=[.U74]/[.V74]*100" office:value-type="float" office:value="28.073174001141">
            <text:p>28.1</text:p>
          </table:table-cell>
          <table:table-cell table:number-columns-repeated="1001"/>
        </table:table-row>
        <table:table-row table:style-name="ro1">
          <table:table-cell office:value-type="string">
            <text:p>RECT- <text:s/>74</text:p>
          </table:table-cell>
          <table:table-cell table:style-name="ce2" office:value-type="float" office:value="20262484">
            <text:p>20262484</text:p>
          </table:table-cell>
          <table:table-cell office:value-type="string">
            <text:p>2 nt-RL2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75]-[.D75]" office:value-type="float" office:value="4236390">
            <text:p>4236390</text:p>
          </table:table-cell>
          <table:table-cell office:value-type="string">
            <text:p>2 nt-RL2 (-GreB)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9" office:value-type="float" office:value="374836.27">
            <text:p>374836</text:p>
          </table:table-cell>
          <table:table-cell table:style-name="ce12" table:formula="of:=[.J75]/[.$J$87]*100" office:value-type="float" office:value="1.85823490530192">
            <text:p>1.9</text:p>
          </table:table-cell>
          <table:table-cell table:style-name="ce12" office:value-type="float" office:value="5.4">
            <text:p>5.4</text:p>
          </table:table-cell>
          <table:table-cell table:style-name="ce12" table:formula="of:=[.K75]/[.L75]*100" office:value-type="float" office:value="34.411757505591">
            <text:p>34.4</text:p>
          </table:table-cell>
          <table:table-cell table:style-name="ce4" office:value-type="float" office:value="13">
            <text:p>13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393450.13">
            <text:p>393450</text:p>
          </table:table-cell>
          <table:table-cell table:style-name="ce12" table:formula="of:=[.T75]/[.$T$87]*100" office:value-type="float" office:value="1.61005471516554">
            <text:p>1.6</text:p>
          </table:table-cell>
          <table:table-cell table:style-name="ce12" office:value-type="float" office:value="5">
            <text:p>5.0</text:p>
          </table:table-cell>
          <table:table-cell table:style-name="ce12" table:formula="of:=[.U75]/[.V75]*100" office:value-type="float" office:value="32.2010943033108">
            <text:p>32.2</text:p>
          </table:table-cell>
          <table:table-cell table:number-columns-repeated="1001"/>
        </table:table-row>
        <table:table-row table:style-name="ro1">
          <table:table-cell office:value-type="string">
            <text:p>RECT- <text:s/>75</text:p>
          </table:table-cell>
          <table:table-cell table:style-name="ce2" office:value-type="float" office:value="2497979.3">
            <text:p>2497979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76]-[.D76]" office:value-type="float" office:value="2184996.69">
            <text:p>2184997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9" office:value-type="float" office:value="73863.78">
            <text:p>73864</text:p>
          </table:table-cell>
          <table:table-cell table:style-name="ce12" table:formula="of:=[.J76]/[.$J$87]*100" office:value-type="float" office:value="0.366176555522606">
            <text:p>0.4</text:p>
          </table:table-cell>
          <table:table-cell table:style-name="ce12" office:value-type="float" office:value="3.5">
            <text:p>3.5</text:p>
          </table:table-cell>
          <table:table-cell table:style-name="ce12" table:formula="of:=[.K76]/[.L76]*100" office:value-type="float" office:value="10.4621873006459">
            <text:p>10.5</text:p>
          </table:table-cell>
          <table:table-cell table:style-name="ce4" office:value-type="float" office:value="14">
            <text:p>14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77905.2">
            <text:p>77905</text:p>
          </table:table-cell>
          <table:table-cell table:style-name="ce12" table:formula="of:=[.T76]/[.$T$87]*100" office:value-type="float" office:value="0.318799321774057">
            <text:p>0.3</text:p>
          </table:table-cell>
          <table:table-cell table:style-name="ce12" office:value-type="float" office:value="3.4">
            <text:p>3.4</text:p>
          </table:table-cell>
          <table:table-cell table:style-name="ce12" table:formula="of:=[.U76]/[.V76]*100" office:value-type="float" office:value="9.37645064041343">
            <text:p>9.4</text:p>
          </table:table-cell>
          <table:table-cell table:number-columns-repeated="1001"/>
        </table:table-row>
        <table:table-row table:style-name="ro1">
          <table:table-cell office:value-type="string">
            <text:p>RECT- <text:s/>76</text:p>
          </table:table-cell>
          <table:table-cell table:style-name="ce2" office:value-type="float" office:value="555934.52">
            <text:p>555935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77]-[.D77]" office:value-type="float" office:value="441582.63">
            <text:p>441583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9" office:value-type="float" office:value="104481.49">
            <text:p>104481</text:p>
          </table:table-cell>
          <table:table-cell table:style-name="ce12" table:formula="of:=[.J77]/[.$J$87]*100" office:value-type="float" office:value="0.517962553826376">
            <text:p>0.5</text:p>
          </table:table-cell>
          <table:table-cell table:style-name="ce12" office:value-type="float" office:value="3.1">
            <text:p>3.1</text:p>
          </table:table-cell>
          <table:table-cell table:style-name="ce12" table:formula="of:=[.K77]/[.L77]*100" office:value-type="float" office:value="16.7084694782702">
            <text:p>16.7</text:p>
          </table:table-cell>
          <table:table-cell table:style-name="ce4" office:value-type="float" office:value="15">
            <text:p>15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106565.63">
            <text:p>106566</text:p>
          </table:table-cell>
          <table:table-cell table:style-name="ce12" table:formula="of:=[.T77]/[.$T$87]*100" office:value-type="float" office:value="0.436081937642482">
            <text:p>0.4</text:p>
          </table:table-cell>
          <table:table-cell table:style-name="ce12" office:value-type="float" office:value="3.1">
            <text:p>3.1</text:p>
          </table:table-cell>
          <table:table-cell table:style-name="ce12" table:formula="of:=[.U77]/[.V77]*100" office:value-type="float" office:value="14.0671592787897">
            <text:p>14.1</text:p>
          </table:table-cell>
          <table:table-cell table:number-columns-repeated="1001"/>
        </table:table-row>
        <table:table-row table:style-name="ro1">
          <table:table-cell office:value-type="string">
            <text:p>RECT- <text:s/>77</text:p>
          </table:table-cell>
          <table:table-cell table:style-name="ce2" office:value-type="float" office:value="2731340.35">
            <text:p>2731340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78]-[.D78]" office:value-type="float" office:value="2697875.28">
            <text:p>2697875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78</text:p>
          </table:table-cell>
          <table:table-cell table:style-name="ce2" office:value-type="float" office:value="3203884.55">
            <text:p>3203885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79]-[.D79]" office:value-type="float" office:value="3166735.64">
            <text:p>3166736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79</text:p>
          </table:table-cell>
          <table:table-cell table:style-name="ce2" office:value-type="float" office:value="4438078.92">
            <text:p>4438079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80]-[.D80]" office:value-type="float" office:value="4404890.6">
            <text:p>4404891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80</text:p>
          </table:table-cell>
          <table:table-cell table:style-name="ce2" office:value-type="float" office:value="376075.72">
            <text:p>376076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81]-[.D81]" office:value-type="float" office:value="345119.37">
            <text:p>345119</text:p>
          </table:table-cell>
          <table:table-cell office:value-type="string">
            <text:p>8 nt</text:p>
          </table:table-cell>
          <table:table-cell table:style-name="ce2"/>
          <table:table-cell table:style-name="ce5"/>
          <table:table-cell table:style-name="ce2"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81</text:p>
          </table:table-cell>
          <table:table-cell table:style-name="ce2" office:value-type="float" office:value="630617.86">
            <text:p>630618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82]-[.D82]" office:value-type="float" office:value="595196.33">
            <text:p>595196</text:p>
          </table:table-cell>
          <table:table-cell office:value-type="string">
            <text:p>9 nt</text:p>
          </table:table-cell>
          <table:table-cell table:style-name="ce2"/>
          <table:table-cell table:style-name="ce5"/>
          <table:table-cell table:style-name="ce2"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82</text:p>
          </table:table-cell>
          <table:table-cell table:style-name="ce2" office:value-type="float" office:value="426061.22">
            <text:p>426061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83]-[.D83]" office:value-type="float" office:value="396392.98">
            <text:p>396393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64:.J82])" office:value-type="float" office:value="19627315.45">
            <text:p>19627315</text:p>
          </table:table-cell>
          <table:table-cell table:style-name="ce12" table:formula="of:=[.J83]/[.$J$87]*100" office:value-type="float" office:value="97.3015836129241">
            <text:p>97.3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O64:.O82])" office:value-type="float" office:value="10586780.47">
            <text:p>10586780</text:p>
          </table:table-cell>
          <table:table-cell table:style-name="ce12" table:formula="of:=[.O83]/[.$O$87]*100" office:value-type="float" office:value="81.6376515190509">
            <text:p>81.6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2" table:formula="of:=SUM([.T64:.T82])" office:value-type="float" office:value="23778060.37">
            <text:p>23778060</text:p>
          </table:table-cell>
          <table:table-cell table:style-name="ce12" table:formula="of:=[.T83]/[.$T$87]*100" office:value-type="float" office:value="97.3032547128892">
            <text:p>97.3</text:p>
          </table:table-cell>
          <table:table-cell table:style-name="ce12"/>
          <table:table-cell table:number-columns-repeated="1002"/>
        </table:table-row>
        <table:table-row table:style-name="ro1">
          <table:table-cell office:value-type="string">
            <text:p>RECT- <text:s/>83</text:p>
          </table:table-cell>
          <table:table-cell table:style-name="ce2" office:value-type="float" office:value="172581.13">
            <text:p>172581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84]-[.D84]" office:value-type="float" office:value="147624.65">
            <text:p>147625</text:p>
          </table:table-cell>
          <table:table-cell office:value-type="string">
            <text:p>11 nt</text:p>
          </table:table-cell>
          <table:table-cell table:style-name="ce2"/>
          <table:table-cell table:style-name="ce4"/>
          <table:table-cell table:style-name="ce2"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<text:s/>84</text:p>
          </table:table-cell>
          <table:table-cell table:style-name="ce2" office:value-type="float" office:value="480489.28">
            <text:p>480489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85]-[.D85]" office:value-type="float" office:value="457329.74">
            <text:p>457330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544314.57">
            <text:p>544315</text:p>
          </table:table-cell>
          <table:table-cell table:style-name="ce12" table:formula="of:=[.J85]/[.$J$87]*100" office:value-type="float" office:value="2.69841638707589">
            <text:p>2.7</text:p>
          </table:table-cell>
          <table:table-cell table:style-name="ce12" office:value-type="float" office:value="2.7">
            <text:p>2.7</text:p>
          </table:table-cell>
          <table:table-cell office:value-type="float" office:value="2.7">
            <text:p>2.7</text:p>
          </table:table-cell>
          <table:table-cell table:style-name="ce4" office:value-type="string">
            <text:p>FL:</text:p>
          </table:table-cell>
          <table:table-cell table:style-name="ce2" office:value-type="float" office:value="2381231.56">
            <text:p>2381232</text:p>
          </table:table-cell>
          <table:table-cell table:style-name="ce12" table:formula="of:=[.O85]/[.$O$87]*100" office:value-type="float" office:value="18.3623484809491">
            <text:p>18.4</text:p>
          </table:table-cell>
          <table:table-cell table:style-name="ce12" office:value-type="float" office:value="18.4">
            <text:p>18.4</text:p>
          </table:table-cell>
          <table:table-cell office:value-type="float" office:value="18.4">
            <text:p>18.4</text:p>
          </table:table-cell>
          <table:table-cell table:style-name="ce4" office:value-type="string">
            <text:p>FL:</text:p>
          </table:table-cell>
          <table:table-cell table:style-name="ce2" office:value-type="float" office:value="659005.42">
            <text:p>659005</text:p>
          </table:table-cell>
          <table:table-cell table:style-name="ce12" table:formula="of:=[.T85]/[.$T$87]*100" office:value-type="float" office:value="2.69674528711084">
            <text:p>2.7</text:p>
          </table:table-cell>
          <table:table-cell table:style-name="ce12" office:value-type="float" office:value="2.7">
            <text:p>2.7</text:p>
          </table:table-cell>
          <table:table-cell office:value-type="float" office:value="2.7">
            <text:p>2.7</text:p>
          </table:table-cell>
          <table:table-cell table:number-columns-repeated="1001"/>
        </table:table-row>
        <table:table-row table:style-name="ro1">
          <table:table-cell office:value-type="string">
            <text:p>RECT- <text:s/>85</text:p>
          </table:table-cell>
          <table:table-cell table:style-name="ce2" office:value-type="float" office:value="398334.24">
            <text:p>398334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86]-[.D86]" office:value-type="float" office:value="374836.27">
            <text:p>374836</text:p>
          </table:table-cell>
          <table:table-cell office:value-type="string">
            <text:p>13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1005"/>
        </table:table-row>
        <table:table-row table:style-name="ro1">
          <table:table-cell office:value-type="string">
            <text:p>RECT- <text:s/>86</text:p>
          </table:table-cell>
          <table:table-cell table:style-name="ce2" office:value-type="float" office:value="98132.62">
            <text:p>98133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87]-[.D87]" office:value-type="float" office:value="73863.78">
            <text:p>73864</text:p>
          </table:table-cell>
          <table:table-cell office:value-type="string">
            <text:p>14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83:.J86])" office:value-type="float" office:value="20171630.02">
            <text:p>20171630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9" table:formula="of:=SUM([.O83:.O86])" office:value-type="float" office:value="12968012.03">
            <text:p>12968012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2" table:formula="of:=SUM([.T83:.T86])" office:value-type="float" office:value="24437065.79">
            <text:p>24437066</text:p>
          </table:table-cell>
          <table:table-cell table:number-columns-repeated="1004"/>
        </table:table-row>
        <table:table-row table:style-name="ro1">
          <table:table-cell office:value-type="string">
            <text:p>RECT- <text:s/>87</text:p>
          </table:table-cell>
          <table:table-cell table:style-name="ce2" office:value-type="float" office:value="127470.87">
            <text:p>127471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88]-[.D88]" office:value-type="float" office:value="104481.49">
            <text:p>104481</text:p>
          </table:table-cell>
          <table:table-cell office:value-type="string">
            <text:p>15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83]/[.K85]" office:value-type="float" office:value="36.0587728709889">
            <text:p>36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9" table:formula="of:=[.P83]/[.P85]" office:value-type="float" office:value="4.4459264894003">
            <text:p>4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9" table:formula="of:=[.U83]/[.U85]" office:value-type="float" office:value="36.0817371881403">
            <text:p>36</text:p>
          </table:table-cell>
          <table:table-cell table:number-columns-repeated="1003"/>
        </table:table-row>
        <table:table-row table:style-name="ro1">
          <table:table-cell office:value-type="string">
            <text:p>RECT- <text:s/>88</text:p>
          </table:table-cell>
          <table:table-cell table:style-name="ce2" office:value-type="float" office:value="21146323">
            <text:p>21146323</text:p>
          </table:table-cell>
          <table:table-cell office:value-type="string">
            <text:p>2 nt-RL2 (+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89]-[.D89]" office:value-type="float" office:value="5120229">
            <text:p>5120229</text:p>
          </table:table-cell>
          <table:table-cell office:value-type="string">
            <text:p>2 nt-RL2 (+GreB)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89</text:p>
          </table:table-cell>
          <table:table-cell table:style-name="ce2" office:value-type="float" office:value="3804220.61">
            <text:p>3804221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90]-[.D90]" office:value-type="float" office:value="3491238">
            <text:p>3491238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90</text:p>
          </table:table-cell>
          <table:table-cell table:style-name="ce2" office:value-type="float" office:value="345496.88">
            <text:p>345497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91]-[.D91]" office:value-type="float" office:value="231144.99">
            <text:p>231145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91</text:p>
          </table:table-cell>
          <table:table-cell table:style-name="ce2" office:value-type="float" office:value="516149.89">
            <text:p>516150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92]-[.D92]" office:value-type="float" office:value="482684.82">
            <text:p>482685</text:p>
          </table:table-cell>
          <table:table-cell office:value-type="string">
            <text:p>5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RL3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3(+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3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number-columns-repeated="1001"/>
        </table:table-row>
        <table:table-row table:style-name="ro1">
          <table:table-cell office:value-type="string">
            <text:p>RECT- <text:s/>92</text:p>
          </table:table-cell>
          <table:table-cell table:style-name="ce2" office:value-type="float" office:value="639831.49">
            <text:p>639831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93]-[.D93]" office:value-type="float" office:value="602682.58">
            <text:p>602683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2">
            <text:p>2</text:p>
          </table:table-cell>
          <table:table-cell table:style-name="ce9" office:value-type="float" office:value="12744406">
            <text:p>12744406</text:p>
          </table:table-cell>
          <table:table-cell table:style-name="ce12" table:formula="of:=[.J93]/[.$J$116]*100" office:value-type="float" office:value="34.4320170610678">
            <text:p>34.4</text:p>
          </table:table-cell>
          <table:table-cell table:style-name="ce12" office:value-type="float" office:value="100">
            <text:p>100.0</text:p>
          </table:table-cell>
          <table:table-cell table:style-name="ce12" table:formula="of:=[.K93]/[.L93]*100" office:value-type="float" office:value="34.4320170610678">
            <text:p>34.4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4903069">
            <text:p>4903069</text:p>
          </table:table-cell>
          <table:table-cell table:style-name="ce12" table:formula="of:=[.O93]/[.$O$116]*100" office:value-type="float" office:value="38.6940924577174">
            <text:p>38.7</text:p>
          </table:table-cell>
          <table:table-cell table:style-name="ce12" office:value-type="float" office:value="100">
            <text:p>100.0</text:p>
          </table:table-cell>
          <table:table-cell table:style-name="ce12" table:formula="of:=[.P93]/[.Q93]*100" office:value-type="float" office:value="38.6940924577174">
            <text:p>38.7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1472795">
            <text:p>11472795</text:p>
          </table:table-cell>
          <table:table-cell table:style-name="ce12" table:formula="of:=[.T93]/[.$T$116]*100" office:value-type="float" office:value="32.1410154598996">
            <text:p>32.1</text:p>
          </table:table-cell>
          <table:table-cell table:style-name="ce12" office:value-type="float" office:value="100">
            <text:p>100.0</text:p>
          </table:table-cell>
          <table:table-cell table:style-name="ce12" table:formula="of:=[.U93]/[.V93]*100" office:value-type="float" office:value="32.1410154598996">
            <text:p>32.1</text:p>
          </table:table-cell>
          <table:table-cell table:number-columns-repeated="1001"/>
        </table:table-row>
        <table:table-row table:style-name="ro1">
          <table:table-cell office:value-type="string">
            <text:p>RECT- <text:s/>93</text:p>
          </table:table-cell>
          <table:table-cell table:style-name="ce2" office:value-type="float" office:value="615886.97">
            <text:p>615887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94]-[.D94]" office:value-type="float" office:value="582698.65">
            <text:p>582699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9" office:value-type="float" office:value="1519980.94">
            <text:p>1519981</text:p>
          </table:table-cell>
          <table:table-cell table:style-name="ce12" table:formula="of:=[.J94]/[.$J$116]*100" office:value-type="float" office:value="4.10658681609624">
            <text:p>4.1</text:p>
          </table:table-cell>
          <table:table-cell table:style-name="ce12" office:value-type="float" office:value="65.6">
            <text:p>65.6</text:p>
          </table:table-cell>
          <table:table-cell table:style-name="ce12" table:formula="of:=[.K94]/[.L94]*100" office:value-type="float" office:value="6.26004087819549">
            <text:p>6.3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2350335.56">
            <text:p>2350336</text:p>
          </table:table-cell>
          <table:table-cell table:style-name="ce12" table:formula="of:=[.O94]/[.$O$116]*100" office:value-type="float" office:value="18.5484033500856">
            <text:p>18.5</text:p>
          </table:table-cell>
          <table:table-cell table:style-name="ce12" office:value-type="float" office:value="61.3">
            <text:p>61.3</text:p>
          </table:table-cell>
          <table:table-cell table:style-name="ce12" table:formula="of:=[.P94]/[.Q94]*100" office:value-type="float" office:value="30.2584067701234">
            <text:p>30.3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474447.61">
            <text:p>1474448</text:p>
          </table:table-cell>
          <table:table-cell table:style-name="ce12" table:formula="of:=[.T94]/[.$T$116]*100" office:value-type="float" office:value="4.13066244344312">
            <text:p>4.1</text:p>
          </table:table-cell>
          <table:table-cell table:style-name="ce12" office:value-type="float" office:value="67.9">
            <text:p>67.9</text:p>
          </table:table-cell>
          <table:table-cell table:style-name="ce12" table:formula="of:=[.U94]/[.V94]*100" office:value-type="float" office:value="6.08344984306793">
            <text:p>6.1</text:p>
          </table:table-cell>
          <table:table-cell table:number-columns-repeated="1001"/>
        </table:table-row>
        <table:table-row table:style-name="ro1">
          <table:table-cell office:value-type="string">
            <text:p>RECT- <text:s/>94</text:p>
          </table:table-cell>
          <table:table-cell table:style-name="ce2" office:value-type="float" office:value="59636.13">
            <text:p>59636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95]-[.D95]" office:value-type="float" office:value="28679.78">
            <text:p>28680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9" office:value-type="float" office:value="601341.19">
            <text:p>601341</text:p>
          </table:table-cell>
          <table:table-cell table:style-name="ce12" table:formula="of:=[.J95]/[.$J$116]*100" office:value-type="float" office:value="1.62466497956851">
            <text:p>1.6</text:p>
          </table:table-cell>
          <table:table-cell table:style-name="ce12" office:value-type="float" office:value="61.5">
            <text:p>61.5</text:p>
          </table:table-cell>
          <table:table-cell table:style-name="ce12" table:formula="of:=[.K95]/[.L95]*100" office:value-type="float" office:value="2.64173167409514">
            <text:p>2.6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358774.97">
            <text:p>358775</text:p>
          </table:table-cell>
          <table:table-cell table:style-name="ce12" table:formula="of:=[.O95]/[.$O$116]*100" office:value-type="float" office:value="2.83138415157829">
            <text:p>2.8</text:p>
          </table:table-cell>
          <table:table-cell table:style-name="ce12" office:value-type="float" office:value="42.8">
            <text:p>42.8</text:p>
          </table:table-cell>
          <table:table-cell table:style-name="ce12" table:formula="of:=[.P95]/[.Q95]*100" office:value-type="float" office:value="6.61538353172497">
            <text:p>6.6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616908.62">
            <text:p>616909</text:p>
          </table:table-cell>
          <table:table-cell table:style-name="ce12" table:formula="of:=[.T95]/[.$T$116]*100" office:value-type="float" office:value="1.72826843787981">
            <text:p>1.7</text:p>
          </table:table-cell>
          <table:table-cell table:style-name="ce12" office:value-type="float" office:value="63.8">
            <text:p>63.8</text:p>
          </table:table-cell>
          <table:table-cell table:style-name="ce12" table:formula="of:=[.U95]/[.V95]*100" office:value-type="float" office:value="2.70888469887118">
            <text:p>2.7</text:p>
          </table:table-cell>
          <table:table-cell table:number-columns-repeated="1001"/>
        </table:table-row>
        <table:table-row table:style-name="ro1">
          <table:table-cell office:value-type="string">
            <text:p>RECT- <text:s/>95</text:p>
          </table:table-cell>
          <table:table-cell table:style-name="ce2" office:value-type="float" office:value="82844.18">
            <text:p>82844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96]-[.D96]" office:value-type="float" office:value="47422.65">
            <text:p>47423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9" office:value-type="float" office:value="1913240.44">
            <text:p>1913240</text:p>
          </table:table-cell>
          <table:table-cell table:style-name="ce12" table:formula="of:=[.J96]/[.$J$116]*100" office:value-type="float" office:value="5.16907005881677">
            <text:p>5.2</text:p>
          </table:table-cell>
          <table:table-cell table:style-name="ce12" office:value-type="float" office:value="59.9">
            <text:p>59.9</text:p>
          </table:table-cell>
          <table:table-cell table:style-name="ce12" table:formula="of:=[.K96]/[.L96]*100" office:value-type="float" office:value="8.62949926346706">
            <text:p>8.6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681095.3">
            <text:p>681095</text:p>
          </table:table-cell>
          <table:table-cell table:style-name="ce12" table:formula="of:=[.O96]/[.$O$116]*100" office:value-type="float" office:value="5.37507518468877">
            <text:p>5.4</text:p>
          </table:table-cell>
          <table:table-cell table:style-name="ce12" office:value-type="float" office:value="40">
            <text:p>40.0</text:p>
          </table:table-cell>
          <table:table-cell table:style-name="ce12" table:formula="of:=[.P96]/[.Q96]*100" office:value-type="float" office:value="13.4376879617219">
            <text:p>13.4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1920152.78">
            <text:p>1920153</text:p>
          </table:table-cell>
          <table:table-cell table:style-name="ce12" table:formula="of:=[.T96]/[.$T$116]*100" office:value-type="float" office:value="5.37930471060881">
            <text:p>5.4</text:p>
          </table:table-cell>
          <table:table-cell table:style-name="ce12" office:value-type="float" office:value="62.1">
            <text:p>62.1</text:p>
          </table:table-cell>
          <table:table-cell table:style-name="ce12" table:formula="of:=[.U96]/[.V96]*100" office:value-type="float" office:value="8.66232642610114">
            <text:p>8.7</text:p>
          </table:table-cell>
          <table:table-cell table:number-columns-repeated="1001"/>
        </table:table-row>
        <table:table-row table:style-name="ro1">
          <table:table-cell office:value-type="string">
            <text:p>RECT- <text:s/>96</text:p>
          </table:table-cell>
          <table:table-cell table:style-name="ce2" office:value-type="float" office:value="23942341">
            <text:p>23942341</text:p>
          </table:table-cell>
          <table:table-cell office:value-type="string">
            <text:p>2 nt-RL2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97]-[.D97]" office:value-type="float" office:value="7916247">
            <text:p>7916247</text:p>
          </table:table-cell>
          <table:table-cell office:value-type="string">
            <text:p>2 nt-RL2 (-GreB)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9" office:value-type="float" office:value="4405498.7">
            <text:p>4405499</text:p>
          </table:table-cell>
          <table:table-cell table:style-name="ce12" table:formula="of:=[.J97]/[.$J$116]*100" office:value-type="float" office:value="11.9024932508358">
            <text:p>11.9</text:p>
          </table:table-cell>
          <table:table-cell table:style-name="ce12" office:value-type="float" office:value="54.7">
            <text:p>54.7</text:p>
          </table:table-cell>
          <table:table-cell table:style-name="ce12" table:formula="of:=[.K97]/[.L97]*100" office:value-type="float" office:value="21.7595854677072">
            <text:p>21.8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023883.41">
            <text:p>1023883</text:p>
          </table:table-cell>
          <table:table-cell table:style-name="ce12" table:formula="of:=[.O97]/[.$O$116]*100" office:value-type="float" office:value="8.08029406326181">
            <text:p>8.1</text:p>
          </table:table-cell>
          <table:table-cell table:style-name="ce12" office:value-type="float" office:value="34.6">
            <text:p>34.6</text:p>
          </table:table-cell>
          <table:table-cell table:style-name="ce12" table:formula="of:=[.P97]/[.Q97]*100" office:value-type="float" office:value="23.3534510498896">
            <text:p>23.4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4387818.95">
            <text:p>4387819</text:p>
          </table:table-cell>
          <table:table-cell table:style-name="ce12" table:formula="of:=[.T97]/[.$T$116]*100" office:value-type="float" office:value="12.2924672416086">
            <text:p>12.3</text:p>
          </table:table-cell>
          <table:table-cell table:style-name="ce12" office:value-type="float" office:value="56.7">
            <text:p>56.7</text:p>
          </table:table-cell>
          <table:table-cell table:style-name="ce12" table:formula="of:=[.U97]/[.V97]*100" office:value-type="float" office:value="21.6798364049534">
            <text:p>21.7</text:p>
          </table:table-cell>
          <table:table-cell table:number-columns-repeated="1001"/>
        </table:table-row>
        <table:table-row table:style-name="ro1">
          <table:table-cell office:value-type="string">
            <text:p>RECT- <text:s/>97</text:p>
          </table:table-cell>
          <table:table-cell table:style-name="ce2" office:value-type="float" office:value="2639968.72">
            <text:p>2639969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98]-[.D98]" office:value-type="float" office:value="2326986.11">
            <text:p>2326986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9" office:value-type="float" office:value="13612482.51">
            <text:p>13612483</text:p>
          </table:table-cell>
          <table:table-cell table:style-name="ce12" table:formula="of:=[.J98]/[.$J$116]*100" office:value-type="float" office:value="36.7773303854104">
            <text:p>36.8</text:p>
          </table:table-cell>
          <table:table-cell table:style-name="ce12" office:value-type="float" office:value="42.8">
            <text:p>42.8</text:p>
          </table:table-cell>
          <table:table-cell table:style-name="ce12" table:formula="of:=[.K98]/[.L98]*100" office:value-type="float" office:value="85.9283420219869">
            <text:p>85.9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1430597.18">
            <text:p>1430597</text:p>
          </table:table-cell>
          <table:table-cell table:style-name="ce12" table:formula="of:=[.O98]/[.$O$116]*100" office:value-type="float" office:value="11.2900021502185">
            <text:p>11.3</text:p>
          </table:table-cell>
          <table:table-cell table:style-name="ce12" office:value-type="float" office:value="26.5">
            <text:p>26.5</text:p>
          </table:table-cell>
          <table:table-cell table:style-name="ce12" table:formula="of:=[.P98]/[.Q98]*100" office:value-type="float" office:value="42.6037816989379">
            <text:p>42.6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13629501.1">
            <text:p>13629501</text:p>
          </table:table-cell>
          <table:table-cell table:style-name="ce12" table:formula="of:=[.T98]/[.$T$116]*100" office:value-type="float" office:value="38.1830238896292">
            <text:p>38.2</text:p>
          </table:table-cell>
          <table:table-cell table:style-name="ce12" office:value-type="float" office:value="44.4">
            <text:p>44.4</text:p>
          </table:table-cell>
          <table:table-cell table:style-name="ce12" table:formula="of:=[.U98]/[.V98]*100" office:value-type="float" office:value="85.997801553219">
            <text:p>86.0</text:p>
          </table:table-cell>
          <table:table-cell table:number-columns-repeated="1001"/>
        </table:table-row>
        <table:table-row table:style-name="ro1">
          <table:table-cell office:value-type="string">
            <text:p>RECT- <text:s/>98</text:p>
          </table:table-cell>
          <table:table-cell table:style-name="ce2" office:value-type="float" office:value="604348.02">
            <text:p>604348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99]-[.D99]" office:value-type="float" office:value="489996.13">
            <text:p>489996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9" office:value-type="float" office:value="410519.61">
            <text:p>410520</text:p>
          </table:table-cell>
          <table:table-cell table:style-name="ce12" table:formula="of:=[.J99]/[.$J$116]*100" office:value-type="float" office:value="1.10911549862919">
            <text:p>1.1</text:p>
          </table:table-cell>
          <table:table-cell table:style-name="ce12" office:value-type="float" office:value="6">
            <text:p>6.0</text:p>
          </table:table-cell>
          <table:table-cell table:style-name="ce12" table:formula="of:=[.K99]/[.L99]*100" office:value-type="float" office:value="18.4852583104866">
            <text:p>18.5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27307.4">
            <text:p>27307</text:p>
          </table:table-cell>
          <table:table-cell table:style-name="ce12" table:formula="of:=[.O99]/[.$O$116]*100" office:value-type="float" office:value="0.215504831847129">
            <text:p>0.2</text:p>
          </table:table-cell>
          <table:table-cell table:style-name="ce12" office:value-type="float" office:value="15.2">
            <text:p>15.2</text:p>
          </table:table-cell>
          <table:table-cell table:style-name="ce12" table:formula="of:=[.P99]/[.Q99]*100" office:value-type="float" office:value="1.41779494636269">
            <text:p>1.4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396138.95">
            <text:p>396139</text:p>
          </table:table-cell>
          <table:table-cell table:style-name="ce12" table:formula="of:=[.T99]/[.$T$116]*100" office:value-type="float" office:value="1.10978258708697">
            <text:p>1.1</text:p>
          </table:table-cell>
          <table:table-cell table:style-name="ce12" office:value-type="float" office:value="6.2">
            <text:p>6.2</text:p>
          </table:table-cell>
          <table:table-cell table:style-name="ce12" table:formula="of:=[.U99]/[.V99]*100" office:value-type="float" office:value="17.899719146564">
            <text:p>17.9</text:p>
          </table:table-cell>
          <table:table-cell table:number-columns-repeated="1001"/>
        </table:table-row>
        <table:table-row table:style-name="ro1">
          <table:table-cell office:value-type="string">
            <text:p>RECT- <text:s/>99</text:p>
          </table:table-cell>
          <table:table-cell table:style-name="ce2" office:value-type="float" office:value="2786305.4">
            <text:p>2786305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00]-[.D100]" office:value-type="float" office:value="2752840.33">
            <text:p>2752840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9" office:value-type="float" office:value="278429.75">
            <text:p>278430</text:p>
          </table:table-cell>
          <table:table-cell table:style-name="ce12" table:formula="of:=[.J100]/[.$J$116]*100" office:value-type="float" office:value="0.752243604159255">
            <text:p>0.8</text:p>
          </table:table-cell>
          <table:table-cell table:style-name="ce12" office:value-type="float" office:value="4.9">
            <text:p>4.9</text:p>
          </table:table-cell>
          <table:table-cell table:style-name="ce12" table:formula="of:=[.K100]/[.L100]*100" office:value-type="float" office:value="15.3519102889644">
            <text:p>15.4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41901.46">
            <text:p>41901</text:p>
          </table:table-cell>
          <table:table-cell table:style-name="ce12" table:formula="of:=[.O100]/[.$O$116]*100" office:value-type="float" office:value="0.330678390892184">
            <text:p>0.3</text:p>
          </table:table-cell>
          <table:table-cell table:style-name="ce12" office:value-type="float" office:value="15">
            <text:p>15.0</text:p>
          </table:table-cell>
          <table:table-cell table:style-name="ce12" table:formula="of:=[.P100]/[.Q100]*100" office:value-type="float" office:value="2.20452260594789">
            <text:p>2.2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279184.92">
            <text:p>279185</text:p>
          </table:table-cell>
          <table:table-cell table:style-name="ce12" table:formula="of:=[.T100]/[.$T$116]*100" office:value-type="float" office:value="0.782136073196709">
            <text:p>0.8</text:p>
          </table:table-cell>
          <table:table-cell table:style-name="ce12" office:value-type="float" office:value="5.1">
            <text:p>5.1</text:p>
          </table:table-cell>
          <table:table-cell table:style-name="ce12" table:formula="of:=[.U100]/[.V100]*100" office:value-type="float" office:value="15.3360014352296">
            <text:p>15.3</text:p>
          </table:table-cell>
          <table:table-cell table:number-columns-repeated="1001"/>
        </table:table-row>
        <table:table-row table:style-name="ro1">
          <table:table-cell office:value-type="string">
            <text:p>RECT- 100</text:p>
          </table:table-cell>
          <table:table-cell table:style-name="ce2" office:value-type="float" office:value="3231292.96">
            <text:p>3231293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01]-[.D101]" office:value-type="float" office:value="3194144.05">
            <text:p>3194144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9" office:value-type="float" office:value="328211.75">
            <text:p>328212</text:p>
          </table:table-cell>
          <table:table-cell table:style-name="ce12" table:formula="of:=[.J101]/[.$J$116]*100" office:value-type="float" office:value="0.886741412321838">
            <text:p>0.9</text:p>
          </table:table-cell>
          <table:table-cell table:style-name="ce12" office:value-type="float" office:value="4.1">
            <text:p>4.1</text:p>
          </table:table-cell>
          <table:table-cell table:style-name="ce12" table:formula="of:=[.K101]/[.L101]*100" office:value-type="float" office:value="21.6278393249229">
            <text:p>21.6</text:p>
          </table:table-cell>
          <table:table-cell table:style-name="ce4" office:value-type="float" office:value="10">
            <text:p>10</text:p>
          </table:table-cell>
          <table:table-cell table:style-name="ce9"/>
          <table:table-cell table:style-name="ce12" table:number-columns-repeated="2"/>
          <table:table-cell/>
          <table:table-cell table:style-name="ce4" office:value-type="float" office:value="10">
            <text:p>10</text:p>
          </table:table-cell>
          <table:table-cell table:style-name="ce9" office:value-type="float" office:value="316440.05">
            <text:p>316440</text:p>
          </table:table-cell>
          <table:table-cell table:style-name="ce12" table:formula="of:=[.T101]/[.$T$116]*100" office:value-type="float" office:value="0.886506255814856">
            <text:p>0.9</text:p>
          </table:table-cell>
          <table:table-cell table:style-name="ce12" office:value-type="float" office:value="4.3">
            <text:p>4.3</text:p>
          </table:table-cell>
          <table:table-cell table:style-name="ce12" table:formula="of:=[.U101]/[.V101]*100" office:value-type="float" office:value="20.6164245538339">
            <text:p>20.6</text:p>
          </table:table-cell>
          <table:table-cell table:number-columns-repeated="1001"/>
        </table:table-row>
        <table:table-row table:style-name="ro1">
          <table:table-cell office:value-type="string">
            <text:p>RECT- 101</text:p>
          </table:table-cell>
          <table:table-cell table:style-name="ce2" office:value-type="float" office:value="4549819.38">
            <text:p>4549819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02]-[.D102]" office:value-type="float" office:value="4516631.06">
            <text:p>4516631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9" office:value-type="float" office:value="59775.01">
            <text:p>59775</text:p>
          </table:table-cell>
          <table:table-cell table:style-name="ce12" table:formula="of:=[.J102]/[.$J$116]*100" office:value-type="float" office:value="0.161496280340213">
            <text:p>0.2</text:p>
          </table:table-cell>
          <table:table-cell table:style-name="ce12" office:value-type="float" office:value="3.2">
            <text:p>3.2</text:p>
          </table:table-cell>
          <table:table-cell table:style-name="ce12" table:formula="of:=[.K102]/[.L102]*100" office:value-type="float" office:value="5.04675876063167">
            <text:p>5.0</text:p>
          </table:table-cell>
          <table:table-cell table:style-name="ce4" office:value-type="float" office:value="11">
            <text:p>11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1">
            <text:p>11</text:p>
          </table:table-cell>
          <table:table-cell table:style-name="ce9" office:value-type="float" office:value="43149.9">
            <text:p>43150</text:p>
          </table:table-cell>
          <table:table-cell table:style-name="ce12" table:formula="of:=[.T102]/[.$T$116]*100" office:value-type="float" office:value="0.120884370634455">
            <text:p>0.1</text:p>
          </table:table-cell>
          <table:table-cell table:style-name="ce12" office:value-type="float" office:value="3.4">
            <text:p>3.4</text:p>
          </table:table-cell>
          <table:table-cell table:style-name="ce12" table:formula="of:=[.U102]/[.V102]*100" office:value-type="float" office:value="3.55542266571927">
            <text:p>3.6</text:p>
          </table:table-cell>
          <table:table-cell table:number-columns-repeated="1001"/>
        </table:table-row>
        <table:table-row table:style-name="ro1">
          <table:table-cell office:value-type="string">
            <text:p>RECT- 102</text:p>
          </table:table-cell>
          <table:table-cell table:style-name="ce2" office:value-type="float" office:value="387083.89">
            <text:p>387084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03]-[.D103]" office:value-type="float" office:value="356127.54">
            <text:p>356128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9" office:value-type="float" office:value="166713.96">
            <text:p>166714</text:p>
          </table:table-cell>
          <table:table-cell table:style-name="ce12" table:formula="of:=[.J103]/[.$J$116]*100" office:value-type="float" office:value="0.450417062595006">
            <text:p>0.5</text:p>
          </table:table-cell>
          <table:table-cell table:style-name="ce12" office:value-type="float" office:value="3">
            <text:p>3.0</text:p>
          </table:table-cell>
          <table:table-cell table:style-name="ce12" table:formula="of:=[.K103]/[.L103]*100" office:value-type="float" office:value="15.0139020865002">
            <text:p>15.0</text:p>
          </table:table-cell>
          <table:table-cell table:style-name="ce4" office:value-type="float" office:value="12">
            <text:p>12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2">
            <text:p>12</text:p>
          </table:table-cell>
          <table:table-cell table:style-name="ce9" office:value-type="float" office:value="152734.13">
            <text:p>152734</text:p>
          </table:table-cell>
          <table:table-cell table:style-name="ce12" table:formula="of:=[.T103]/[.$T$116]*100" office:value-type="float" office:value="0.427884402500377">
            <text:p>0.4</text:p>
          </table:table-cell>
          <table:table-cell table:style-name="ce12" office:value-type="float" office:value="3.3">
            <text:p>3.3</text:p>
          </table:table-cell>
          <table:table-cell table:style-name="ce12" table:formula="of:=[.U103]/[.V103]*100" office:value-type="float" office:value="12.966194015163">
            <text:p>13.0</text:p>
          </table:table-cell>
          <table:table-cell table:number-columns-repeated="1001"/>
        </table:table-row>
        <table:table-row table:style-name="ro1">
          <table:table-cell office:value-type="string">
            <text:p>RECT- 103</text:p>
          </table:table-cell>
          <table:table-cell table:style-name="ce2" office:value-type="float" office:value="633323.06">
            <text:p>633323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04]-[.D104]" office:value-type="float" office:value="597901.53">
            <text:p>597902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9" office:value-type="float" office:value="772459.75">
            <text:p>772460</text:p>
          </table:table-cell>
          <table:table-cell table:style-name="ce12" table:formula="of:=[.J104]/[.$J$116]*100" office:value-type="float" office:value="2.08698210736445">
            <text:p>2.1</text:p>
          </table:table-cell>
          <table:table-cell table:style-name="ce12" office:value-type="float" office:value="2.5">
            <text:p>2.5</text:p>
          </table:table-cell>
          <table:table-cell table:style-name="ce12" table:formula="of:=[.K104]/[.L104]*100" office:value-type="float" office:value="83.479284294578">
            <text:p>83.5</text:p>
          </table:table-cell>
          <table:table-cell table:style-name="ce4" office:value-type="float" office:value="13">
            <text:p>13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3">
            <text:p>13</text:p>
          </table:table-cell>
          <table:table-cell table:style-name="ce9" office:value-type="float" office:value="758372.29">
            <text:p>758372</text:p>
          </table:table-cell>
          <table:table-cell table:style-name="ce12" table:formula="of:=[.T104]/[.$T$116]*100" office:value-type="float" office:value="2.12457866607479">
            <text:p>2.1</text:p>
          </table:table-cell>
          <table:table-cell table:style-name="ce12" office:value-type="float" office:value="2.9">
            <text:p>2.9</text:p>
          </table:table-cell>
          <table:table-cell table:style-name="ce12" table:formula="of:=[.U104]/[.V104]*100" office:value-type="float" office:value="73.2613333129237">
            <text:p>73.3</text:p>
          </table:table-cell>
          <table:table-cell table:number-columns-repeated="1001"/>
        </table:table-row>
        <table:table-row table:style-name="ro1">
          <table:table-cell office:value-type="string">
            <text:p>RECT- 104</text:p>
          </table:table-cell>
          <table:table-cell table:style-name="ce2" office:value-type="float" office:value="441621.95">
            <text:p>441622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05]-[.D105]" office:value-type="float" office:value="411953.71">
            <text:p>411954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9" office:value-type="float" office:value="58136.32">
            <text:p>58136</text:p>
          </table:table-cell>
          <table:table-cell table:style-name="ce12" table:formula="of:=[.J105]/[.$J$116]*100" office:value-type="float" office:value="0.157068973015117">
            <text:p>0.2</text:p>
          </table:table-cell>
          <table:table-cell table:style-name="ce12" office:value-type="float" office:value="0.4">
            <text:p>0.4</text:p>
          </table:table-cell>
          <table:table-cell table:style-name="ce12" table:formula="of:=[.K105]/[.L105]*100" office:value-type="float" office:value="39.2672432537793">
            <text:p>39.3</text:p>
          </table:table-cell>
          <table:table-cell table:style-name="ce4" office:value-type="float" office:value="14">
            <text:p>14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4">
            <text:p>14</text:p>
          </table:table-cell>
          <table:table-cell table:style-name="ce9" office:value-type="float" office:value="15148.44">
            <text:p>15148</text:p>
          </table:table-cell>
          <table:table-cell table:style-name="ce14" table:formula="of:=[.T105]/[.$T$116]*100" office:value-type="float" office:value="0.0424383286054847">
            <text:p>0.04</text:p>
          </table:table-cell>
          <table:table-cell table:style-name="ce12" office:value-type="float" office:value="0.8">
            <text:p>0.8</text:p>
          </table:table-cell>
          <table:table-cell table:style-name="ce12" table:formula="of:=[.U105]/[.V105]*100" office:value-type="float" office:value="5.30479107568558">
            <text:p>5.3</text:p>
          </table:table-cell>
          <table:table-cell table:number-columns-repeated="1001"/>
        </table:table-row>
        <table:table-row table:style-name="ro1">
          <table:table-cell office:value-type="string">
            <text:p>RECT- 105</text:p>
          </table:table-cell>
          <table:table-cell table:style-name="ce2" office:value-type="float" office:value="182050.23">
            <text:p>182050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06]-[.D106]" office:value-type="float" office:value="157093.75">
            <text:p>157094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9" office:value-type="float" office:value="59628.93">
            <text:p>59629</text:p>
          </table:table-cell>
          <table:table-cell table:style-name="ce12" table:formula="of:=[.J106]/[.$J$116]*100" office:value-type="float" office:value="0.161101610784623">
            <text:p>0.2</text:p>
          </table:table-cell>
          <table:table-cell table:style-name="ce12" office:value-type="float" office:value="0.2">
            <text:p>0.2</text:p>
          </table:table-cell>
          <table:table-cell table:style-name="ce12" table:formula="of:=[.K106]/[.L106]*100" office:value-type="float" office:value="80.5508053923116">
            <text:p>80.6</text:p>
          </table:table-cell>
          <table:table-cell table:style-name="ce4" office:value-type="float" office:value="15">
            <text:p>15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5">
            <text:p>15</text:p>
          </table:table-cell>
          <table:table-cell table:style-name="ce9" office:value-type="float" office:value="47342.22">
            <text:p>47342</text:p>
          </table:table-cell>
          <table:table-cell table:style-name="ce12" table:formula="of:=[.T106]/[.$T$116]*100" office:value-type="float" office:value="0.132629147903886">
            <text:p>0.1</text:p>
          </table:table-cell>
          <table:table-cell table:style-name="ce12" office:value-type="float" office:value="0.7">
            <text:p>0.7</text:p>
          </table:table-cell>
          <table:table-cell table:style-name="ce12" table:formula="of:=[.U106]/[.V106]*100" office:value-type="float" office:value="18.9470211291266">
            <text:p>18.9</text:p>
          </table:table-cell>
          <table:table-cell table:number-columns-repeated="1001"/>
        </table:table-row>
        <table:table-row table:style-name="ro1">
          <table:table-cell office:value-type="string">
            <text:p>RECT- 106</text:p>
          </table:table-cell>
          <table:table-cell table:style-name="ce2" office:value-type="float" office:value="503377.74">
            <text:p>503378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07]-[.D107]" office:value-type="float" office:value="480218.2">
            <text:p>480218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9"/>
          <table:table-cell table:style-name="ce12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07</text:p>
          </table:table-cell>
          <table:table-cell table:style-name="ce2" office:value-type="float" office:value="416948.1">
            <text:p>416948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08]-[.D108]" office:value-type="float" office:value="393450.13">
            <text:p>393450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08</text:p>
          </table:table-cell>
          <table:table-cell table:style-name="ce2" office:value-type="float" office:value="102174.04">
            <text:p>102174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09]-[.D109]" office:value-type="float" office:value="77905.2">
            <text:p>77905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09</text:p>
          </table:table-cell>
          <table:table-cell table:style-name="ce2" office:value-type="float" office:value="129555.01">
            <text:p>129555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10]-[.D110]" office:value-type="float" office:value="106565.63">
            <text:p>106566</text:p>
          </table:table-cell>
          <table:table-cell office:value-type="string">
            <text:p>15 nt</text:p>
          </table:table-cell>
          <table:table-cell table:style-name="ce2"/>
          <table:table-cell table:style-name="ce5"/>
          <table:table-cell table:style-name="ce2"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10</text:p>
          </table:table-cell>
          <table:table-cell table:style-name="ce2" office:value-type="float" office:value="28770500">
            <text:p>28770500</text:p>
          </table:table-cell>
          <table:table-cell office:value-type="string">
            <text:p>2 nt-RL3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111]-[.D111]" office:value-type="float" office:value="12744406">
            <text:p>12744406</text:p>
          </table:table-cell>
          <table:table-cell office:value-type="string">
            <text:p>2 nt-RL3 (-GreB)</text:p>
          </table:table-cell>
          <table:table-cell table:style-name="ce2"/>
          <table:table-cell table:style-name="ce5"/>
          <table:table-cell table:style-name="ce2"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11</text:p>
          </table:table-cell>
          <table:table-cell table:style-name="ce2" office:value-type="float" office:value="1832963.55">
            <text:p>1832964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12]-[.D112]" office:value-type="float" office:value="1519980.94">
            <text:p>1519981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93:.J111])" office:value-type="float" office:value="36930824.86">
            <text:p>36930825</text:p>
          </table:table-cell>
          <table:table-cell table:style-name="ce12" table:formula="of:=[.J112]/[.$J$116]*100" office:value-type="float" office:value="99.7773291010052">
            <text:p>99.8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O93:.O111])" office:value-type="float" office:value="10816964.28">
            <text:p>10816964</text:p>
          </table:table-cell>
          <table:table-cell table:style-name="ce12" table:formula="of:=[.O112]/[.$O$116]*100" office:value-type="float" office:value="85.3654345802898">
            <text:p>85.4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T93:.T111])" office:value-type="float" office:value="35510134.96">
            <text:p>35510135</text:p>
          </table:table-cell>
          <table:table-cell table:style-name="ce12" table:formula="of:=[.T112]/[.$T$116]*100" office:value-type="float" office:value="99.4815820148867">
            <text:p>99.5</text:p>
          </table:table-cell>
          <table:table-cell table:style-name="ce12"/>
          <table:table-cell table:number-columns-repeated="1002"/>
        </table:table-row>
        <table:table-row table:style-name="ro1">
          <table:table-cell office:value-type="string">
            <text:p>RECT- 112</text:p>
          </table:table-cell>
          <table:table-cell table:style-name="ce2" office:value-type="float" office:value="715693.08">
            <text:p>715693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13]-[.D113]" office:value-type="float" office:value="601341.19">
            <text:p>601341</text:p>
          </table:table-cell>
          <table:table-cell office:value-type="string">
            <text:p>4 nt</text:p>
          </table:table-cell>
          <table:table-cell table:style-name="ce2"/>
          <table:table-cell table:style-name="ce4"/>
          <table:table-cell table:style-name="ce2"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13</text:p>
          </table:table-cell>
          <table:table-cell table:style-name="ce2" office:value-type="float" office:value="1946705.51">
            <text:p>1946706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14]-[.D114]" office:value-type="float" office:value="1913240.44">
            <text:p>1913240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82417.72">
            <text:p>82418</text:p>
          </table:table-cell>
          <table:table-cell table:style-name="ce12" table:formula="of:=[.J114]/[.$J$116]*100" office:value-type="float" office:value="0.222670898994767">
            <text:p>0.2</text:p>
          </table:table-cell>
          <table:table-cell table:style-name="ce12" office:value-type="float" office:value="0.2">
            <text:p>0.2</text:p>
          </table:table-cell>
          <table:table-cell office:value-type="float" office:value="0.2">
            <text:p>0.2</text:p>
          </table:table-cell>
          <table:table-cell table:style-name="ce4" office:value-type="string">
            <text:p>FL:</text:p>
          </table:table-cell>
          <table:table-cell table:style-name="ce2" office:value-type="float" office:value="1854398.94">
            <text:p>1854399</text:p>
          </table:table-cell>
          <table:table-cell table:style-name="ce12" table:formula="of:=[.O114]/[.$O$116]*100" office:value-type="float" office:value="14.6345654197102">
            <text:p>14.6</text:p>
          </table:table-cell>
          <table:table-cell table:style-name="ce12" office:value-type="float" office:value="14.6">
            <text:p>14.6</text:p>
          </table:table-cell>
          <table:table-cell office:value-type="float" office:value="14.6">
            <text:p>14.6</text:p>
          </table:table-cell>
          <table:table-cell table:style-name="ce4" office:value-type="string">
            <text:p>FL:</text:p>
          </table:table-cell>
          <table:table-cell table:style-name="ce2" office:value-type="float" office:value="185050.26">
            <text:p>185050</text:p>
          </table:table-cell>
          <table:table-cell table:style-name="ce12" table:formula="of:=[.T114]/[.$T$116]*100" office:value-type="float" office:value="0.518417985113344">
            <text:p>0.5</text:p>
          </table:table-cell>
          <table:table-cell table:style-name="ce12" office:value-type="float" office:value="0.5">
            <text:p>0.5</text:p>
          </table:table-cell>
          <table:table-cell office:value-type="float" office:value="0.5">
            <text:p>0.5</text:p>
          </table:table-cell>
          <table:table-cell table:number-columns-repeated="1001"/>
        </table:table-row>
        <table:table-row table:style-name="ro1">
          <table:table-cell office:value-type="string">
            <text:p>RECT- 114</text:p>
          </table:table-cell>
          <table:table-cell table:style-name="ce2" office:value-type="float" office:value="4442647.61">
            <text:p>4442648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15]-[.D115]" office:value-type="float" office:value="4405498.7">
            <text:p>4405499</text:p>
          </table:table-cell>
          <table:table-cell office:value-type="string">
            <text:p>6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1005"/>
        </table:table-row>
        <table:table-row table:style-name="ro1">
          <table:table-cell office:value-type="string">
            <text:p>RECT- 115</text:p>
          </table:table-cell>
          <table:table-cell table:style-name="ce2" office:value-type="float" office:value="13645670.83">
            <text:p>13645671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16]-[.D116]" office:value-type="float" office:value="13612482.51">
            <text:p>13612483</text:p>
          </table:table-cell>
          <table:table-cell office:value-type="string">
            <text:p>7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112:.J115])" office:value-type="float" office:value="37013242.58">
            <text:p>37013243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9" table:formula="of:=SUM([.O112:.O115])" office:value-type="float" office:value="12671363.22">
            <text:p>12671363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9" table:formula="of:=SUM([.T112:.T115])" office:value-type="float" office:value="35695185.22">
            <text:p>35695185</text:p>
          </table:table-cell>
          <table:table-cell table:number-columns-repeated="1004"/>
        </table:table-row>
        <table:table-row table:style-name="ro1">
          <table:table-cell office:value-type="string">
            <text:p>RECT- 116</text:p>
          </table:table-cell>
          <table:table-cell table:style-name="ce2" office:value-type="float" office:value="441475.96">
            <text:p>441476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17]-[.D117]" office:value-type="float" office:value="410519.61">
            <text:p>410520</text:p>
          </table:table-cell>
          <table:table-cell office:value-type="string">
            <text:p>8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112]/[.K114]" office:value-type="float" office:value="448.093260284318">
            <text:p>448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9" table:formula="of:=[.P112]/[.P114]" office:value-type="float" office:value="5.83313765267791">
            <text:p>6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9" table:formula="of:=[.U112]/[.U114]" office:value-type="float" office:value="191.89454238">
            <text:p>192</text:p>
          </table:table-cell>
          <table:table-cell table:number-columns-repeated="1003"/>
        </table:table-row>
        <table:table-row table:style-name="ro1">
          <table:table-cell office:value-type="string">
            <text:p>RECT- 117</text:p>
          </table:table-cell>
          <table:table-cell table:style-name="ce2" office:value-type="float" office:value="313851.28">
            <text:p>313851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18]-[.D118]" office:value-type="float" office:value="278429.75">
            <text:p>278430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18</text:p>
          </table:table-cell>
          <table:table-cell table:style-name="ce2" office:value-type="float" office:value="357879.99">
            <text:p>357880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19]-[.D119]" office:value-type="float" office:value="328211.75">
            <text:p>328212</text:p>
          </table:table-cell>
          <table:table-cell office:value-type="string">
            <text:p>10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19</text:p>
          </table:table-cell>
          <table:table-cell table:style-name="ce2" office:value-type="float" office:value="84731.49">
            <text:p>84731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20]-[.D120]" office:value-type="float" office:value="59775.01">
            <text:p>59775</text:p>
          </table:table-cell>
          <table:table-cell office:value-type="string">
            <text:p>11 nt</text:p>
          </table:table-cell>
          <table:table-cell table:style-name="ce2" table:number-columns-repeated="2"/>
          <table:table-cell table:style-name="ce10" office:value-type="string">
            <text:p>N25anti</text:p>
          </table:table-cell>
          <table:table-cell table:style-name="ce2" table:number-columns-repeated="2"/>
          <table:table-cell table:number-columns-repeated="2"/>
          <table:table-cell table:style-name="ce13" office:value-type="string">
            <text:p>N25anti</text:p>
          </table:table-cell>
          <table:table-cell table:number-columns-repeated="4"/>
          <table:table-cell table:style-name="ce13" office:value-type="string">
            <text:p>N25anti</text:p>
          </table:table-cell>
          <table:table-cell table:number-columns-repeated="1004"/>
        </table:table-row>
        <table:table-row table:style-name="ro1">
          <table:table-cell office:value-type="string">
            <text:p>RECT- 120</text:p>
          </table:table-cell>
          <table:table-cell table:style-name="ce2" office:value-type="float" office:value="189873.5">
            <text:p>189874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21]-[.D121]" office:value-type="float" office:value="166713.96">
            <text:p>166714</text:p>
          </table:table-cell>
          <table:table-cell office:value-type="string">
            <text:p>12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(+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number-columns-repeated="1001"/>
        </table:table-row>
        <table:table-row table:style-name="ro1">
          <table:table-cell office:value-type="string">
            <text:p>RECT- 121</text:p>
          </table:table-cell>
          <table:table-cell table:style-name="ce2" office:value-type="float" office:value="795957.72">
            <text:p>795958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22]-[.D122]" office:value-type="float" office:value="772459.75">
            <text:p>772460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2">
            <text:p>2</text:p>
          </table:table-cell>
          <table:table-cell table:style-name="ce9" office:value-type="float" office:value="8615645.77">
            <text:p>8615646</text:p>
          </table:table-cell>
          <table:table-cell table:style-name="ce12" table:formula="of:=[.J122]/[.$J$145]*100" office:value-type="float" office:value="24.8091154508687">
            <text:p>24.8</text:p>
          </table:table-cell>
          <table:table-cell table:style-name="ce12" office:value-type="float" office:value="100">
            <text:p>100.0</text:p>
          </table:table-cell>
          <table:table-cell table:style-name="ce12" table:formula="of:=[.K122]/[.L122]*100" office:value-type="float" office:value="24.8091154508687">
            <text:p>24.8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5147575.87">
            <text:p>5147576</text:p>
          </table:table-cell>
          <table:table-cell table:style-name="ce12" table:formula="of:=[.O122]/[.$O$145]*100" office:value-type="float" office:value="41.8780398488534">
            <text:p>41.9</text:p>
          </table:table-cell>
          <table:table-cell table:style-name="ce12" office:value-type="float" office:value="100">
            <text:p>100.0</text:p>
          </table:table-cell>
          <table:table-cell table:style-name="ce12" table:formula="of:=[.P122]/[.Q122]*100" office:value-type="float" office:value="41.8780398488534">
            <text:p>41.9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0904195.19">
            <text:p>10904195</text:p>
          </table:table-cell>
          <table:table-cell table:style-name="ce12" table:formula="of:=[.T122]/[.$T$145]*100" office:value-type="float" office:value="27.9322469645124">
            <text:p>27.9</text:p>
          </table:table-cell>
          <table:table-cell table:style-name="ce12" office:value-type="float" office:value="100">
            <text:p>100.0</text:p>
          </table:table-cell>
          <table:table-cell table:style-name="ce12" table:formula="of:=[.U122]/[.V122]*100" office:value-type="float" office:value="27.9322469645124">
            <text:p>27.9</text:p>
          </table:table-cell>
          <table:table-cell table:number-columns-repeated="1001"/>
        </table:table-row>
        <table:table-row table:style-name="ro1">
          <table:table-cell office:value-type="string">
            <text:p>RECT- 122</text:p>
          </table:table-cell>
          <table:table-cell table:style-name="ce2" office:value-type="float" office:value="82405.16">
            <text:p>82405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23]-[.D123]" office:value-type="float" office:value="58136.32">
            <text:p>58136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9" office:value-type="float" office:value="2219089.97">
            <text:p>2219090</text:p>
          </table:table-cell>
          <table:table-cell table:style-name="ce12" table:formula="of:=[.J123]/[.$J$145]*100" office:value-type="float" office:value="6.38996318224848">
            <text:p>6.4</text:p>
          </table:table-cell>
          <table:table-cell table:style-name="ce12" office:value-type="float" office:value="75.2">
            <text:p>75.2</text:p>
          </table:table-cell>
          <table:table-cell table:style-name="ce12" table:formula="of:=[.K123]/[.L123]*100" office:value-type="float" office:value="8.49729146575596">
            <text:p>8.5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438549.84">
            <text:p>1438550</text:p>
          </table:table-cell>
          <table:table-cell table:style-name="ce12" table:formula="of:=[.O123]/[.$O$145]*100" office:value-type="float" office:value="11.7033044379551">
            <text:p>11.7</text:p>
          </table:table-cell>
          <table:table-cell table:style-name="ce12" office:value-type="float" office:value="58.1">
            <text:p>58.1</text:p>
          </table:table-cell>
          <table:table-cell table:style-name="ce12" table:formula="of:=[.P123]/[.Q123]*100" office:value-type="float" office:value="20.1433811324529">
            <text:p>20.1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2384433.82">
            <text:p>2384434</text:p>
          </table:table-cell>
          <table:table-cell table:style-name="ce12" table:formula="of:=[.T123]/[.$T$145]*100" office:value-type="float" office:value="6.10797891731207">
            <text:p>6.1</text:p>
          </table:table-cell>
          <table:table-cell table:style-name="ce12" office:value-type="float" office:value="72.1">
            <text:p>72.1</text:p>
          </table:table-cell>
          <table:table-cell table:style-name="ce12" table:formula="of:=[.U123]/[.V123]*100" office:value-type="float" office:value="8.47153802678512">
            <text:p>8.5</text:p>
          </table:table-cell>
          <table:table-cell table:number-columns-repeated="1001"/>
        </table:table-row>
        <table:table-row table:style-name="ro1">
          <table:table-cell office:value-type="string">
            <text:p>RECT- 123</text:p>
          </table:table-cell>
          <table:table-cell table:style-name="ce2" office:value-type="float" office:value="82618.31">
            <text:p>82618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24]-[.D124]" office:value-type="float" office:value="59628.93">
            <text:p>59629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9" office:value-type="float" office:value="2822876.53">
            <text:p>2822877</text:p>
          </table:table-cell>
          <table:table-cell table:style-name="ce12" table:formula="of:=[.J124]/[.$J$145]*100" office:value-type="float" office:value="8.12859205286451">
            <text:p>8.1</text:p>
          </table:table-cell>
          <table:table-cell table:style-name="ce12" office:value-type="float" office:value="68.8">
            <text:p>68.8</text:p>
          </table:table-cell>
          <table:table-cell table:style-name="ce12" table:formula="of:=[.K124]/[.L124]*100" office:value-type="float" office:value="11.8148140303263">
            <text:p>11.8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198037.65">
            <text:p>1198038</text:p>
          </table:table-cell>
          <table:table-cell table:style-name="ce12" table:formula="of:=[.O124]/[.$O$145]*100" office:value-type="float" office:value="9.74662048975816">
            <text:p>9.7</text:p>
          </table:table-cell>
          <table:table-cell table:style-name="ce12" office:value-type="float" office:value="46.4">
            <text:p>46.4</text:p>
          </table:table-cell>
          <table:table-cell table:style-name="ce12" table:formula="of:=[.P124]/[.Q124]*100" office:value-type="float" office:value="21.0056476072374">
            <text:p>21.0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2968355.23">
            <text:p>2968355</text:p>
          </table:table-cell>
          <table:table-cell table:style-name="ce12" table:formula="of:=[.T124]/[.$T$145]*100" office:value-type="float" office:value="7.60375524447688">
            <text:p>7.6</text:p>
          </table:table-cell>
          <table:table-cell table:style-name="ce12" office:value-type="float" office:value="66">
            <text:p>66.0</text:p>
          </table:table-cell>
          <table:table-cell table:style-name="ce12" table:formula="of:=[.U124]/[.V124]*100" office:value-type="float" office:value="11.5208412795104">
            <text:p>11.5</text:p>
          </table:table-cell>
          <table:table-cell table:number-columns-repeated="1001"/>
        </table:table-row>
        <table:table-row table:style-name="ro1">
          <table:table-cell office:value-type="string">
            <text:p>RECT- 124</text:p>
          </table:table-cell>
          <table:table-cell table:style-name="ce2" office:value-type="float" office:value="20929163">
            <text:p>20929163</text:p>
          </table:table-cell>
          <table:table-cell office:value-type="string">
            <text:p>2 nt-RL3 (+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125]-[.D125]" office:value-type="float" office:value="4903069">
            <text:p>4903069</text:p>
          </table:table-cell>
          <table:table-cell office:value-type="string">
            <text:p>2 nt-RL3 (+GreB)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9" office:value-type="float" office:value="435932.94">
            <text:p>435933</text:p>
          </table:table-cell>
          <table:table-cell table:style-name="ce12" table:formula="of:=[.J125]/[.$J$145]*100" office:value-type="float" office:value="1.25528729082099">
            <text:p>1.3</text:p>
          </table:table-cell>
          <table:table-cell table:style-name="ce12" office:value-type="float" office:value="60.7">
            <text:p>60.7</text:p>
          </table:table-cell>
          <table:table-cell table:style-name="ce12" table:formula="of:=[.K125]/[.L125]*100" office:value-type="float" office:value="2.06801860102305">
            <text:p>2.1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266318.12">
            <text:p>266318</text:p>
          </table:table-cell>
          <table:table-cell table:style-name="ce12" table:formula="of:=[.O125]/[.$O$145]*100" office:value-type="float" office:value="2.16662777266296">
            <text:p>2.2</text:p>
          </table:table-cell>
          <table:table-cell table:style-name="ce12" office:value-type="float" office:value="36.7">
            <text:p>36.7</text:p>
          </table:table-cell>
          <table:table-cell table:style-name="ce12" table:formula="of:=[.P125]/[.Q125]*100" office:value-type="float" office:value="5.90361790916339">
            <text:p>5.9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476432.71">
            <text:p>476433</text:p>
          </table:table-cell>
          <table:table-cell table:style-name="ce12" table:formula="of:=[.T125]/[.$T$145]*100" office:value-type="float" office:value="1.22043267621404">
            <text:p>1.2</text:p>
          </table:table-cell>
          <table:table-cell table:style-name="ce12" office:value-type="float" office:value="58.4">
            <text:p>58.4</text:p>
          </table:table-cell>
          <table:table-cell table:style-name="ce12" table:formula="of:=[.U125]/[.V125]*100" office:value-type="float" office:value="2.08978197981855">
            <text:p>2.1</text:p>
          </table:table-cell>
          <table:table-cell table:number-columns-repeated="1001"/>
        </table:table-row>
        <table:table-row table:style-name="ro1">
          <table:table-cell office:value-type="string">
            <text:p>RECT- 125</text:p>
          </table:table-cell>
          <table:table-cell table:style-name="ce2" office:value-type="float" office:value="2663318.17">
            <text:p>2663318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26]-[.D126]" office:value-type="float" office:value="2350335.56">
            <text:p>2350336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9" office:value-type="float" office:value="2671599.66">
            <text:p>2671600</text:p>
          </table:table-cell>
          <table:table-cell table:style-name="ce12" table:formula="of:=[.J126]/[.$J$145]*100" office:value-type="float" office:value="7.69298392399456">
            <text:p>7.7</text:p>
          </table:table-cell>
          <table:table-cell table:style-name="ce12" office:value-type="float" office:value="59.4">
            <text:p>59.4</text:p>
          </table:table-cell>
          <table:table-cell table:style-name="ce12" table:formula="of:=[.K126]/[.L126]*100" office:value-type="float" office:value="12.9511513871962">
            <text:p>13.0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880779.59">
            <text:p>880780</text:p>
          </table:table-cell>
          <table:table-cell table:style-name="ce12" table:formula="of:=[.O126]/[.$O$145]*100" office:value-type="float" office:value="7.16557146501597">
            <text:p>7.2</text:p>
          </table:table-cell>
          <table:table-cell table:style-name="ce12" office:value-type="float" office:value="34.5">
            <text:p>34.5</text:p>
          </table:table-cell>
          <table:table-cell table:style-name="ce12" table:formula="of:=[.P126]/[.Q126]*100" office:value-type="float" office:value="20.7697723623651">
            <text:p>20.8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2939996.98">
            <text:p>2939997</text:p>
          </table:table-cell>
          <table:table-cell table:style-name="ce12" table:formula="of:=[.T126]/[.$T$145]*100" office:value-type="float" office:value="7.53111259376499">
            <text:p>7.5</text:p>
          </table:table-cell>
          <table:table-cell table:style-name="ce12" office:value-type="float" office:value="57.2">
            <text:p>57.2</text:p>
          </table:table-cell>
          <table:table-cell table:style-name="ce12" table:formula="of:=[.U126]/[.V126]*100" office:value-type="float" office:value="13.1662807583304">
            <text:p>13.2</text:p>
          </table:table-cell>
          <table:table-cell table:number-columns-repeated="1001"/>
        </table:table-row>
        <table:table-row table:style-name="ro1">
          <table:table-cell office:value-type="string">
            <text:p>RECT- 126</text:p>
          </table:table-cell>
          <table:table-cell table:style-name="ce2" office:value-type="float" office:value="473126.86">
            <text:p>473127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27]-[.D127]" office:value-type="float" office:value="358774.97">
            <text:p>358775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9" office:value-type="float" office:value="4637209.49">
            <text:p>4637209</text:p>
          </table:table-cell>
          <table:table-cell table:style-name="ce12" table:formula="of:=[.J127]/[.$J$145]*100" office:value-type="float" office:value="13.3530403499022">
            <text:p>13.4</text:p>
          </table:table-cell>
          <table:table-cell table:style-name="ce12" office:value-type="float" office:value="51.7">
            <text:p>51.7</text:p>
          </table:table-cell>
          <table:table-cell table:style-name="ce12" table:formula="of:=[.K127]/[.L127]*100" office:value-type="float" office:value="25.8279310442983">
            <text:p>25.8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102186.15">
            <text:p>102186</text:p>
          </table:table-cell>
          <table:table-cell table:style-name="ce12" table:formula="of:=[.O127]/[.$O$145]*100" office:value-type="float" office:value="0.83133415995691">
            <text:p>0.8</text:p>
          </table:table-cell>
          <table:table-cell table:style-name="ce12" office:value-type="float" office:value="27.3">
            <text:p>27.3</text:p>
          </table:table-cell>
          <table:table-cell table:style-name="ce12" table:formula="of:=[.P127]/[.Q127]*100" office:value-type="float" office:value="3.04518007310224">
            <text:p>3.0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5019844.69">
            <text:p>5019845</text:p>
          </table:table-cell>
          <table:table-cell table:style-name="ce12" table:formula="of:=[.T127]/[.$T$145]*100" office:value-type="float" office:value="12.8588620399206">
            <text:p>12.9</text:p>
          </table:table-cell>
          <table:table-cell table:style-name="ce12" office:value-type="float" office:value="49.7">
            <text:p>49.7</text:p>
          </table:table-cell>
          <table:table-cell table:style-name="ce12" table:formula="of:=[.U127]/[.V127]*100" office:value-type="float" office:value="25.872961850947">
            <text:p>25.9</text:p>
          </table:table-cell>
          <table:table-cell table:number-columns-repeated="1001"/>
        </table:table-row>
        <table:table-row table:style-name="ro1">
          <table:table-cell office:value-type="string">
            <text:p>RECT- 127</text:p>
          </table:table-cell>
          <table:table-cell table:style-name="ce2" office:value-type="float" office:value="714560.37">
            <text:p>714560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28]-[.D128]" office:value-type="float" office:value="681095.3">
            <text:p>681095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9" office:value-type="float" office:value="1635673.02">
            <text:p>1635673</text:p>
          </table:table-cell>
          <table:table-cell table:style-name="ce12" table:formula="of:=[.J128]/[.$J$145]*100" office:value-type="float" office:value="4.70998946293159">
            <text:p>4.7</text:p>
          </table:table-cell>
          <table:table-cell table:style-name="ce12" office:value-type="float" office:value="38.3">
            <text:p>38.3</text:p>
          </table:table-cell>
          <table:table-cell table:style-name="ce12" table:formula="of:=[.K128]/[.L128]*100" office:value-type="float" office:value="12.2976226186204">
            <text:p>12.3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-2579.42">
            <text:p>-2579</text:p>
          </table:table-cell>
          <table:table-cell table:style-name="ce12" table:formula="of:=[.O128]/[.$O$145]*100" office:value-type="float" office:value="-0.0209848395196027">
            <text:p>0.0</text:p>
          </table:table-cell>
          <table:table-cell table:style-name="ce12" office:value-type="float" office:value="26.5">
            <text:p>26.5</text:p>
          </table:table-cell>
          <table:table-cell table:style-name="ce12" table:formula="of:=[.P128]/[.Q128]*100" office:value-type="float" office:value="-0.0791880736588782">
            <text:p>-0.1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1741551">
            <text:p>1741551</text:p>
          </table:table-cell>
          <table:table-cell table:style-name="ce12" table:formula="of:=[.T128]/[.$T$145]*100" office:value-type="float" office:value="4.46116671479847">
            <text:p>4.5</text:p>
          </table:table-cell>
          <table:table-cell table:style-name="ce12" office:value-type="float" office:value="36.8">
            <text:p>36.8</text:p>
          </table:table-cell>
          <table:table-cell table:style-name="ce12" table:formula="of:=[.U128]/[.V128]*100" office:value-type="float" office:value="12.1227356380393">
            <text:p>12.1</text:p>
          </table:table-cell>
          <table:table-cell table:number-columns-repeated="1001"/>
        </table:table-row>
        <table:table-row table:style-name="ro1">
          <table:table-cell office:value-type="string">
            <text:p>RECT- 128</text:p>
          </table:table-cell>
          <table:table-cell table:style-name="ce2" office:value-type="float" office:value="1061032.32">
            <text:p>1061032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29]-[.D129]" office:value-type="float" office:value="1023883.41">
            <text:p>1023883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9" office:value-type="float" office:value="1436360.76">
            <text:p>1436361</text:p>
          </table:table-cell>
          <table:table-cell table:style-name="ce12" table:formula="of:=[.J129]/[.$J$145]*100" office:value-type="float" office:value="4.13606140215507">
            <text:p>4.1</text:p>
          </table:table-cell>
          <table:table-cell table:style-name="ce12" office:value-type="float" office:value="33.6">
            <text:p>33.6</text:p>
          </table:table-cell>
          <table:table-cell table:style-name="ce12" table:formula="of:=[.K129]/[.L129]*100" office:value-type="float" office:value="12.3097065540329">
            <text:p>12.3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58844.61">
            <text:p>58845</text:p>
          </table:table-cell>
          <table:table-cell table:style-name="ce12" table:formula="of:=[.O129]/[.$O$145]*100" office:value-type="float" office:value="0.478729597135639">
            <text:p>0.5</text:p>
          </table:table-cell>
          <table:table-cell table:style-name="ce12" office:value-type="float" office:value="26.5">
            <text:p>26.5</text:p>
          </table:table-cell>
          <table:table-cell table:style-name="ce12" table:formula="of:=[.P129]/[.Q129]*100" office:value-type="float" office:value="1.80652678164392">
            <text:p>1.8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1521580.88">
            <text:p>1521581</text:p>
          </table:table-cell>
          <table:table-cell table:style-name="ce12" table:formula="of:=[.T129]/[.$T$145]*100" office:value-type="float" office:value="3.89769003361358">
            <text:p>3.9</text:p>
          </table:table-cell>
          <table:table-cell table:style-name="ce12" office:value-type="float" office:value="32.3">
            <text:p>32.3</text:p>
          </table:table-cell>
          <table:table-cell table:style-name="ce12" table:formula="of:=[.U129]/[.V129]*100" office:value-type="float" office:value="12.0671518068532">
            <text:p>12.1</text:p>
          </table:table-cell>
          <table:table-cell table:number-columns-repeated="1001"/>
        </table:table-row>
        <table:table-row table:style-name="ro1">
          <table:table-cell office:value-type="string">
            <text:p>RECT- 129</text:p>
          </table:table-cell>
          <table:table-cell table:style-name="ce2" office:value-type="float" office:value="1463785.5">
            <text:p>1463786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30]-[.D130]" office:value-type="float" office:value="1430597.18">
            <text:p>1430597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9" office:value-type="float" office:value="513280.09">
            <text:p>513280</text:p>
          </table:table-cell>
          <table:table-cell table:style-name="ce12" table:formula="of:=[.J130]/[.$J$145]*100" office:value-type="float" office:value="1.47801167218163">
            <text:p>1.5</text:p>
          </table:table-cell>
          <table:table-cell table:style-name="ce12" office:value-type="float" office:value="29.5">
            <text:p>29.5</text:p>
          </table:table-cell>
          <table:table-cell table:style-name="ce12" table:formula="of:=[.K130]/[.L130]*100" office:value-type="float" office:value="5.01020905824282">
            <text:p>5.0</text:p>
          </table:table-cell>
          <table:table-cell table:style-name="ce4" office:value-type="float" office:value="10">
            <text:p>10</text:p>
          </table:table-cell>
          <table:table-cell table:style-name="ce9" office:value-type="float" office:value="61628.99">
            <text:p>61629</text:p>
          </table:table-cell>
          <table:table-cell table:style-name="ce12" table:formula="of:=[.O130]/[.$O$145]*100" office:value-type="float" office:value="0.50138188620124">
            <text:p>0.5</text:p>
          </table:table-cell>
          <table:table-cell table:style-name="ce12" office:value-type="float" office:value="26">
            <text:p>26.0</text:p>
          </table:table-cell>
          <table:table-cell table:style-name="ce12" table:formula="of:=[.P130]/[.Q130]*100" office:value-type="float" office:value="1.92839187000477">
            <text:p>1.9</text:p>
          </table:table-cell>
          <table:table-cell table:style-name="ce4" office:value-type="float" office:value="10">
            <text:p>10</text:p>
          </table:table-cell>
          <table:table-cell table:style-name="ce9" office:value-type="float" office:value="547904.8">
            <text:p>547905</text:p>
          </table:table-cell>
          <table:table-cell table:style-name="ce12" table:formula="of:=[.T130]/[.$T$145]*100" office:value-type="float" office:value="1.40351597893964">
            <text:p>1.4</text:p>
          </table:table-cell>
          <table:table-cell table:style-name="ce12" office:value-type="float" office:value="28.4">
            <text:p>28.4</text:p>
          </table:table-cell>
          <table:table-cell table:style-name="ce12" table:formula="of:=[.U130]/[.V130]*100" office:value-type="float" office:value="4.94195767232268">
            <text:p>4.9</text:p>
          </table:table-cell>
          <table:table-cell table:number-columns-repeated="1001"/>
        </table:table-row>
        <table:table-row table:style-name="ro1">
          <table:table-cell office:value-type="string">
            <text:p>RECT- 130</text:p>
          </table:table-cell>
          <table:table-cell table:style-name="ce2" office:value-type="float" office:value="58263.75">
            <text:p>58264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31]-[.D131]" office:value-type="float" office:value="27307.4">
            <text:p>27307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9" office:value-type="float" office:value="363517.02">
            <text:p>363517</text:p>
          </table:table-cell>
          <table:table-cell table:style-name="ce12" table:formula="of:=[.J131]/[.$J$145]*100" office:value-type="float" office:value="1.04676259427223">
            <text:p>1.0</text:p>
          </table:table-cell>
          <table:table-cell table:style-name="ce12" office:value-type="float" office:value="28">
            <text:p>28.0</text:p>
          </table:table-cell>
          <table:table-cell table:style-name="ce12" table:formula="of:=[.K131]/[.L131]*100" office:value-type="float" office:value="3.73843783668654">
            <text:p>3.7</text:p>
          </table:table-cell>
          <table:table-cell table:style-name="ce4" office:value-type="float" office:value="11">
            <text:p>11</text:p>
          </table:table-cell>
          <table:table-cell table:style-name="ce9" office:value-type="float" office:value="63358.27">
            <text:p>63358</text:p>
          </table:table-cell>
          <table:table-cell table:style-name="ce12" table:formula="of:=[.O131]/[.$O$145]*100" office:value-type="float" office:value="0.515450422261462">
            <text:p>0.5</text:p>
          </table:table-cell>
          <table:table-cell table:style-name="ce12" office:value-type="float" office:value="25.5">
            <text:p>25.5</text:p>
          </table:table-cell>
          <table:table-cell table:style-name="ce12" table:formula="of:=[.P131]/[.Q131]*100" office:value-type="float" office:value="2.02137420494691">
            <text:p>2.0</text:p>
          </table:table-cell>
          <table:table-cell table:style-name="ce4" office:value-type="float" office:value="11">
            <text:p>11</text:p>
          </table:table-cell>
          <table:table-cell table:style-name="ce9" office:value-type="float" office:value="387932.5">
            <text:p>387933</text:p>
          </table:table-cell>
          <table:table-cell table:style-name="ce12" table:formula="of:=[.T131]/[.$T$145]*100" office:value-type="float" office:value="0.993730046716149">
            <text:p>1.0</text:p>
          </table:table-cell>
          <table:table-cell table:style-name="ce12" office:value-type="float" office:value="27">
            <text:p>27.0</text:p>
          </table:table-cell>
          <table:table-cell table:style-name="ce12" table:formula="of:=[.U131]/[.V131]*100" office:value-type="float" office:value="3.68048165450426">
            <text:p>3.7</text:p>
          </table:table-cell>
          <table:table-cell table:number-columns-repeated="1001"/>
        </table:table-row>
        <table:table-row table:style-name="ro1">
          <table:table-cell office:value-type="string">
            <text:p>RECT- 131</text:p>
          </table:table-cell>
          <table:table-cell table:style-name="ce2" office:value-type="float" office:value="77322.99">
            <text:p>77323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32]-[.D132]" office:value-type="float" office:value="41901.46">
            <text:p>41901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9" office:value-type="float" office:value="913020.34">
            <text:p>913020</text:p>
          </table:table-cell>
          <table:table-cell table:style-name="ce12" table:formula="of:=[.J132]/[.$J$145]*100" office:value-type="float" office:value="2.62908058533742">
            <text:p>2.6</text:p>
          </table:table-cell>
          <table:table-cell table:style-name="ce12" office:value-type="float" office:value="27">
            <text:p>27.0</text:p>
          </table:table-cell>
          <table:table-cell table:style-name="ce12" table:formula="of:=[.K132]/[.L132]*100" office:value-type="float" office:value="9.73733550124969">
            <text:p>9.7</text:p>
          </table:table-cell>
          <table:table-cell table:style-name="ce4" office:value-type="float" office:value="12">
            <text:p>12</text:p>
          </table:table-cell>
          <table:table-cell table:style-name="ce9" office:value-type="float" office:value="166451.4">
            <text:p>166451</text:p>
          </table:table-cell>
          <table:table-cell table:style-name="ce12" table:formula="of:=[.O132]/[.$O$145]*100" office:value-type="float" office:value="1.35416330679502">
            <text:p>1.4</text:p>
          </table:table-cell>
          <table:table-cell table:style-name="ce12" office:value-type="float" office:value="25">
            <text:p>25.0</text:p>
          </table:table-cell>
          <table:table-cell table:style-name="ce12" table:formula="of:=[.P132]/[.Q132]*100" office:value-type="float" office:value="5.41665322718007">
            <text:p>5.4</text:p>
          </table:table-cell>
          <table:table-cell table:style-name="ce4" office:value-type="float" office:value="12">
            <text:p>12</text:p>
          </table:table-cell>
          <table:table-cell table:style-name="ce9" office:value-type="float" office:value="973622.93">
            <text:p>973623</text:p>
          </table:table-cell>
          <table:table-cell table:style-name="ce12" table:formula="of:=[.T132]/[.$T$145]*100" office:value-type="float" office:value="2.49403790533872">
            <text:p>2.5</text:p>
          </table:table-cell>
          <table:table-cell table:style-name="ce12" office:value-type="float" office:value="26">
            <text:p>26.0</text:p>
          </table:table-cell>
          <table:table-cell table:style-name="ce12" table:formula="of:=[.U132]/[.V132]*100" office:value-type="float" office:value="9.59245348207201">
            <text:p>9.6</text:p>
          </table:table-cell>
          <table:table-cell table:number-columns-repeated="1001"/>
        </table:table-row>
        <table:table-row table:style-name="ro1">
          <table:table-cell office:value-type="string">
            <text:p>RECT- 132</text:p>
          </table:table-cell>
          <table:table-cell table:style-name="ce2" office:value-type="float" office:value="27498889">
            <text:p>27498889</text:p>
          </table:table-cell>
          <table:table-cell office:value-type="string">
            <text:p>2 nt-RL3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133]-[.D133]" office:value-type="float" office:value="11472795">
            <text:p>11472795</text:p>
          </table:table-cell>
          <table:table-cell office:value-type="string">
            <text:p>2 nt-RL3 (-GreB)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9" office:value-type="float" office:value="5117332.06">
            <text:p>5117332</text:p>
          </table:table-cell>
          <table:table-cell table:style-name="ce12" table:formula="of:=[.J133]/[.$J$145]*100" office:value-type="float" office:value="14.7355735444741">
            <text:p>14.7</text:p>
          </table:table-cell>
          <table:table-cell table:style-name="ce12" office:value-type="float" office:value="24.4">
            <text:p>24.4</text:p>
          </table:table-cell>
          <table:table-cell table:style-name="ce12" table:formula="of:=[.K133]/[.L133]*100" office:value-type="float" office:value="60.391694854402">
            <text:p>60.4</text:p>
          </table:table-cell>
          <table:table-cell table:style-name="ce4" office:value-type="float" office:value="13">
            <text:p>13</text:p>
          </table:table-cell>
          <table:table-cell table:style-name="ce9" office:value-type="float" office:value="392602.28">
            <text:p>392602</text:p>
          </table:table-cell>
          <table:table-cell table:style-name="ce12" table:formula="of:=[.O133]/[.$O$145]*100" office:value-type="float" office:value="3.19401099504158">
            <text:p>3.2</text:p>
          </table:table-cell>
          <table:table-cell table:style-name="ce12" office:value-type="float" office:value="23.6">
            <text:p>23.6</text:p>
          </table:table-cell>
          <table:table-cell table:style-name="ce12" table:formula="of:=[.P133]/[.Q133]*100" office:value-type="float" office:value="13.533944894244">
            <text:p>13.5</text:p>
          </table:table-cell>
          <table:table-cell table:style-name="ce4" office:value-type="float" office:value="13">
            <text:p>13</text:p>
          </table:table-cell>
          <table:table-cell table:style-name="ce9" office:value-type="float" office:value="5528334.36">
            <text:p>5528334</text:p>
          </table:table-cell>
          <table:table-cell table:style-name="ce12" table:formula="of:=[.T133]/[.$T$145]*100" office:value-type="float" office:value="14.1614120029265">
            <text:p>14.2</text:p>
          </table:table-cell>
          <table:table-cell table:style-name="ce12" office:value-type="float" office:value="23.5">
            <text:p>23.5</text:p>
          </table:table-cell>
          <table:table-cell table:style-name="ce12" table:formula="of:=[.U133]/[.V133]*100" office:value-type="float" office:value="60.2613276720278">
            <text:p>60.3</text:p>
          </table:table-cell>
          <table:table-cell table:number-columns-repeated="1001"/>
        </table:table-row>
        <table:table-row table:style-name="ro1">
          <table:table-cell office:value-type="string">
            <text:p>RECT- 133</text:p>
          </table:table-cell>
          <table:table-cell table:style-name="ce2" office:value-type="float" office:value="1787430.22">
            <text:p>1787430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34]-[.D134]" office:value-type="float" office:value="1474447.61">
            <text:p>1474448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9" office:value-type="float" office:value="2929564.52">
            <text:p>2929565</text:p>
          </table:table-cell>
          <table:table-cell table:style-name="ce12" table:formula="of:=[.J134]/[.$J$145]*100" office:value-type="float" office:value="8.43580462076598">
            <text:p>8.4</text:p>
          </table:table-cell>
          <table:table-cell table:style-name="ce12" office:value-type="float" office:value="9.7">
            <text:p>9.7</text:p>
          </table:table-cell>
          <table:table-cell table:style-name="ce12" table:formula="of:=[.K134]/[.L134]*100" office:value-type="float" office:value="86.9670579460411">
            <text:p>87.0</text:p>
          </table:table-cell>
          <table:table-cell table:style-name="ce4" office:value-type="float" office:value="14">
            <text:p>14</text:p>
          </table:table-cell>
          <table:table-cell table:style-name="ce9" office:value-type="float" office:value="141788.64">
            <text:p>141789</text:p>
          </table:table-cell>
          <table:table-cell table:style-name="ce12" table:formula="of:=[.O134]/[.$O$145]*100" office:value-type="float" office:value="1.15351972773055">
            <text:p>1.2</text:p>
          </table:table-cell>
          <table:table-cell table:style-name="ce12" office:value-type="float" office:value="20.4">
            <text:p>20.4</text:p>
          </table:table-cell>
          <table:table-cell table:style-name="ce12" table:formula="of:=[.P134]/[.Q134]*100" office:value-type="float" office:value="5.65450846926739">
            <text:p>5.7</text:p>
          </table:table-cell>
          <table:table-cell table:style-name="ce4" office:value-type="float" office:value="14">
            <text:p>14</text:p>
          </table:table-cell>
          <table:table-cell table:style-name="ce9" office:value-type="float" office:value="3161278.81">
            <text:p>3161279</text:p>
          </table:table-cell>
          <table:table-cell table:style-name="ce12" table:formula="of:=[.T134]/[.$T$145]*100" office:value-type="float" office:value="8.09794935857159">
            <text:p>8.1</text:p>
          </table:table-cell>
          <table:table-cell table:style-name="ce12" office:value-type="float" office:value="9.3">
            <text:p>9.3</text:p>
          </table:table-cell>
          <table:table-cell table:style-name="ce12" table:formula="of:=[.U134]/[.V134]*100" office:value-type="float" office:value="87.074724285716">
            <text:p>87.1</text:p>
          </table:table-cell>
          <table:table-cell table:number-columns-repeated="1001"/>
        </table:table-row>
        <table:table-row table:style-name="ro1">
          <table:table-cell office:value-type="string">
            <text:p>RECT- 134</text:p>
          </table:table-cell>
          <table:table-cell table:style-name="ce2" office:value-type="float" office:value="731260.51">
            <text:p>731261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35]-[.D135]" office:value-type="float" office:value="616908.62">
            <text:p>616909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9" office:value-type="float" office:value="215342.48">
            <text:p>215342</text:p>
          </table:table-cell>
          <table:table-cell table:style-name="ce12" table:formula="of:=[.J135]/[.$J$145]*100" office:value-type="float" office:value="0.620087755510913">
            <text:p>0.6</text:p>
          </table:table-cell>
          <table:table-cell table:style-name="ce12" office:value-type="float" office:value="1.3">
            <text:p>1.3</text:p>
          </table:table-cell>
          <table:table-cell table:style-name="ce12" table:formula="of:=[.K135]/[.L135]*100" office:value-type="float" office:value="47.6990581162241">
            <text:p>47.7</text:p>
          </table:table-cell>
          <table:table-cell table:style-name="ce4" office:value-type="float" office:value="15">
            <text:p>15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5">
            <text:p>15</text:p>
          </table:table-cell>
          <table:table-cell table:style-name="ce9" office:value-type="float" office:value="232608.49">
            <text:p>232608</text:p>
          </table:table-cell>
          <table:table-cell table:style-name="ce12" table:formula="of:=[.T135]/[.$T$145]*100" office:value-type="float" office:value="0.595851199974926">
            <text:p>0.6</text:p>
          </table:table-cell>
          <table:table-cell table:style-name="ce12" office:value-type="float" office:value="1.2">
            <text:p>1.2</text:p>
          </table:table-cell>
          <table:table-cell table:style-name="ce12" table:formula="of:=[.U135]/[.V135]*100" office:value-type="float" office:value="49.6542666645772">
            <text:p>49.7</text:p>
          </table:table-cell>
          <table:table-cell table:number-columns-repeated="1001"/>
        </table:table-row>
        <table:table-row table:style-name="ro1">
          <table:table-cell office:value-type="string">
            <text:p>RECT- 135</text:p>
          </table:table-cell>
          <table:table-cell table:style-name="ce2" office:value-type="float" office:value="1953617.85">
            <text:p>195361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36]-[.D136]" office:value-type="float" office:value="1920152.78">
            <text:p>1920153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36</text:p>
          </table:table-cell>
          <table:table-cell table:style-name="ce2" office:value-type="float" office:value="4424967.86">
            <text:p>4424968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37]-[.D137]" office:value-type="float" office:value="4387818.95">
            <text:p>4387819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37</text:p>
          </table:table-cell>
          <table:table-cell table:style-name="ce2" office:value-type="float" office:value="13662689.42">
            <text:p>13662689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38]-[.D138]" office:value-type="float" office:value="13629501.1">
            <text:p>13629501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/>
          <table:table-cell table:style-name="ce12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38</text:p>
          </table:table-cell>
          <table:table-cell table:style-name="ce2" office:value-type="float" office:value="427095.3">
            <text:p>427095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39]-[.D139]" office:value-type="float" office:value="396138.95">
            <text:p>396139</text:p>
          </table:table-cell>
          <table:table-cell office:value-type="string">
            <text:p>8 nt</text:p>
          </table:table-cell>
          <table:table-cell table:style-name="ce2"/>
          <table:table-cell table:style-name="ce5"/>
          <table:table-cell table:style-name="ce2"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39</text:p>
          </table:table-cell>
          <table:table-cell table:style-name="ce2" office:value-type="float" office:value="314606.45">
            <text:p>314606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40]-[.D140]" office:value-type="float" office:value="279184.92">
            <text:p>279185</text:p>
          </table:table-cell>
          <table:table-cell office:value-type="string">
            <text:p>9 nt</text:p>
          </table:table-cell>
          <table:table-cell table:style-name="ce2"/>
          <table:table-cell table:style-name="ce5"/>
          <table:table-cell table:style-name="ce2"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40</text:p>
          </table:table-cell>
          <table:table-cell table:style-name="ce2" office:value-type="float" office:value="346108.29">
            <text:p>346108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41]-[.D141]" office:value-type="float" office:value="316440.05">
            <text:p>316440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122:.J140])" office:value-type="float" office:value="34526444.65">
            <text:p>34526445</text:p>
          </table:table-cell>
          <table:table-cell table:style-name="ce12" table:formula="of:=[.J141]/[.$J$145]*100" office:value-type="float" office:value="99.4203538883284">
            <text:p>99.4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O122:.O140])" office:value-type="float" office:value="9915541.99">
            <text:p>9915542</text:p>
          </table:table-cell>
          <table:table-cell table:style-name="ce12" table:formula="of:=[.O141]/[.$O$145]*100" office:value-type="float" office:value="80.6677692698484">
            <text:p>80.7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T122:.T140])" office:value-type="float" office:value="38788072.39">
            <text:p>38788072</text:p>
          </table:table-cell>
          <table:table-cell table:style-name="ce12" table:formula="of:=[.T141]/[.$T$145]*100" office:value-type="float" office:value="99.3597416770806">
            <text:p>99.4</text:p>
          </table:table-cell>
          <table:table-cell table:style-name="ce12"/>
          <table:table-cell table:number-columns-repeated="1002"/>
        </table:table-row>
        <table:table-row table:style-name="ro1">
          <table:table-cell office:value-type="string">
            <text:p>RECT- 141</text:p>
          </table:table-cell>
          <table:table-cell table:style-name="ce2" office:value-type="float" office:value="68106.38">
            <text:p>68106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42]-[.D142]" office:value-type="float" office:value="43149.9">
            <text:p>43150</text:p>
          </table:table-cell>
          <table:table-cell office:value-type="string">
            <text:p>11 nt</text:p>
          </table:table-cell>
          <table:table-cell table:style-name="ce2"/>
          <table:table-cell table:style-name="ce4"/>
          <table:table-cell table:style-name="ce2"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42</text:p>
          </table:table-cell>
          <table:table-cell table:style-name="ce2" office:value-type="float" office:value="175893.67">
            <text:p>175894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43]-[.D143]" office:value-type="float" office:value="152734.13">
            <text:p>152734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201298.01">
            <text:p>201298</text:p>
          </table:table-cell>
          <table:table-cell table:style-name="ce12" table:formula="of:=[.J143]/[.$J$145]*100" office:value-type="float" office:value="0.579646111671573">
            <text:p>0.6</text:p>
          </table:table-cell>
          <table:table-cell table:style-name="ce12" office:value-type="float" office:value="0.6">
            <text:p>0.6</text:p>
          </table:table-cell>
          <table:table-cell office:value-type="float" office:value="0.6">
            <text:p>0.6</text:p>
          </table:table-cell>
          <table:table-cell table:style-name="ce4" office:value-type="string">
            <text:p>FL:</text:p>
          </table:table-cell>
          <table:table-cell table:style-name="ce2" office:value-type="float" office:value="2376284.2">
            <text:p>2376284</text:p>
          </table:table-cell>
          <table:table-cell table:style-name="ce12" table:formula="of:=[.O143]/[.$O$145]*100" office:value-type="float" office:value="19.3322307301516">
            <text:p>19.3</text:p>
          </table:table-cell>
          <table:table-cell table:style-name="ce12" office:value-type="float" office:value="19.3">
            <text:p>19.3</text:p>
          </table:table-cell>
          <table:table-cell office:value-type="float" office:value="19.3">
            <text:p>19.3</text:p>
          </table:table-cell>
          <table:table-cell table:style-name="ce4" office:value-type="string">
            <text:p>FL:</text:p>
          </table:table-cell>
          <table:table-cell table:style-name="ce2" office:value-type="float" office:value="249944.15">
            <text:p>249944</text:p>
          </table:table-cell>
          <table:table-cell table:style-name="ce12" table:formula="of:=[.T143]/[.$T$145]*100" office:value-type="float" office:value="0.640258322919395">
            <text:p>0.6</text:p>
          </table:table-cell>
          <table:table-cell table:style-name="ce12" office:value-type="float" office:value="0.6">
            <text:p>0.6</text:p>
          </table:table-cell>
          <table:table-cell office:value-type="float" office:value="0.6">
            <text:p>0.6</text:p>
          </table:table-cell>
          <table:table-cell table:number-columns-repeated="1001"/>
        </table:table-row>
        <table:table-row table:style-name="ro1">
          <table:table-cell office:value-type="string">
            <text:p>RECT- 143</text:p>
          </table:table-cell>
          <table:table-cell table:style-name="ce2" office:value-type="float" office:value="781870.26">
            <text:p>781870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44]-[.D144]" office:value-type="float" office:value="758372.29">
            <text:p>758372</text:p>
          </table:table-cell>
          <table:table-cell office:value-type="string">
            <text:p>13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1005"/>
        </table:table-row>
        <table:table-row table:style-name="ro1">
          <table:table-cell office:value-type="string">
            <text:p>RECT- 144</text:p>
          </table:table-cell>
          <table:table-cell table:style-name="ce2" office:value-type="float" office:value="39417.28">
            <text:p>39417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45]-[.D145]" office:value-type="float" office:value="15148.44">
            <text:p>15148</text:p>
          </table:table-cell>
          <table:table-cell office:value-type="string">
            <text:p>14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141:.J144])" office:value-type="float" office:value="34727742.66">
            <text:p>34727743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9" table:formula="of:=SUM([.O141:.O144])" office:value-type="float" office:value="12291826.19">
            <text:p>12291826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9" table:formula="of:=SUM([.T141:.T144])" office:value-type="float" office:value="39038016.54">
            <text:p>39038017</text:p>
          </table:table-cell>
          <table:table-cell table:number-columns-repeated="1004"/>
        </table:table-row>
        <table:table-row table:style-name="ro1">
          <table:table-cell office:value-type="string">
            <text:p>RECT- 145</text:p>
          </table:table-cell>
          <table:table-cell table:style-name="ce2" office:value-type="float" office:value="70331.6">
            <text:p>70332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46]-[.D146]" office:value-type="float" office:value="47342.22">
            <text:p>47342</text:p>
          </table:table-cell>
          <table:table-cell office:value-type="string">
            <text:p>15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141]/[.K143]" office:value-type="float" office:value="171.519056000603">
            <text:p>172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9" table:formula="of:=[.P141]/[.P143]" office:value-type="float" office:value="4.17270879888862">
            <text:p>4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9" table:formula="of:=[.U141]/[.U143]" office:value-type="float" office:value="155.18695832649">
            <text:p>155</text:p>
          </table:table-cell>
          <table:table-cell table:number-columns-repeated="1003"/>
        </table:table-row>
        <table:table-row table:style-name="ro1">
          <table:table-cell office:value-type="string">
            <text:p>RECT- 146</text:p>
          </table:table-cell>
          <table:table-cell table:style-name="ce2" office:value-type="float" office:value="20383981.34">
            <text:p>20383981</text:p>
          </table:table-cell>
          <table:table-cell office:value-type="string">
            <text:p>2 nt-N25anti (-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147]-[.D147]" office:value-type="float" office:value="8615645.77">
            <text:p>8615646</text:p>
          </table:table-cell>
          <table:table-cell office:value-type="string">
            <text:p>2 nt-N25anti (-GreB)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47</text:p>
          </table:table-cell>
          <table:table-cell table:style-name="ce2" office:value-type="float" office:value="2532072.58">
            <text:p>2532073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48]-[.D148]" office:value-type="float" office:value="2219089.97">
            <text:p>2219090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48</text:p>
          </table:table-cell>
          <table:table-cell table:style-name="ce2" office:value-type="float" office:value="2937228.42">
            <text:p>2937228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49]-[.D149]" office:value-type="float" office:value="2822876.53">
            <text:p>2822877</text:p>
          </table:table-cell>
          <table:table-cell office:value-type="string">
            <text:p>4 nt</text:p>
          </table:table-cell>
          <table:table-cell table:style-name="ce2" table:number-columns-repeated="2"/>
          <table:table-cell table:style-name="ce10" office:value-type="string">
            <text:p>DG203-2</text:p>
          </table:table-cell>
          <table:table-cell table:style-name="ce2" table:number-columns-repeated="2"/>
          <table:table-cell table:number-columns-repeated="2"/>
          <table:table-cell table:style-name="ce13" office:value-type="string">
            <text:p>DG203-2</text:p>
          </table:table-cell>
          <table:table-cell table:number-columns-repeated="4"/>
          <table:table-cell table:style-name="ce13" office:value-type="string">
            <text:p>DG203-2</text:p>
          </table:table-cell>
          <table:table-cell table:number-columns-repeated="1004"/>
        </table:table-row>
        <table:table-row table:style-name="ro1">
          <table:table-cell office:value-type="string">
            <text:p>RECT- 149</text:p>
          </table:table-cell>
          <table:table-cell table:style-name="ce2" office:value-type="float" office:value="469398.01">
            <text:p>46939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50]-[.D150]" office:value-type="float" office:value="435932.94">
            <text:p>435933</text:p>
          </table:table-cell>
          <table:table-cell office:value-type="string">
            <text:p>5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(+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(-GreB)</text:p>
          </table:table-cell>
          <table:table-cell table:style-name="ce11" office:value-type="string">
            <text:p>% Yield</text:p>
          </table:table-cell>
          <table:table-cell table:style-name="ce11" office:value-type="string">
            <text:p>% RNAP</text:p>
          </table:table-cell>
          <table:table-cell table:style-name="ce11" office:value-type="string">
            <text:p>AP</text:p>
          </table:table-cell>
          <table:table-cell table:number-columns-repeated="1001"/>
        </table:table-row>
        <table:table-row table:style-name="ro1">
          <table:table-cell office:value-type="string">
            <text:p>RECT- 150</text:p>
          </table:table-cell>
          <table:table-cell table:style-name="ce2" office:value-type="float" office:value="2708748.57">
            <text:p>2708749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51]-[.D151]" office:value-type="float" office:value="2671599.66">
            <text:p>2671600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2">
            <text:p>2</text:p>
          </table:table-cell>
          <table:table-cell table:style-name="ce9" office:value-type="float" office:value="14312648.57">
            <text:p>14312649</text:p>
          </table:table-cell>
          <table:table-cell table:style-name="ce12" table:formula="of:=[.J151]/[.$J$174]*100" office:value-type="float" office:value="57.9634253080426">
            <text:p>58.0</text:p>
          </table:table-cell>
          <table:table-cell table:style-name="ce12" office:value-type="float" office:value="100">
            <text:p>100.0</text:p>
          </table:table-cell>
          <table:table-cell table:style-name="ce12" table:formula="of:=[.K151]/[.L151]*100" office:value-type="float" office:value="57.9634253080426">
            <text:p>58.0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2415309.29">
            <text:p>12415309</text:p>
          </table:table-cell>
          <table:table-cell table:style-name="ce12" table:formula="of:=[.O151]/[.$O$174]*100" office:value-type="float" office:value="51.4960426851549">
            <text:p>51.5</text:p>
          </table:table-cell>
          <table:table-cell table:style-name="ce12" office:value-type="float" office:value="100">
            <text:p>100.0</text:p>
          </table:table-cell>
          <table:table-cell table:style-name="ce12" table:formula="of:=[.P151]/[.Q151]*100" office:value-type="float" office:value="51.4960426851549">
            <text:p>51.5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4950284.09">
            <text:p>4950284</text:p>
          </table:table-cell>
          <table:table-cell table:style-name="ce12" table:formula="of:=[.T151]/[.$T$174]*100" office:value-type="float" office:value="33.2610205662589">
            <text:p>33.3</text:p>
          </table:table-cell>
          <table:table-cell table:style-name="ce12" office:value-type="float" office:value="100">
            <text:p>100.0</text:p>
          </table:table-cell>
          <table:table-cell table:style-name="ce12" table:formula="of:=[.U151]/[.V151]*100" office:value-type="float" office:value="33.2610205662589">
            <text:p>33.3</text:p>
          </table:table-cell>
          <table:table-cell table:number-columns-repeated="1001"/>
        </table:table-row>
        <table:table-row table:style-name="ro1">
          <table:table-cell office:value-type="string">
            <text:p>RECT- 151</text:p>
          </table:table-cell>
          <table:table-cell table:style-name="ce2" office:value-type="float" office:value="4670397.81">
            <text:p>4670398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52]-[.D152]" office:value-type="float" office:value="4637209.49">
            <text:p>4637209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9" office:value-type="float" office:value="1120329.5">
            <text:p>1120330</text:p>
          </table:table-cell>
          <table:table-cell table:style-name="ce12" table:formula="of:=[.J152]/[.$J$174]*100" office:value-type="float" office:value="4.53711519402217">
            <text:p>4.5</text:p>
          </table:table-cell>
          <table:table-cell table:style-name="ce12" office:value-type="float" office:value="42">
            <text:p>42.0</text:p>
          </table:table-cell>
          <table:table-cell table:style-name="ce12" table:formula="of:=[.K152]/[.L152]*100" office:value-type="float" office:value="10.8026552238623">
            <text:p>10.8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188833.26">
            <text:p>1188833</text:p>
          </table:table-cell>
          <table:table-cell table:style-name="ce12" table:formula="of:=[.O152]/[.$O$174]*100" office:value-type="float" office:value="4.93102562912405">
            <text:p>4.9</text:p>
          </table:table-cell>
          <table:table-cell table:style-name="ce12" office:value-type="float" office:value="48.5">
            <text:p>48.5</text:p>
          </table:table-cell>
          <table:table-cell table:style-name="ce12" table:formula="of:=[.P152]/[.Q152]*100" office:value-type="float" office:value="10.1670631528331">
            <text:p>10.2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024791.97">
            <text:p>1024792</text:p>
          </table:table-cell>
          <table:table-cell table:style-name="ce12" table:formula="of:=[.T152]/[.$T$174]*100" office:value-type="float" office:value="6.88559003293626">
            <text:p>6.9</text:p>
          </table:table-cell>
          <table:table-cell table:style-name="ce12" office:value-type="float" office:value="66.7">
            <text:p>66.7</text:p>
          </table:table-cell>
          <table:table-cell table:style-name="ce12" table:formula="of:=[.U152]/[.V152]*100" office:value-type="float" office:value="10.3232234376856">
            <text:p>10.3</text:p>
          </table:table-cell>
          <table:table-cell table:number-columns-repeated="1001"/>
        </table:table-row>
        <table:table-row table:style-name="ro1">
          <table:table-cell office:value-type="string">
            <text:p>RECT- 152</text:p>
          </table:table-cell>
          <table:table-cell table:style-name="ce2" office:value-type="float" office:value="1666629.37">
            <text:p>1666629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53]-[.D153]" office:value-type="float" office:value="1635673.02">
            <text:p>1635673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9" office:value-type="float" office:value="1988014.42">
            <text:p>1988014</text:p>
          </table:table-cell>
          <table:table-cell table:style-name="ce12" table:formula="of:=[.J153]/[.$J$174]*100" office:value-type="float" office:value="8.0510692889165">
            <text:p>8.1</text:p>
          </table:table-cell>
          <table:table-cell table:style-name="ce12" office:value-type="float" office:value="37.5">
            <text:p>37.5</text:p>
          </table:table-cell>
          <table:table-cell table:style-name="ce12" table:formula="of:=[.K153]/[.L153]*100" office:value-type="float" office:value="21.4695181037773">
            <text:p>21.5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3064448.58">
            <text:p>3064449</text:p>
          </table:table-cell>
          <table:table-cell table:style-name="ce12" table:formula="of:=[.O153]/[.$O$174]*100" office:value-type="float" office:value="12.7106760851499">
            <text:p>12.7</text:p>
          </table:table-cell>
          <table:table-cell table:style-name="ce12" office:value-type="float" office:value="43.6">
            <text:p>43.6</text:p>
          </table:table-cell>
          <table:table-cell table:style-name="ce12" table:formula="of:=[.P153]/[.Q153]*100" office:value-type="float" office:value="29.1529268008025">
            <text:p>29.2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776460.3">
            <text:p>1776460</text:p>
          </table:table-cell>
          <table:table-cell table:style-name="ce12" table:formula="of:=[.T153]/[.$T$174]*100" office:value-type="float" office:value="11.9360589209017">
            <text:p>11.9</text:p>
          </table:table-cell>
          <table:table-cell table:style-name="ce12" office:value-type="float" office:value="59.8">
            <text:p>59.8</text:p>
          </table:table-cell>
          <table:table-cell table:style-name="ce12" table:formula="of:=[.U153]/[.V153]*100" office:value-type="float" office:value="19.9599647506718">
            <text:p>20.0</text:p>
          </table:table-cell>
          <table:table-cell table:number-columns-repeated="1001"/>
        </table:table-row>
        <table:table-row table:style-name="ro1">
          <table:table-cell office:value-type="string">
            <text:p>RECT- 153</text:p>
          </table:table-cell>
          <table:table-cell table:style-name="ce2" office:value-type="float" office:value="1471782.29">
            <text:p>1471782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54]-[.D154]" office:value-type="float" office:value="1436360.76">
            <text:p>1436361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9" office:value-type="float" office:value="491379.33">
            <text:p>491379</text:p>
          </table:table-cell>
          <table:table-cell table:style-name="ce12" table:formula="of:=[.J154]/[.$J$174]*100" office:value-type="float" office:value="1.98999010931287">
            <text:p>2.0</text:p>
          </table:table-cell>
          <table:table-cell table:style-name="ce12" office:value-type="float" office:value="29.4">
            <text:p>29.4</text:p>
          </table:table-cell>
          <table:table-cell table:style-name="ce12" table:formula="of:=[.K154]/[.L154]*100" office:value-type="float" office:value="6.76867384120025">
            <text:p>6.8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113308.02">
            <text:p>113308</text:p>
          </table:table-cell>
          <table:table-cell table:style-name="ce12" table:formula="of:=[.O154]/[.$O$174]*100" office:value-type="float" office:value="0.469977388254851">
            <text:p>0.5</text:p>
          </table:table-cell>
          <table:table-cell table:style-name="ce12" office:value-type="float" office:value="30.9">
            <text:p>30.9</text:p>
          </table:table-cell>
          <table:table-cell table:style-name="ce12" table:formula="of:=[.P154]/[.Q154]*100" office:value-type="float" office:value="1.52096242153673">
            <text:p>1.5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473808.07">
            <text:p>473808</text:p>
          </table:table-cell>
          <table:table-cell table:style-name="ce12" table:formula="of:=[.T154]/[.$T$174]*100" office:value-type="float" office:value="3.18352233411506">
            <text:p>3.2</text:p>
          </table:table-cell>
          <table:table-cell table:style-name="ce12" office:value-type="float" office:value="47.9">
            <text:p>47.9</text:p>
          </table:table-cell>
          <table:table-cell table:style-name="ce12" table:formula="of:=[.U154]/[.V154]*100" office:value-type="float" office:value="6.64618441360137">
            <text:p>6.6</text:p>
          </table:table-cell>
          <table:table-cell table:number-columns-repeated="1001"/>
        </table:table-row>
        <table:table-row table:style-name="ro1">
          <table:table-cell office:value-type="string">
            <text:p>RECT- 154</text:p>
          </table:table-cell>
          <table:table-cell table:style-name="ce2" office:value-type="float" office:value="542948.33">
            <text:p>542948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55]-[.D155]" office:value-type="float" office:value="513280.09">
            <text:p>513280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9" office:value-type="float" office:value="1470544.45">
            <text:p>1470544</text:p>
          </table:table-cell>
          <table:table-cell table:style-name="ce12" table:formula="of:=[.J155]/[.$J$174]*100" office:value-type="float" office:value="5.95541719429862">
            <text:p>6.0</text:p>
          </table:table-cell>
          <table:table-cell table:style-name="ce12" office:value-type="float" office:value="27.4">
            <text:p>27.4</text:p>
          </table:table-cell>
          <table:table-cell table:style-name="ce12" table:formula="of:=[.K155]/[.L155]*100" office:value-type="float" office:value="21.735099249265">
            <text:p>21.7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20159.28">
            <text:p>120159</text:p>
          </table:table-cell>
          <table:table-cell table:style-name="ce12" table:formula="of:=[.O155]/[.$O$174]*100" office:value-type="float" office:value="0.498394946703537">
            <text:p>0.5</text:p>
          </table:table-cell>
          <table:table-cell table:style-name="ce12" office:value-type="float" office:value="30.4">
            <text:p>30.4</text:p>
          </table:table-cell>
          <table:table-cell table:style-name="ce12" table:formula="of:=[.P155]/[.Q155]*100" office:value-type="float" office:value="1.63945706152479">
            <text:p>1.6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367148.99">
            <text:p>1367149</text:p>
          </table:table-cell>
          <table:table-cell table:style-name="ce12" table:formula="of:=[.T155]/[.$T$174]*100" office:value-type="float" office:value="9.18589112196388">
            <text:p>9.2</text:p>
          </table:table-cell>
          <table:table-cell table:style-name="ce12" office:value-type="float" office:value="44.7">
            <text:p>44.7</text:p>
          </table:table-cell>
          <table:table-cell table:style-name="ce12" table:formula="of:=[.U155]/[.V155]*100" office:value-type="float" office:value="20.5500919954449">
            <text:p>20.6</text:p>
          </table:table-cell>
          <table:table-cell table:number-columns-repeated="1001"/>
        </table:table-row>
        <table:table-row table:style-name="ro1">
          <table:table-cell office:value-type="string">
            <text:p>RECT- 155</text:p>
          </table:table-cell>
          <table:table-cell table:style-name="ce2" office:value-type="float" office:value="388473.5">
            <text:p>388474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56]-[.D156]" office:value-type="float" office:value="363517.02">
            <text:p>363517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9" office:value-type="float" office:value="162661.41">
            <text:p>162661</text:p>
          </table:table-cell>
          <table:table-cell table:style-name="ce12" table:formula="of:=[.J156]/[.$J$174]*100" office:value-type="float" office:value="0.658746872944138">
            <text:p>0.7</text:p>
          </table:table-cell>
          <table:table-cell table:style-name="ce12" office:value-type="float" office:value="21.4">
            <text:p>21.4</text:p>
          </table:table-cell>
          <table:table-cell table:style-name="ce12" table:formula="of:=[.K156]/[.L156]*100" office:value-type="float" office:value="3.07825641562682">
            <text:p>3.1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40418.85">
            <text:p>40419</text:p>
          </table:table-cell>
          <table:table-cell table:style-name="ce12" table:formula="of:=[.O156]/[.$O$174]*100" office:value-type="float" office:value="0.1676487291832">
            <text:p>0.2</text:p>
          </table:table-cell>
          <table:table-cell table:style-name="ce12" office:value-type="float" office:value="29.9">
            <text:p>29.9</text:p>
          </table:table-cell>
          <table:table-cell table:style-name="ce12" table:formula="of:=[.P156]/[.Q156]*100" office:value-type="float" office:value="0.560698090913712">
            <text:p>0.6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156636.05">
            <text:p>156636</text:p>
          </table:table-cell>
          <table:table-cell table:style-name="ce12" table:formula="of:=[.T156]/[.$T$174]*100" office:value-type="float" office:value="1.05243957432503">
            <text:p>1.1</text:p>
          </table:table-cell>
          <table:table-cell table:style-name="ce12" office:value-type="float" office:value="35.5">
            <text:p>35.5</text:p>
          </table:table-cell>
          <table:table-cell table:style-name="ce12" table:formula="of:=[.U156]/[.V156]*100" office:value-type="float" office:value="2.96461851922543">
            <text:p>3.0</text:p>
          </table:table-cell>
          <table:table-cell table:number-columns-repeated="1001"/>
        </table:table-row>
        <table:table-row table:style-name="ro1">
          <table:table-cell office:value-type="string">
            <text:p>RECT- 156</text:p>
          </table:table-cell>
          <table:table-cell table:style-name="ce2" office:value-type="float" office:value="936179.88">
            <text:p>936180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57]-[.D157]" office:value-type="float" office:value="913020.34">
            <text:p>913020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9" office:value-type="float" office:value="385311.72">
            <text:p>385312</text:p>
          </table:table-cell>
          <table:table-cell table:style-name="ce12" table:formula="of:=[.J157]/[.$J$174]*100" office:value-type="float" office:value="1.56043704932059">
            <text:p>1.6</text:p>
          </table:table-cell>
          <table:table-cell table:style-name="ce12" office:value-type="float" office:value="20.7">
            <text:p>20.7</text:p>
          </table:table-cell>
          <table:table-cell table:style-name="ce12" table:formula="of:=[.K157]/[.L157]*100" office:value-type="float" office:value="7.53834323343282">
            <text:p>7.5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41687.44">
            <text:p>41687</text:p>
          </table:table-cell>
          <table:table-cell table:style-name="ce12" table:formula="of:=[.O157]/[.$O$174]*100" office:value-type="float" office:value="0.172910568680229">
            <text:p>0.2</text:p>
          </table:table-cell>
          <table:table-cell table:style-name="ce12" office:value-type="float" office:value="29.7">
            <text:p>29.7</text:p>
          </table:table-cell>
          <table:table-cell table:style-name="ce12" table:formula="of:=[.P157]/[.Q157]*100" office:value-type="float" office:value="0.582190466936799">
            <text:p>0.6</text:p>
          </table:table-cell>
          <table:table-cell table:style-name="ce4" office:value-type="float" office:value="8">
            <text:p>8</text:p>
          </table:table-cell>
          <table:table-cell table:style-name="ce9" office:value-type="float" office:value="370200.38">
            <text:p>370200</text:p>
          </table:table-cell>
          <table:table-cell table:style-name="ce12" table:formula="of:=[.T157]/[.$T$174]*100" office:value-type="float" office:value="2.48738097227403">
            <text:p>2.5</text:p>
          </table:table-cell>
          <table:table-cell table:style-name="ce12" office:value-type="float" office:value="34.4">
            <text:p>34.4</text:p>
          </table:table-cell>
          <table:table-cell table:style-name="ce12" table:formula="of:=[.U157]/[.V157]*100" office:value-type="float" office:value="7.23075864033148">
            <text:p>7.2</text:p>
          </table:table-cell>
          <table:table-cell table:number-columns-repeated="1001"/>
        </table:table-row>
        <table:table-row table:style-name="ro1">
          <table:table-cell office:value-type="string">
            <text:p>RECT- 157</text:p>
          </table:table-cell>
          <table:table-cell table:style-name="ce2" office:value-type="float" office:value="5140830.03">
            <text:p>5140830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58]-[.D158]" office:value-type="float" office:value="5117332.06">
            <text:p>5117332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9" office:value-type="float" office:value="113064.51">
            <text:p>113065</text:p>
          </table:table-cell>
          <table:table-cell table:style-name="ce12" table:formula="of:=[.J158]/[.$J$174]*100" office:value-type="float" office:value="0.457889135496005">
            <text:p>0.5</text:p>
          </table:table-cell>
          <table:table-cell table:style-name="ce12" office:value-type="float" office:value="19.1">
            <text:p>19.1</text:p>
          </table:table-cell>
          <table:table-cell table:style-name="ce12" table:formula="of:=[.K158]/[.L158]*100" office:value-type="float" office:value="2.39732531673301">
            <text:p>2.4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22420.87">
            <text:p>22421</text:p>
          </table:table-cell>
          <table:table-cell table:style-name="ce12" table:formula="of:=[.O158]/[.$O$174]*100" office:value-type="float" office:value="0.0929969646014601">
            <text:p>0.1</text:p>
          </table:table-cell>
          <table:table-cell table:style-name="ce12" office:value-type="float" office:value="29.5">
            <text:p>29.5</text:p>
          </table:table-cell>
          <table:table-cell table:style-name="ce12" table:formula="of:=[.P158]/[.Q158]*100" office:value-type="float" office:value="0.31524394780156">
            <text:p>0.3</text:p>
          </table:table-cell>
          <table:table-cell table:style-name="ce4" office:value-type="float" office:value="9">
            <text:p>9</text:p>
          </table:table-cell>
          <table:table-cell table:style-name="ce9" office:value-type="float" office:value="108649.56">
            <text:p>108650</text:p>
          </table:table-cell>
          <table:table-cell table:style-name="ce12" table:formula="of:=[.T158]/[.$T$174]*100" office:value-type="float" office:value="0.73001774927931">
            <text:p>0.7</text:p>
          </table:table-cell>
          <table:table-cell table:style-name="ce12" office:value-type="float" office:value="31.9">
            <text:p>31.9</text:p>
          </table:table-cell>
          <table:table-cell table:style-name="ce12" table:formula="of:=[.U158]/[.V158]*100" office:value-type="float" office:value="2.28845689429251">
            <text:p>2.3</text:p>
          </table:table-cell>
          <table:table-cell table:number-columns-repeated="1001"/>
        </table:table-row>
        <table:table-row table:style-name="ro1">
          <table:table-cell office:value-type="string">
            <text:p>RECT- 158</text:p>
          </table:table-cell>
          <table:table-cell table:style-name="ce2" office:value-type="float" office:value="2953833.36">
            <text:p>2953833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59]-[.D159]" office:value-type="float" office:value="2929564.52">
            <text:p>2929565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9" office:value-type="float" office:value="146661.93">
            <text:p>146662</text:p>
          </table:table-cell>
          <table:table-cell table:style-name="ce12" table:formula="of:=[.J159]/[.$J$174]*100" office:value-type="float" office:value="0.593952110506432">
            <text:p>0.6</text:p>
          </table:table-cell>
          <table:table-cell table:style-name="ce12" office:value-type="float" office:value="18.6">
            <text:p>18.6</text:p>
          </table:table-cell>
          <table:table-cell table:style-name="ce12" table:formula="of:=[.K159]/[.L159]*100" office:value-type="float" office:value="3.19329091670125">
            <text:p>3.2</text:p>
          </table:table-cell>
          <table:table-cell table:style-name="ce4" office:value-type="float" office:value="10">
            <text:p>10</text:p>
          </table:table-cell>
          <table:table-cell table:style-name="ce9" office:value-type="float" office:value="10669.21">
            <text:p>10669</text:p>
          </table:table-cell>
          <table:table-cell table:style-name="ce12" table:formula="of:=[.O159]/[.$O$174]*100" office:value-type="float" office:value="0.0442535969699456">
            <text:p>0.0</text:p>
          </table:table-cell>
          <table:table-cell table:style-name="ce12" office:value-type="float" office:value="29.4">
            <text:p>29.4</text:p>
          </table:table-cell>
          <table:table-cell table:style-name="ce12" table:formula="of:=[.P159]/[.Q159]*100" office:value-type="float" office:value="0.150522438673284">
            <text:p>0.2</text:p>
          </table:table-cell>
          <table:table-cell table:style-name="ce4" office:value-type="float" office:value="10">
            <text:p>10</text:p>
          </table:table-cell>
          <table:table-cell table:style-name="ce9" office:value-type="float" office:value="134053.15">
            <text:p>134053</text:p>
          </table:table-cell>
          <table:table-cell table:style-name="ce12" table:formula="of:=[.T159]/[.$T$174]*100" office:value-type="float" office:value="0.900704787454287">
            <text:p>0.9</text:p>
          </table:table-cell>
          <table:table-cell table:style-name="ce12" office:value-type="float" office:value="31.2">
            <text:p>31.2</text:p>
          </table:table-cell>
          <table:table-cell table:style-name="ce12" table:formula="of:=[.U159]/[.V159]*100" office:value-type="float" office:value="2.88687431876374">
            <text:p>2.9</text:p>
          </table:table-cell>
          <table:table-cell table:number-columns-repeated="1001"/>
        </table:table-row>
        <table:table-row table:style-name="ro1">
          <table:table-cell office:value-type="string">
            <text:p>RECT- 159</text:p>
          </table:table-cell>
          <table:table-cell table:style-name="ce2" office:value-type="float" office:value="238331.86">
            <text:p>238332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60]-[.D160]" office:value-type="float" office:value="215342.48">
            <text:p>215342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9" office:value-type="float" office:value="92526.72">
            <text:p>92527</text:p>
          </table:table-cell>
          <table:table-cell table:style-name="ce12" table:formula="of:=[.J160]/[.$J$174]*100" office:value-type="float" office:value="0.374715105837198">
            <text:p>0.4</text:p>
          </table:table-cell>
          <table:table-cell table:style-name="ce12" office:value-type="float" office:value="18">
            <text:p>18.0</text:p>
          </table:table-cell>
          <table:table-cell table:style-name="ce12" table:formula="of:=[.K160]/[.L160]*100" office:value-type="float" office:value="2.08175058798443">
            <text:p>2.1</text:p>
          </table:table-cell>
          <table:table-cell table:style-name="ce4" office:value-type="float" office:value="11">
            <text:p>11</text:p>
          </table:table-cell>
          <table:table-cell table:style-name="ce9" office:value-type="float" office:value="6057.87">
            <text:p>6058</text:p>
          </table:table-cell>
          <table:table-cell table:style-name="ce12" table:formula="of:=[.O160]/[.$O$174]*100" office:value-type="float" office:value="0.0251267467297321">
            <text:p>0.0</text:p>
          </table:table-cell>
          <table:table-cell table:style-name="ce12" office:value-type="float" office:value="29.4">
            <text:p>29.4</text:p>
          </table:table-cell>
          <table:table-cell table:style-name="ce12" table:formula="of:=[.P160]/[.Q160]*100" office:value-type="float" office:value="0.0854651249310614">
            <text:p>0.1</text:p>
          </table:table-cell>
          <table:table-cell table:style-name="ce4" office:value-type="float" office:value="11">
            <text:p>11</text:p>
          </table:table-cell>
          <table:table-cell table:style-name="ce9" office:value-type="float" office:value="83682.72">
            <text:p>83683</text:p>
          </table:table-cell>
          <table:table-cell table:style-name="ce12" table:formula="of:=[.T160]/[.$T$174]*100" office:value-type="float" office:value="0.562265239803739">
            <text:p>0.6</text:p>
          </table:table-cell>
          <table:table-cell table:style-name="ce12" office:value-type="float" office:value="30">
            <text:p>30.0</text:p>
          </table:table-cell>
          <table:table-cell table:style-name="ce12" table:formula="of:=[.U160]/[.V160]*100" office:value-type="float" office:value="1.87421746601246">
            <text:p>1.9</text:p>
          </table:table-cell>
          <table:table-cell table:number-columns-repeated="1001"/>
        </table:table-row>
        <table:table-row table:style-name="ro1">
          <table:table-cell office:value-type="string">
            <text:p>RECT- 160</text:p>
          </table:table-cell>
          <table:table-cell table:style-name="ce2" office:value-type="float" office:value="16915911.44">
            <text:p>16915911</text:p>
          </table:table-cell>
          <table:table-cell office:value-type="string">
            <text:p>2 nt-N25anti (+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161]-[.D161]" office:value-type="float" office:value="5147575.87">
            <text:p>5147576</text:p>
          </table:table-cell>
          <table:table-cell office:value-type="string">
            <text:p>2 nt-N25anti (+GreB)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9" office:value-type="float" office:value="54272.54">
            <text:p>54273</text:p>
          </table:table-cell>
          <table:table-cell table:style-name="ce12" table:formula="of:=[.J161]/[.$J$174]*100" office:value-type="float" office:value="0.21979316428977">
            <text:p>0.2</text:p>
          </table:table-cell>
          <table:table-cell table:style-name="ce12" office:value-type="float" office:value="17.6">
            <text:p>17.6</text:p>
          </table:table-cell>
          <table:table-cell table:style-name="ce12" table:formula="of:=[.K161]/[.L161]*100" office:value-type="float" office:value="1.24882479710097">
            <text:p>1.2</text:p>
          </table:table-cell>
          <table:table-cell table:style-name="ce4" office:value-type="float" office:value="12">
            <text:p>12</text:p>
          </table:table-cell>
          <table:table-cell table:style-name="ce9" office:value-type="float" office:value="20963.75">
            <text:p>20964</text:p>
          </table:table-cell>
          <table:table-cell table:style-name="ce12" table:formula="of:=[.O161]/[.$O$174]*100" office:value-type="float" office:value="0.0869531430610793">
            <text:p>0.1</text:p>
          </table:table-cell>
          <table:table-cell table:style-name="ce12" office:value-type="float" office:value="29.4">
            <text:p>29.4</text:p>
          </table:table-cell>
          <table:table-cell table:style-name="ce12" table:formula="of:=[.P161]/[.Q161]*100" office:value-type="float" office:value="0.295758990003671">
            <text:p>0.3</text:p>
          </table:table-cell>
          <table:table-cell table:style-name="ce4" office:value-type="float" office:value="12">
            <text:p>12</text:p>
          </table:table-cell>
          <table:table-cell table:style-name="ce9" office:value-type="float" office:value="57060.12">
            <text:p>57060</text:p>
          </table:table-cell>
          <table:table-cell table:style-name="ce12" table:formula="of:=[.T161]/[.$T$174]*100" office:value-type="float" office:value="0.383387658228964">
            <text:p>0.4</text:p>
          </table:table-cell>
          <table:table-cell table:style-name="ce12" office:value-type="float" office:value="29.7">
            <text:p>29.7</text:p>
          </table:table-cell>
          <table:table-cell table:style-name="ce12" table:formula="of:=[.U161]/[.V161]*100" office:value-type="float" office:value="1.29086753612446">
            <text:p>1.3</text:p>
          </table:table-cell>
          <table:table-cell table:number-columns-repeated="1001"/>
        </table:table-row>
        <table:table-row table:style-name="ro1">
          <table:table-cell office:value-type="string">
            <text:p>RECT- 161</text:p>
          </table:table-cell>
          <table:table-cell table:style-name="ce2" office:value-type="float" office:value="1751532.45">
            <text:p>1751532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62]-[.D162]" office:value-type="float" office:value="1438549.84">
            <text:p>1438550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9" office:value-type="float" office:value="487961.17">
            <text:p>487961</text:p>
          </table:table-cell>
          <table:table-cell table:style-name="ce12" table:formula="of:=[.J162]/[.$J$174]*100" office:value-type="float" office:value="1.97614723034593">
            <text:p>2.0</text:p>
          </table:table-cell>
          <table:table-cell table:style-name="ce12" office:value-type="float" office:value="17.4">
            <text:p>17.4</text:p>
          </table:table-cell>
          <table:table-cell table:style-name="ce12" table:formula="of:=[.K162]/[.L162]*100" office:value-type="float" office:value="11.3571679904938">
            <text:p>11.4</text:p>
          </table:table-cell>
          <table:table-cell table:style-name="ce4" office:value-type="float" office:value="13">
            <text:p>13</text:p>
          </table:table-cell>
          <table:table-cell table:style-name="ce9" office:value-type="float" office:value="23594.1">
            <text:p>23594</text:p>
          </table:table-cell>
          <table:table-cell table:style-name="ce12" table:formula="of:=[.O162]/[.$O$174]*100" office:value-type="float" office:value="0.0978632712514417">
            <text:p>0.1</text:p>
          </table:table-cell>
          <table:table-cell table:style-name="ce12" office:value-type="float" office:value="29.3">
            <text:p>29.3</text:p>
          </table:table-cell>
          <table:table-cell table:style-name="ce12" table:formula="of:=[.P162]/[.Q162]*100" office:value-type="float" office:value="0.334004338742122">
            <text:p>0.3</text:p>
          </table:table-cell>
          <table:table-cell table:style-name="ce4" office:value-type="float" office:value="13">
            <text:p>13</text:p>
          </table:table-cell>
          <table:table-cell table:style-name="ce9" office:value-type="float" office:value="477063.06">
            <text:p>477063</text:p>
          </table:table-cell>
          <table:table-cell table:style-name="ce12" table:formula="of:=[.T162]/[.$T$174]*100" office:value-type="float" office:value="3.20539265253813">
            <text:p>3.2</text:p>
          </table:table-cell>
          <table:table-cell table:style-name="ce12" office:value-type="float" office:value="29.3">
            <text:p>29.3</text:p>
          </table:table-cell>
          <table:table-cell table:style-name="ce12" table:formula="of:=[.U162]/[.V162]*100" office:value-type="float" office:value="10.9399066639527">
            <text:p>10.9</text:p>
          </table:table-cell>
          <table:table-cell table:number-columns-repeated="1001"/>
        </table:table-row>
        <table:table-row table:style-name="ro1">
          <table:table-cell office:value-type="string">
            <text:p>RECT- 162</text:p>
          </table:table-cell>
          <table:table-cell table:style-name="ce2" office:value-type="float" office:value="1312389.54">
            <text:p>1312390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63]-[.D163]" office:value-type="float" office:value="1198037.65">
            <text:p>1198038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9" office:value-type="float" office:value="634438">
            <text:p>634438</text:p>
          </table:table-cell>
          <table:table-cell table:style-name="ce12" table:formula="of:=[.J163]/[.$J$174]*100" office:value-type="float" office:value="2.5693497220818">
            <text:p>2.6</text:p>
          </table:table-cell>
          <table:table-cell table:style-name="ce12" office:value-type="float" office:value="15.4">
            <text:p>15.4</text:p>
          </table:table-cell>
          <table:table-cell table:style-name="ce12" table:formula="of:=[.K163]/[.L163]*100" office:value-type="float" office:value="16.6840891044273">
            <text:p>16.7</text:p>
          </table:table-cell>
          <table:table-cell table:style-name="ce4" office:value-type="float" office:value="14">
            <text:p>14</text:p>
          </table:table-cell>
          <table:table-cell table:style-name="ce9" office:value-type="float" office:value="10190.97">
            <text:p>10191</text:p>
          </table:table-cell>
          <table:table-cell table:style-name="ce12" table:formula="of:=[.O163]/[.$O$174]*100" office:value-type="float" office:value="0.0422699599232564">
            <text:p>0.0</text:p>
          </table:table-cell>
          <table:table-cell table:style-name="ce12" office:value-type="float" office:value="29.2">
            <text:p>29.2</text:p>
          </table:table-cell>
          <table:table-cell table:style-name="ce12" table:formula="of:=[.P163]/[.Q163]*100" office:value-type="float" office:value="0.144760136723481">
            <text:p>0.1</text:p>
          </table:table-cell>
          <table:table-cell table:style-name="ce4" office:value-type="float" office:value="14">
            <text:p>14</text:p>
          </table:table-cell>
          <table:table-cell table:style-name="ce9" office:value-type="float" office:value="607962.46">
            <text:p>607962</text:p>
          </table:table-cell>
          <table:table-cell table:style-name="ce12" table:formula="of:=[.T163]/[.$T$174]*100" office:value-type="float" office:value="4.08490735439253">
            <text:p>4.1</text:p>
          </table:table-cell>
          <table:table-cell table:style-name="ce12" office:value-type="float" office:value="26.1">
            <text:p>26.1</text:p>
          </table:table-cell>
          <table:table-cell table:style-name="ce12" table:formula="of:=[.U163]/[.V163]*100" office:value-type="float" office:value="15.6509860321553">
            <text:p>15.7</text:p>
          </table:table-cell>
          <table:table-cell table:number-columns-repeated="1001"/>
        </table:table-row>
        <table:table-row table:style-name="ro1">
          <table:table-cell office:value-type="string">
            <text:p>RECT- 163</text:p>
          </table:table-cell>
          <table:table-cell table:style-name="ce2" office:value-type="float" office:value="299783.19">
            <text:p>299783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64]-[.D164]" office:value-type="float" office:value="266318.12">
            <text:p>266318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9" office:value-type="float" office:value="525844.31">
            <text:p>525844</text:p>
          </table:table-cell>
          <table:table-cell table:style-name="ce12" table:formula="of:=[.J164]/[.$J$174]*100" office:value-type="float" office:value="2.12956653251664">
            <text:p>2.1</text:p>
          </table:table-cell>
          <table:table-cell table:style-name="ce12" office:value-type="float" office:value="12.8">
            <text:p>12.8</text:p>
          </table:table-cell>
          <table:table-cell table:style-name="ce12" table:formula="of:=[.K164]/[.L164]*100" office:value-type="float" office:value="16.6372385352863">
            <text:p>16.6</text:p>
          </table:table-cell>
          <table:table-cell table:style-name="ce4" office:value-type="float" office:value="15">
            <text:p>15</text:p>
          </table:table-cell>
          <table:table-cell table:style-name="ce9" office:value-type="float" office:value="24049.17">
            <text:p>24049</text:p>
          </table:table-cell>
          <table:table-cell table:style-name="ce12" table:formula="of:=[.O164]/[.$O$174]*100" office:value-type="float" office:value="0.0997508041028068">
            <text:p>0.1</text:p>
          </table:table-cell>
          <table:table-cell table:style-name="ce12" office:value-type="float" office:value="29.2">
            <text:p>29.2</text:p>
          </table:table-cell>
          <table:table-cell table:style-name="ce12" table:formula="of:=[.P164]/[.Q164]*100" office:value-type="float" office:value="0.341612342817832">
            <text:p>0.3</text:p>
          </table:table-cell>
          <table:table-cell table:style-name="ce4" office:value-type="float" office:value="15">
            <text:p>15</text:p>
          </table:table-cell>
          <table:table-cell table:style-name="ce9" office:value-type="float" office:value="484072.06">
            <text:p>484072</text:p>
          </table:table-cell>
          <table:table-cell table:style-name="ce12" table:formula="of:=[.T164]/[.$T$174]*100" office:value-type="float" office:value="3.25248621099063">
            <text:p>3.3</text:p>
          </table:table-cell>
          <table:table-cell table:style-name="ce12" office:value-type="float" office:value="22">
            <text:p>22.0</text:p>
          </table:table-cell>
          <table:table-cell table:style-name="ce12" table:formula="of:=[.U164]/[.V164]*100" office:value-type="float" office:value="14.7840282317756">
            <text:p>14.8</text:p>
          </table:table-cell>
          <table:table-cell table:number-columns-repeated="1001"/>
        </table:table-row>
        <table:table-row table:style-name="ro1">
          <table:table-cell office:value-type="string">
            <text:p>RECT- 164</text:p>
          </table:table-cell>
          <table:table-cell table:style-name="ce2" office:value-type="float" office:value="917928.5">
            <text:p>917929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65]-[.D165]" office:value-type="float" office:value="880779.59">
            <text:p>880780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9" office:value-type="float" office:value="197783.45">
            <text:p>197783</text:p>
          </table:table-cell>
          <table:table-cell table:style-name="ce12" table:formula="of:=[.J165]/[.$J$174]*100" office:value-type="float" office:value="0.800984260542211">
            <text:p>0.8</text:p>
          </table:table-cell>
          <table:table-cell table:style-name="ce12" office:value-type="float" office:value="10.7">
            <text:p>10.7</text:p>
          </table:table-cell>
          <table:table-cell table:style-name="ce12" table:formula="of:=[.K165]/[.L165]*100" office:value-type="float" office:value="7.48583421067487">
            <text:p>7.5</text:p>
          </table:table-cell>
          <table:table-cell table:style-name="ce4" office:value-type="float" office:value="16">
            <text:p>16</text:p>
          </table:table-cell>
          <table:table-cell table:style-name="ce9" office:value-type="float" office:value="129420.16">
            <text:p>129420</text:p>
          </table:table-cell>
          <table:table-cell table:style-name="ce12" table:formula="of:=[.O165]/[.$O$174]*100" office:value-type="float" office:value="0.536807092598785">
            <text:p>0.5</text:p>
          </table:table-cell>
          <table:table-cell table:style-name="ce12" office:value-type="float" office:value="29.1">
            <text:p>29.1</text:p>
          </table:table-cell>
          <table:table-cell table:style-name="ce12" table:formula="of:=[.P165]/[.Q165]*100" office:value-type="float" office:value="1.8446979127106">
            <text:p>1.8</text:p>
          </table:table-cell>
          <table:table-cell table:style-name="ce4" office:value-type="float" office:value="16">
            <text:p>16</text:p>
          </table:table-cell>
          <table:table-cell table:style-name="ce9" office:value-type="float" office:value="186624.67">
            <text:p>186625</text:p>
          </table:table-cell>
          <table:table-cell table:style-name="ce12" table:formula="of:=[.T165]/[.$T$174]*100" office:value-type="float" office:value="1.25393348627821">
            <text:p>1.3</text:p>
          </table:table-cell>
          <table:table-cell table:style-name="ce12" office:value-type="float" office:value="18.7">
            <text:p>18.7</text:p>
          </table:table-cell>
          <table:table-cell table:style-name="ce12" table:formula="of:=[.U165]/[.V165]*100" office:value-type="float" office:value="6.70552666458938">
            <text:p>6.7</text:p>
          </table:table-cell>
          <table:table-cell table:number-columns-repeated="1001"/>
        </table:table-row>
        <table:table-row table:style-name="ro1">
          <table:table-cell office:value-type="string">
            <text:p>RECT- 165</text:p>
          </table:table-cell>
          <table:table-cell table:style-name="ce2" office:value-type="float" office:value="135374.47">
            <text:p>135374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66]-[.D166]" office:value-type="float" office:value="102186.15">
            <text:p>102186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9" office:value-type="float" office:value="346517.35">
            <text:p>346517</text:p>
          </table:table-cell>
          <table:table-cell table:style-name="ce12" table:formula="of:=[.J166]/[.$J$174]*100" office:value-type="float" office:value="1.40332744400402">
            <text:p>1.4</text:p>
          </table:table-cell>
          <table:table-cell table:style-name="ce12" office:value-type="float" office:value="9.9">
            <text:p>9.9</text:p>
          </table:table-cell>
          <table:table-cell table:style-name="ce12" table:formula="of:=[.K166]/[.L166]*100" office:value-type="float" office:value="14.1750246869093">
            <text:p>14.2</text:p>
          </table:table-cell>
          <table:table-cell table:style-name="ce4" office:value-type="float" office:value="17">
            <text:p>17</text:p>
          </table:table-cell>
          <table:table-cell table:style-name="ce9" office:value-type="float" office:value="1208135.99">
            <text:p>1208136</text:p>
          </table:table-cell>
          <table:table-cell table:style-name="ce12" table:formula="of:=[.O166]/[.$O$174]*100" office:value-type="float" office:value="5.01108921713475">
            <text:p>5.0</text:p>
          </table:table-cell>
          <table:table-cell table:style-name="ce12" office:value-type="float" office:value="28.6">
            <text:p>28.6</text:p>
          </table:table-cell>
          <table:table-cell table:style-name="ce12" table:formula="of:=[.P166]/[.Q166]*100" office:value-type="float" office:value="17.5212909690026">
            <text:p>17.5</text:p>
          </table:table-cell>
          <table:table-cell table:style-name="ce4" office:value-type="float" office:value="17">
            <text:p>17</text:p>
          </table:table-cell>
          <table:table-cell table:style-name="ce9" office:value-type="float" office:value="327085.03">
            <text:p>327085</text:p>
          </table:table-cell>
          <table:table-cell table:style-name="ce12" table:formula="of:=[.T166]/[.$T$174]*100" office:value-type="float" office:value="2.19768839766637">
            <text:p>2.2</text:p>
          </table:table-cell>
          <table:table-cell table:style-name="ce12" office:value-type="float" office:value="17.4">
            <text:p>17.4</text:p>
          </table:table-cell>
          <table:table-cell table:style-name="ce12" table:formula="of:=[.U166]/[.V166]*100" office:value-type="float" office:value="12.6303930900366">
            <text:p>12.6</text:p>
          </table:table-cell>
          <table:table-cell table:number-columns-repeated="1001"/>
        </table:table-row>
        <table:table-row table:style-name="ro1">
          <table:table-cell office:value-type="string">
            <text:p>RECT- 166</text:p>
          </table:table-cell>
          <table:table-cell table:style-name="ce2" office:value-type="float" office:value="28376.93">
            <text:p>28377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67]-[.D167]" office:value-type="float" office:value="-2579.42">
            <text:p>-2579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9" office:value-type="float" office:value="308002.28">
            <text:p>308002</text:p>
          </table:table-cell>
          <table:table-cell table:style-name="ce12" table:formula="of:=[.J167]/[.$J$174]*100" office:value-type="float" office:value="1.24734894902033">
            <text:p>1.2</text:p>
          </table:table-cell>
          <table:table-cell table:style-name="ce12" office:value-type="float" office:value="8.5">
            <text:p>8.5</text:p>
          </table:table-cell>
          <table:table-cell table:style-name="ce12" table:formula="of:=[.K167]/[.L167]*100" office:value-type="float" office:value="14.6746935178862">
            <text:p>14.7</text:p>
          </table:table-cell>
          <table:table-cell table:style-name="ce4" office:value-type="float" office:value="18">
            <text:p>18</text:p>
          </table:table-cell>
          <table:table-cell table:style-name="ce9" office:value-type="float" office:value="1680057.49">
            <text:p>1680057</text:p>
          </table:table-cell>
          <table:table-cell table:style-name="ce12" table:formula="of:=[.O167]/[.$O$174]*100" office:value-type="float" office:value="6.96851847969985">
            <text:p>7.0</text:p>
          </table:table-cell>
          <table:table-cell table:style-name="ce12" office:value-type="float" office:value="23.6">
            <text:p>23.6</text:p>
          </table:table-cell>
          <table:table-cell table:style-name="ce12" table:formula="of:=[.P167]/[.Q167]*100" office:value-type="float" office:value="29.5276206766943">
            <text:p>29.5</text:p>
          </table:table-cell>
          <table:table-cell table:style-name="ce4" office:value-type="float" office:value="18">
            <text:p>18</text:p>
          </table:table-cell>
          <table:table-cell table:style-name="ce9" office:value-type="float" office:value="323247.13">
            <text:p>323247</text:p>
          </table:table-cell>
          <table:table-cell table:style-name="ce12" table:formula="of:=[.T167]/[.$T$174]*100" office:value-type="float" office:value="2.17190149968023">
            <text:p>2.2</text:p>
          </table:table-cell>
          <table:table-cell table:style-name="ce12" office:value-type="float" office:value="15.2">
            <text:p>15.2</text:p>
          </table:table-cell>
          <table:table-cell table:style-name="ce12" table:formula="of:=[.U167]/[.V167]*100" office:value-type="float" office:value="14.288825655791">
            <text:p>14.3</text:p>
          </table:table-cell>
          <table:table-cell table:number-columns-repeated="1001"/>
        </table:table-row>
        <table:table-row table:style-name="ro1">
          <table:table-cell office:value-type="string">
            <text:p>RECT- 167</text:p>
          </table:table-cell>
          <table:table-cell table:style-name="ce2" office:value-type="float" office:value="94266.14">
            <text:p>94266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68]-[.D168]" office:value-type="float" office:value="58844.61">
            <text:p>58845</text:p>
          </table:table-cell>
          <table:table-cell office:value-type="string">
            <text:p>9 nt</text:p>
          </table:table-cell>
          <table:table-cell table:style-name="ce2"/>
          <table:table-cell table:style-name="ce5"/>
          <table:table-cell table:style-name="ce9" office:value-type="float" office:value="347093.06">
            <text:p>347093</text:p>
          </table:table-cell>
          <table:table-cell table:style-name="ce12" table:formula="of:=[.J168]/[.$J$174]*100" office:value-type="float" office:value="1.40565895682087">
            <text:p>1.4</text:p>
          </table:table-cell>
          <table:table-cell table:style-name="ce12" office:value-type="float" office:value="7.3">
            <text:p>7.3</text:p>
          </table:table-cell>
          <table:table-cell table:style-name="ce12" table:formula="of:=[.K168]/[.L168]*100" office:value-type="float" office:value="19.2556021482311">
            <text:p>19.3</text:p>
          </table:table-cell>
          <table:table-cell table:style-name="ce5"/>
          <table:table-cell table:style-name="ce9" office:value-type="float" office:value="818426.48">
            <text:p>818426</text:p>
          </table:table-cell>
          <table:table-cell table:style-name="ce12" table:formula="of:=[.O168]/[.$O$174]*100" office:value-type="float" office:value="3.39465767338456">
            <text:p>3.4</text:p>
          </table:table-cell>
          <table:table-cell table:style-name="ce12" office:value-type="float" office:value="16.6">
            <text:p>16.6</text:p>
          </table:table-cell>
          <table:table-cell table:style-name="ce12" table:formula="of:=[.P168]/[.Q168]*100" office:value-type="float" office:value="20.4497450203889">
            <text:p>20.4</text:p>
          </table:table-cell>
          <table:table-cell table:style-name="ce5"/>
          <table:table-cell table:style-name="ce9" office:value-type="float" office:value="343240.7">
            <text:p>343241</text:p>
          </table:table-cell>
          <table:table-cell table:style-name="ce12" table:formula="of:=[.T168]/[.$T$174]*100" office:value-type="float" office:value="2.30623854597345">
            <text:p>2.3</text:p>
          </table:table-cell>
          <table:table-cell table:style-name="ce12" office:value-type="float" office:value="13">
            <text:p>13.0</text:p>
          </table:table-cell>
          <table:table-cell table:style-name="ce12" table:formula="of:=[.U168]/[.V168]*100" office:value-type="float" office:value="17.7402965074881">
            <text:p>17.7</text:p>
          </table:table-cell>
          <table:table-cell table:number-columns-repeated="1001"/>
        </table:table-row>
        <table:table-row table:style-name="ro1">
          <table:table-cell office:value-type="string">
            <text:p>RECT- 168</text:p>
          </table:table-cell>
          <table:table-cell table:style-name="ce2" office:value-type="float" office:value="91297.23">
            <text:p>91297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69]-[.D169]" office:value-type="float" office:value="61628.99">
            <text:p>61629</text:p>
          </table:table-cell>
          <table:table-cell office:value-type="string">
            <text:p>10 nt</text:p>
          </table:table-cell>
          <table:table-cell table:style-name="ce2"/>
          <table:table-cell table:style-name="ce5"/>
          <table:table-cell table:style-name="ce2"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/>
          <table:table-cell table:style-name="ce5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69</text:p>
          </table:table-cell>
          <table:table-cell table:style-name="ce2" office:value-type="float" office:value="88314.75">
            <text:p>88315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70]-[.D170]" office:value-type="float" office:value="63358.27">
            <text:p>63358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151:.J169])" office:value-type="float" office:value="23185054.72">
            <text:p>23185055</text:p>
          </table:table-cell>
          <table:table-cell table:style-name="ce12" table:formula="of:=[.J170]/[.$J$174]*100" office:value-type="float" office:value="93.8949336283187">
            <text:p>93.9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O151:.O169])" office:value-type="float" office:value="20938150.78">
            <text:p>20938151</text:p>
          </table:table-cell>
          <table:table-cell table:style-name="ce12" table:formula="of:=[.O170]/[.$O$174]*100" office:value-type="float" office:value="86.8469629817084">
            <text:p>86.8</text:p>
          </table:table-cell>
          <table:table-cell table:style-name="ce12"/>
          <table:table-cell/>
          <table:table-cell table:style-name="ce4" office:value-type="string">
            <text:p>Total abortive:</text:p>
          </table:table-cell>
          <table:table-cell table:style-name="ce9" table:formula="of:=SUM([.T151:.T169])" office:value-type="float" office:value="13252070.51">
            <text:p>13252071</text:p>
          </table:table-cell>
          <table:table-cell table:style-name="ce12" table:formula="of:=[.T170]/[.$T$174]*100" office:value-type="float" office:value="89.0408271050607">
            <text:p>89.0</text:p>
          </table:table-cell>
          <table:table-cell table:style-name="ce12"/>
          <table:table-cell table:number-columns-repeated="1002"/>
        </table:table-row>
        <table:table-row table:style-name="ro1">
          <table:table-cell office:value-type="string">
            <text:p>RECT- 170</text:p>
          </table:table-cell>
          <table:table-cell table:style-name="ce2" office:value-type="float" office:value="189610.94">
            <text:p>189611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71]-[.D171]" office:value-type="float" office:value="166451.4">
            <text:p>166451</text:p>
          </table:table-cell>
          <table:table-cell office:value-type="string">
            <text:p>12 nt</text:p>
          </table:table-cell>
          <table:table-cell table:style-name="ce2"/>
          <table:table-cell table:style-name="ce4"/>
          <table:table-cell table:style-name="ce2"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/>
          <table:table-cell table:style-name="ce4"/>
          <table:table-cell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>
            <text:p>RECT- 171</text:p>
          </table:table-cell>
          <table:table-cell table:style-name="ce2" office:value-type="float" office:value="416100.25">
            <text:p>416100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72]-[.D172]" office:value-type="float" office:value="392602.28">
            <text:p>392602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1507496.65">
            <text:p>1507497</text:p>
          </table:table-cell>
          <table:table-cell table:style-name="ce12" table:formula="of:=[.J172]/[.$J$174]*100" office:value-type="float" office:value="6.1050663716813">
            <text:p>6.1</text:p>
          </table:table-cell>
          <table:table-cell table:style-name="ce12" office:value-type="float" office:value="6.1">
            <text:p>6.1</text:p>
          </table:table-cell>
          <table:table-cell office:value-type="float" office:value="6.1">
            <text:p>6.1</text:p>
          </table:table-cell>
          <table:table-cell table:style-name="ce4" office:value-type="string">
            <text:p>FL:</text:p>
          </table:table-cell>
          <table:table-cell table:style-name="ce2" office:value-type="float" office:value="3171098.48">
            <text:p>3171098</text:p>
          </table:table-cell>
          <table:table-cell table:style-name="ce12" table:formula="of:=[.O172]/[.$O$174]*100" office:value-type="float" office:value="13.1530370182916">
            <text:p>13.2</text:p>
          </table:table-cell>
          <table:table-cell table:style-name="ce12" office:value-type="float" office:value="13.2">
            <text:p>13.2</text:p>
          </table:table-cell>
          <table:table-cell office:value-type="float" office:value="13.2">
            <text:p>13.2</text:p>
          </table:table-cell>
          <table:table-cell table:style-name="ce4" office:value-type="string">
            <text:p>FL:</text:p>
          </table:table-cell>
          <table:table-cell table:style-name="ce2" office:value-type="float" office:value="1631068.99">
            <text:p>1631069</text:p>
          </table:table-cell>
          <table:table-cell table:style-name="ce12" table:formula="of:=[.T172]/[.$T$174]*100" office:value-type="float" office:value="10.9591728949393">
            <text:p>11.0</text:p>
          </table:table-cell>
          <table:table-cell table:style-name="ce12" office:value-type="float" office:value="11">
            <text:p>11.0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office:value-type="string">
            <text:p>RECT- 172</text:p>
          </table:table-cell>
          <table:table-cell table:style-name="ce2" office:value-type="float" office:value="166057.48">
            <text:p>166057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73]-[.D173]" office:value-type="float" office:value="141788.64">
            <text:p>141789</text:p>
          </table:table-cell>
          <table:table-cell office:value-type="string">
            <text:p>14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/>
          <table:table-cell table:style-name="ce12"/>
          <table:table-cell table:number-columns-repeated="1003"/>
        </table:table-row>
        <table:table-row table:style-name="ro1">
          <table:table-cell office:value-type="string">
            <text:p>RECT- 173</text:p>
          </table:table-cell>
          <table:table-cell table:style-name="ce2" office:value-type="float" office:value="22672530.76">
            <text:p>22672531</text:p>
          </table:table-cell>
          <table:table-cell office:value-type="string">
            <text:p>2 nt-N25anti (-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174]-[.D174]" office:value-type="float" office:value="10904195.19">
            <text:p>10904195</text:p>
          </table:table-cell>
          <table:table-cell office:value-type="string">
            <text:p>2 nt-N25anti (-GreB)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170:.J173])" office:value-type="float" office:value="24692551.37">
            <text:p>24692551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9" table:formula="of:=SUM([.O170:.O173])" office:value-type="float" office:value="24109249.26">
            <text:p>24109249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9" table:formula="of:=SUM([.T170:.T173])" office:value-type="float" office:value="14883139.5">
            <text:p>14883140</text:p>
          </table:table-cell>
          <table:table-cell table:style-name="ce12"/>
          <table:table-cell table:number-columns-repeated="1003"/>
        </table:table-row>
        <table:table-row table:style-name="ro1">
          <table:table-cell office:value-type="string">
            <text:p>RECT- 174</text:p>
          </table:table-cell>
          <table:table-cell table:style-name="ce2" office:value-type="float" office:value="2697416.43">
            <text:p>2697416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75]-[.D175]" office:value-type="float" office:value="2384433.82">
            <text:p>2384434</text:p>
          </table:table-cell>
          <table:table-cell office:value-type="string">
            <text:p>3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170]/[.K172]" office:value-type="float" office:value="15.3798383034549">
            <text:p>15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9" table:formula="of:=[.P170]/[.P172]" office:value-type="float" office:value="6.60280685448785">
            <text:p>7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9" table:formula="of:=[.U170]/[.U172]" office:value-type="float" office:value="8.1247761996873">
            <text:p>8</text:p>
          </table:table-cell>
          <table:table-cell table:number-columns-repeated="1003"/>
        </table:table-row>
        <table:table-row table:style-name="ro1">
          <table:table-cell office:value-type="string">
            <text:p>RECT- 175</text:p>
          </table:table-cell>
          <table:table-cell table:style-name="ce2" office:value-type="float" office:value="3082707.12">
            <text:p>3082707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76]-[.D176]" office:value-type="float" office:value="2968355.23">
            <text:p>2968355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76</text:p>
          </table:table-cell>
          <table:table-cell table:style-name="ce2" office:value-type="float" office:value="509897.78">
            <text:p>50989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77]-[.D177]" office:value-type="float" office:value="476432.71">
            <text:p>476433</text:p>
          </table:table-cell>
          <table:table-cell office:value-type="string">
            <text:p>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77</text:p>
          </table:table-cell>
          <table:table-cell table:style-name="ce2" office:value-type="float" office:value="2977145.89">
            <text:p>2977146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78]-[.D178]" office:value-type="float" office:value="2939996.98">
            <text:p>2939997</text:p>
          </table:table-cell>
          <table:table-cell office:value-type="string">
            <text:p>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78</text:p>
          </table:table-cell>
          <table:table-cell table:style-name="ce2" office:value-type="float" office:value="5053033.01">
            <text:p>5053033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79]-[.D179]" office:value-type="float" office:value="5019844.69">
            <text:p>5019845</text:p>
          </table:table-cell>
          <table:table-cell office:value-type="string">
            <text:p>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79</text:p>
          </table:table-cell>
          <table:table-cell table:style-name="ce2" office:value-type="float" office:value="1772507.35">
            <text:p>1772507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80]-[.D180]" office:value-type="float" office:value="1741551">
            <text:p>1741551</text:p>
          </table:table-cell>
          <table:table-cell office:value-type="string">
            <text:p>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0</text:p>
          </table:table-cell>
          <table:table-cell table:style-name="ce2" office:value-type="float" office:value="1557002.41">
            <text:p>1557002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81]-[.D181]" office:value-type="float" office:value="1521580.88">
            <text:p>1521581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1</text:p>
          </table:table-cell>
          <table:table-cell table:style-name="ce2" office:value-type="float" office:value="577573.04">
            <text:p>577573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82]-[.D182]" office:value-type="float" office:value="547904.8">
            <text:p>547905</text:p>
          </table:table-cell>
          <table:table-cell office:value-type="string">
            <text:p>10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2</text:p>
          </table:table-cell>
          <table:table-cell table:style-name="ce2" office:value-type="float" office:value="412888.98">
            <text:p>412889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83]-[.D183]" office:value-type="float" office:value="387932.5">
            <text:p>387933</text:p>
          </table:table-cell>
          <table:table-cell office:value-type="string">
            <text:p>11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3</text:p>
          </table:table-cell>
          <table:table-cell table:style-name="ce2" office:value-type="float" office:value="996782.47">
            <text:p>996782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84]-[.D184]" office:value-type="float" office:value="973622.93">
            <text:p>973623</text:p>
          </table:table-cell>
          <table:table-cell office:value-type="string">
            <text:p>12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4</text:p>
          </table:table-cell>
          <table:table-cell table:style-name="ce2" office:value-type="float" office:value="5551832.33">
            <text:p>5551832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85]-[.D185]" office:value-type="float" office:value="5528334.36">
            <text:p>5528334</text:p>
          </table:table-cell>
          <table:table-cell office:value-type="string">
            <text:p>1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5</text:p>
          </table:table-cell>
          <table:table-cell table:style-name="ce2" office:value-type="float" office:value="3185547.65">
            <text:p>3185548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86]-[.D186]" office:value-type="float" office:value="3161278.81">
            <text:p>3161279</text:p>
          </table:table-cell>
          <table:table-cell office:value-type="string">
            <text:p>1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6</text:p>
          </table:table-cell>
          <table:table-cell table:style-name="ce2" office:value-type="float" office:value="255597.87">
            <text:p>255598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87]-[.D187]" office:value-type="float" office:value="232608.49">
            <text:p>232608</text:p>
          </table:table-cell>
          <table:table-cell office:value-type="string">
            <text:p>1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7</text:p>
          </table:table-cell>
          <table:table-cell table:style-name="ce2" office:value-type="float" office:value="21028927.38">
            <text:p>21028927</text:p>
          </table:table-cell>
          <table:table-cell office:value-type="string">
            <text:p>2 nt-DG203-2 (-GreB)</text:p>
          </table:table-cell>
          <table:table-cell table:style-name="ce2" office:value-type="float" office:value="6716278.81">
            <text:p>6716279</text:p>
          </table:table-cell>
          <table:table-cell office:value-type="string">
            <text:p>2 nt-Blank (right)</text:p>
          </table:table-cell>
          <table:table-cell table:style-name="ce2" table:formula="of:=[.B188]-[.D188]" office:value-type="float" office:value="14312648.57">
            <text:p>14312649</text:p>
          </table:table-cell>
          <table:table-cell office:value-type="string">
            <text:p>2 nt-DG203-2 (-GreB)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8</text:p>
          </table:table-cell>
          <table:table-cell table:style-name="ce2" office:value-type="float" office:value="1775560.13">
            <text:p>1775560</text:p>
          </table:table-cell>
          <table:table-cell office:value-type="string">
            <text:p>3 nt</text:p>
          </table:table-cell>
          <table:table-cell table:style-name="ce2" office:value-type="float" office:value="655230.63">
            <text:p>655231</text:p>
          </table:table-cell>
          <table:table-cell office:value-type="string">
            <text:p>3 nt</text:p>
          </table:table-cell>
          <table:table-cell table:style-name="ce2" table:formula="of:=[.B189]-[.D189]" office:value-type="float" office:value="1120329.5">
            <text:p>1120330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9</text:p>
          </table:table-cell>
          <table:table-cell table:style-name="ce2" office:value-type="float" office:value="2055243.53">
            <text:p>2055244</text:p>
          </table:table-cell>
          <table:table-cell office:value-type="string">
            <text:p>4 nt</text:p>
          </table:table-cell>
          <table:table-cell table:style-name="ce2" office:value-type="float" office:value="67229.11">
            <text:p>67229</text:p>
          </table:table-cell>
          <table:table-cell office:value-type="string">
            <text:p>4 nt</text:p>
          </table:table-cell>
          <table:table-cell table:style-name="ce2" table:formula="of:=[.B190]-[.D190]" office:value-type="float" office:value="1988014.42">
            <text:p>1988014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0</text:p>
          </table:table-cell>
          <table:table-cell table:style-name="ce2" office:value-type="float" office:value="525344.27">
            <text:p>525344</text:p>
          </table:table-cell>
          <table:table-cell office:value-type="string">
            <text:p>5 nt</text:p>
          </table:table-cell>
          <table:table-cell table:style-name="ce2" office:value-type="float" office:value="33964.94">
            <text:p>33965</text:p>
          </table:table-cell>
          <table:table-cell office:value-type="string">
            <text:p>5 nt</text:p>
          </table:table-cell>
          <table:table-cell table:style-name="ce2" table:formula="of:=[.B191]-[.D191]" office:value-type="float" office:value="491379.33">
            <text:p>491379</text:p>
          </table:table-cell>
          <table:table-cell office:value-type="string">
            <text:p>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1</text:p>
          </table:table-cell>
          <table:table-cell table:style-name="ce2" office:value-type="float" office:value="1490584.25">
            <text:p>1490584</text:p>
          </table:table-cell>
          <table:table-cell office:value-type="string">
            <text:p>6 nt</text:p>
          </table:table-cell>
          <table:table-cell table:style-name="ce2" office:value-type="float" office:value="20039.8">
            <text:p>20040</text:p>
          </table:table-cell>
          <table:table-cell office:value-type="string">
            <text:p>6 nt</text:p>
          </table:table-cell>
          <table:table-cell table:style-name="ce2" table:formula="of:=[.B192]-[.D192]" office:value-type="float" office:value="1470544.45">
            <text:p>1470544</text:p>
          </table:table-cell>
          <table:table-cell office:value-type="string">
            <text:p>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2</text:p>
          </table:table-cell>
          <table:table-cell table:style-name="ce2" office:value-type="float" office:value="184706.28">
            <text:p>184706</text:p>
          </table:table-cell>
          <table:table-cell office:value-type="string">
            <text:p>7 nt</text:p>
          </table:table-cell>
          <table:table-cell table:style-name="ce2" office:value-type="float" office:value="22044.87">
            <text:p>22045</text:p>
          </table:table-cell>
          <table:table-cell office:value-type="string">
            <text:p>7 nt</text:p>
          </table:table-cell>
          <table:table-cell table:style-name="ce2" table:formula="of:=[.B193]-[.D193]" office:value-type="float" office:value="162661.41">
            <text:p>162661</text:p>
          </table:table-cell>
          <table:table-cell office:value-type="string">
            <text:p>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3</text:p>
          </table:table-cell>
          <table:table-cell table:style-name="ce2" office:value-type="float" office:value="407574.16">
            <text:p>407574</text:p>
          </table:table-cell>
          <table:table-cell office:value-type="string">
            <text:p>8 nt</text:p>
          </table:table-cell>
          <table:table-cell table:style-name="ce2" office:value-type="float" office:value="22262.44">
            <text:p>22262</text:p>
          </table:table-cell>
          <table:table-cell office:value-type="string">
            <text:p>8 nt</text:p>
          </table:table-cell>
          <table:table-cell table:style-name="ce2" table:formula="of:=[.B194]-[.D194]" office:value-type="float" office:value="385311.72">
            <text:p>385312</text:p>
          </table:table-cell>
          <table:table-cell office:value-type="string">
            <text:p>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4</text:p>
          </table:table-cell>
          <table:table-cell table:style-name="ce2" office:value-type="float" office:value="138168.91">
            <text:p>138169</text:p>
          </table:table-cell>
          <table:table-cell office:value-type="string">
            <text:p>9 nt</text:p>
          </table:table-cell>
          <table:table-cell table:style-name="ce2" office:value-type="float" office:value="25104.4">
            <text:p>25104</text:p>
          </table:table-cell>
          <table:table-cell office:value-type="string">
            <text:p>9 nt</text:p>
          </table:table-cell>
          <table:table-cell table:style-name="ce2" table:formula="of:=[.B195]-[.D195]" office:value-type="float" office:value="113064.51">
            <text:p>113065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5</text:p>
          </table:table-cell>
          <table:table-cell table:style-name="ce2" office:value-type="float" office:value="169802.9">
            <text:p>169803</text:p>
          </table:table-cell>
          <table:table-cell office:value-type="string">
            <text:p>10 nt</text:p>
          </table:table-cell>
          <table:table-cell table:style-name="ce2" office:value-type="float" office:value="23140.97">
            <text:p>23141</text:p>
          </table:table-cell>
          <table:table-cell office:value-type="string">
            <text:p>10 nt</text:p>
          </table:table-cell>
          <table:table-cell table:style-name="ce2" table:formula="of:=[.B196]-[.D196]" office:value-type="float" office:value="146661.93">
            <text:p>146662</text:p>
          </table:table-cell>
          <table:table-cell office:value-type="string">
            <text:p>10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6</text:p>
          </table:table-cell>
          <table:table-cell table:style-name="ce2" office:value-type="float" office:value="115968.94">
            <text:p>115969</text:p>
          </table:table-cell>
          <table:table-cell office:value-type="string">
            <text:p>11 nt</text:p>
          </table:table-cell>
          <table:table-cell table:style-name="ce2" office:value-type="float" office:value="23442.22">
            <text:p>23442</text:p>
          </table:table-cell>
          <table:table-cell office:value-type="string">
            <text:p>11 nt</text:p>
          </table:table-cell>
          <table:table-cell table:style-name="ce2" table:formula="of:=[.B197]-[.D197]" office:value-type="float" office:value="92526.72">
            <text:p>92527</text:p>
          </table:table-cell>
          <table:table-cell office:value-type="string">
            <text:p>11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7</text:p>
          </table:table-cell>
          <table:table-cell table:style-name="ce2" office:value-type="float" office:value="73624.51">
            <text:p>73625</text:p>
          </table:table-cell>
          <table:table-cell office:value-type="string">
            <text:p>12 nt</text:p>
          </table:table-cell>
          <table:table-cell table:style-name="ce2" office:value-type="float" office:value="19351.97">
            <text:p>19352</text:p>
          </table:table-cell>
          <table:table-cell office:value-type="string">
            <text:p>12 nt</text:p>
          </table:table-cell>
          <table:table-cell table:style-name="ce2" table:formula="of:=[.B198]-[.D198]" office:value-type="float" office:value="54272.54">
            <text:p>54273</text:p>
          </table:table-cell>
          <table:table-cell office:value-type="string">
            <text:p>12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8</text:p>
          </table:table-cell>
          <table:table-cell table:style-name="ce2" office:value-type="float" office:value="509586.56">
            <text:p>509587</text:p>
          </table:table-cell>
          <table:table-cell office:value-type="string">
            <text:p>13 nt</text:p>
          </table:table-cell>
          <table:table-cell table:style-name="ce2" office:value-type="float" office:value="21625.39">
            <text:p>21625</text:p>
          </table:table-cell>
          <table:table-cell office:value-type="string">
            <text:p>13 nt</text:p>
          </table:table-cell>
          <table:table-cell table:style-name="ce2" table:formula="of:=[.B199]-[.D199]" office:value-type="float" office:value="487961.17">
            <text:p>487961</text:p>
          </table:table-cell>
          <table:table-cell office:value-type="string">
            <text:p>1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99</text:p>
          </table:table-cell>
          <table:table-cell table:style-name="ce2" office:value-type="float" office:value="652684.32">
            <text:p>652684</text:p>
          </table:table-cell>
          <table:table-cell office:value-type="string">
            <text:p>14 nt</text:p>
          </table:table-cell>
          <table:table-cell table:style-name="ce2" office:value-type="float" office:value="18246.32">
            <text:p>18246</text:p>
          </table:table-cell>
          <table:table-cell office:value-type="string">
            <text:p>14 nt</text:p>
          </table:table-cell>
          <table:table-cell table:style-name="ce2" table:formula="of:=[.B200]-[.D200]" office:value-type="float" office:value="634438">
            <text:p>634438</text:p>
          </table:table-cell>
          <table:table-cell office:value-type="string">
            <text:p>1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0</text:p>
          </table:table-cell>
          <table:table-cell table:style-name="ce2" office:value-type="float" office:value="543839.04">
            <text:p>543839</text:p>
          </table:table-cell>
          <table:table-cell office:value-type="string">
            <text:p>15 nt</text:p>
          </table:table-cell>
          <table:table-cell table:style-name="ce2" office:value-type="float" office:value="17994.73">
            <text:p>17995</text:p>
          </table:table-cell>
          <table:table-cell office:value-type="string">
            <text:p>15 nt</text:p>
          </table:table-cell>
          <table:table-cell table:style-name="ce2" table:formula="of:=[.B201]-[.D201]" office:value-type="float" office:value="525844.31">
            <text:p>525844</text:p>
          </table:table-cell>
          <table:table-cell office:value-type="string">
            <text:p>1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1</text:p>
          </table:table-cell>
          <table:table-cell table:style-name="ce2" office:value-type="float" office:value="216740.54">
            <text:p>216741</text:p>
          </table:table-cell>
          <table:table-cell office:value-type="string">
            <text:p>16 nt</text:p>
          </table:table-cell>
          <table:table-cell table:style-name="ce2" office:value-type="float" office:value="18957.09">
            <text:p>18957</text:p>
          </table:table-cell>
          <table:table-cell office:value-type="string">
            <text:p>16 nt</text:p>
          </table:table-cell>
          <table:table-cell table:style-name="ce2" table:formula="of:=[.B202]-[.D202]" office:value-type="float" office:value="197783.45">
            <text:p>197783</text:p>
          </table:table-cell>
          <table:table-cell office:value-type="string">
            <text:p>1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2</text:p>
          </table:table-cell>
          <table:table-cell table:style-name="ce2" office:value-type="float" office:value="367019.16">
            <text:p>367019</text:p>
          </table:table-cell>
          <table:table-cell office:value-type="string">
            <text:p>17 nt</text:p>
          </table:table-cell>
          <table:table-cell table:style-name="ce2" office:value-type="float" office:value="20501.81">
            <text:p>20502</text:p>
          </table:table-cell>
          <table:table-cell office:value-type="string">
            <text:p>17 nt</text:p>
          </table:table-cell>
          <table:table-cell table:style-name="ce2" table:formula="of:=[.B203]-[.D203]" office:value-type="float" office:value="346517.35">
            <text:p>346517</text:p>
          </table:table-cell>
          <table:table-cell office:value-type="string">
            <text:p>1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3</text:p>
          </table:table-cell>
          <table:table-cell table:style-name="ce2" office:value-type="float" office:value="328798.38">
            <text:p>328798</text:p>
          </table:table-cell>
          <table:table-cell office:value-type="string">
            <text:p>18 nt</text:p>
          </table:table-cell>
          <table:table-cell table:style-name="ce2" office:value-type="float" office:value="20796.1">
            <text:p>20796</text:p>
          </table:table-cell>
          <table:table-cell office:value-type="string">
            <text:p>18 nt</text:p>
          </table:table-cell>
          <table:table-cell table:style-name="ce2" table:formula="of:=[.B204]-[.D204]" office:value-type="float" office:value="308002.28">
            <text:p>308002</text:p>
          </table:table-cell>
          <table:table-cell office:value-type="string">
            <text:p>1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4</text:p>
          </table:table-cell>
          <table:table-cell table:style-name="ce2" office:value-type="float" office:value="367004.55">
            <text:p>367005</text:p>
          </table:table-cell>
          <table:table-cell office:value-type="string">
            <text:p>19 nt</text:p>
          </table:table-cell>
          <table:table-cell table:style-name="ce2" office:value-type="float" office:value="19911.49">
            <text:p>19911</text:p>
          </table:table-cell>
          <table:table-cell office:value-type="string">
            <text:p>19 nt</text:p>
          </table:table-cell>
          <table:table-cell table:style-name="ce2" table:formula="of:=[.B205]-[.D205]" office:value-type="float" office:value="347093.06">
            <text:p>347093</text:p>
          </table:table-cell>
          <table:table-cell office:value-type="string">
            <text:p>1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5</text:p>
          </table:table-cell>
          <table:table-cell table:style-name="ce2" office:value-type="float" office:value="19131588.1">
            <text:p>19131588</text:p>
          </table:table-cell>
          <table:table-cell office:value-type="string">
            <text:p>2 nt-DG203-2 (+GreB)</text:p>
          </table:table-cell>
          <table:table-cell table:style-name="ce2" office:value-type="float" office:value="6716278.81">
            <text:p>6716279</text:p>
          </table:table-cell>
          <table:table-cell office:value-type="string">
            <text:p>2 nt-Blank (right)</text:p>
          </table:table-cell>
          <table:table-cell table:style-name="ce2" table:formula="of:=[.B206]-[.D206]" office:value-type="float" office:value="12415309.29">
            <text:p>12415309</text:p>
          </table:table-cell>
          <table:table-cell office:value-type="string">
            <text:p>2 nt-DG203-2 (+GreB)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6</text:p>
          </table:table-cell>
          <table:table-cell table:style-name="ce2" office:value-type="float" office:value="1844063.89">
            <text:p>1844064</text:p>
          </table:table-cell>
          <table:table-cell office:value-type="string">
            <text:p>3 nt</text:p>
          </table:table-cell>
          <table:table-cell table:style-name="ce2" office:value-type="float" office:value="655230.63">
            <text:p>655231</text:p>
          </table:table-cell>
          <table:table-cell office:value-type="string">
            <text:p>3 nt</text:p>
          </table:table-cell>
          <table:table-cell table:style-name="ce2" table:formula="of:=[.B207]-[.D207]" office:value-type="float" office:value="1188833.26">
            <text:p>1188833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7</text:p>
          </table:table-cell>
          <table:table-cell table:style-name="ce2" office:value-type="float" office:value="3131677.69">
            <text:p>3131678</text:p>
          </table:table-cell>
          <table:table-cell office:value-type="string">
            <text:p>4 nt</text:p>
          </table:table-cell>
          <table:table-cell table:style-name="ce2" office:value-type="float" office:value="67229.11">
            <text:p>67229</text:p>
          </table:table-cell>
          <table:table-cell office:value-type="string">
            <text:p>4 nt</text:p>
          </table:table-cell>
          <table:table-cell table:style-name="ce2" table:formula="of:=[.B208]-[.D208]" office:value-type="float" office:value="3064448.58">
            <text:p>3064449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8</text:p>
          </table:table-cell>
          <table:table-cell table:style-name="ce2" office:value-type="float" office:value="147272.96">
            <text:p>147273</text:p>
          </table:table-cell>
          <table:table-cell office:value-type="string">
            <text:p>5 nt</text:p>
          </table:table-cell>
          <table:table-cell table:style-name="ce2" office:value-type="float" office:value="33964.94">
            <text:p>33965</text:p>
          </table:table-cell>
          <table:table-cell office:value-type="string">
            <text:p>5 nt</text:p>
          </table:table-cell>
          <table:table-cell table:style-name="ce2" table:formula="of:=[.B209]-[.D209]" office:value-type="float" office:value="113308.02">
            <text:p>113308</text:p>
          </table:table-cell>
          <table:table-cell office:value-type="string">
            <text:p>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09</text:p>
          </table:table-cell>
          <table:table-cell table:style-name="ce2" office:value-type="float" office:value="140199.08">
            <text:p>140199</text:p>
          </table:table-cell>
          <table:table-cell office:value-type="string">
            <text:p>6 nt</text:p>
          </table:table-cell>
          <table:table-cell table:style-name="ce2" office:value-type="float" office:value="20039.8">
            <text:p>20040</text:p>
          </table:table-cell>
          <table:table-cell office:value-type="string">
            <text:p>6 nt</text:p>
          </table:table-cell>
          <table:table-cell table:style-name="ce2" table:formula="of:=[.B210]-[.D210]" office:value-type="float" office:value="120159.28">
            <text:p>120159</text:p>
          </table:table-cell>
          <table:table-cell office:value-type="string">
            <text:p>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0</text:p>
          </table:table-cell>
          <table:table-cell table:style-name="ce2" office:value-type="float" office:value="62463.72">
            <text:p>62464</text:p>
          </table:table-cell>
          <table:table-cell office:value-type="string">
            <text:p>7 nt</text:p>
          </table:table-cell>
          <table:table-cell table:style-name="ce2" office:value-type="float" office:value="22044.87">
            <text:p>22045</text:p>
          </table:table-cell>
          <table:table-cell office:value-type="string">
            <text:p>7 nt</text:p>
          </table:table-cell>
          <table:table-cell table:style-name="ce2" table:formula="of:=[.B211]-[.D211]" office:value-type="float" office:value="40418.85">
            <text:p>40419</text:p>
          </table:table-cell>
          <table:table-cell office:value-type="string">
            <text:p>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1</text:p>
          </table:table-cell>
          <table:table-cell table:style-name="ce2" office:value-type="float" office:value="63949.88">
            <text:p>63950</text:p>
          </table:table-cell>
          <table:table-cell office:value-type="string">
            <text:p>8 nt</text:p>
          </table:table-cell>
          <table:table-cell table:style-name="ce2" office:value-type="float" office:value="22262.44">
            <text:p>22262</text:p>
          </table:table-cell>
          <table:table-cell office:value-type="string">
            <text:p>8 nt</text:p>
          </table:table-cell>
          <table:table-cell table:style-name="ce2" table:formula="of:=[.B212]-[.D212]" office:value-type="float" office:value="41687.44">
            <text:p>41687</text:p>
          </table:table-cell>
          <table:table-cell office:value-type="string">
            <text:p>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2</text:p>
          </table:table-cell>
          <table:table-cell table:style-name="ce2" office:value-type="float" office:value="47525.27">
            <text:p>47525</text:p>
          </table:table-cell>
          <table:table-cell office:value-type="string">
            <text:p>9 nt</text:p>
          </table:table-cell>
          <table:table-cell table:style-name="ce2" office:value-type="float" office:value="25104.4">
            <text:p>25104</text:p>
          </table:table-cell>
          <table:table-cell office:value-type="string">
            <text:p>9 nt</text:p>
          </table:table-cell>
          <table:table-cell table:style-name="ce2" table:formula="of:=[.B213]-[.D213]" office:value-type="float" office:value="22420.87">
            <text:p>22421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3</text:p>
          </table:table-cell>
          <table:table-cell table:style-name="ce2" office:value-type="float" office:value="33810.18">
            <text:p>33810</text:p>
          </table:table-cell>
          <table:table-cell office:value-type="string">
            <text:p>10 nt</text:p>
          </table:table-cell>
          <table:table-cell table:style-name="ce2" office:value-type="float" office:value="23140.97">
            <text:p>23141</text:p>
          </table:table-cell>
          <table:table-cell office:value-type="string">
            <text:p>10 nt</text:p>
          </table:table-cell>
          <table:table-cell table:style-name="ce2" table:formula="of:=[.B214]-[.D214]" office:value-type="float" office:value="10669.21">
            <text:p>10669</text:p>
          </table:table-cell>
          <table:table-cell office:value-type="string">
            <text:p>10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4</text:p>
          </table:table-cell>
          <table:table-cell table:style-name="ce2" office:value-type="float" office:value="29500.09">
            <text:p>29500</text:p>
          </table:table-cell>
          <table:table-cell office:value-type="string">
            <text:p>11 nt</text:p>
          </table:table-cell>
          <table:table-cell table:style-name="ce2" office:value-type="float" office:value="23442.22">
            <text:p>23442</text:p>
          </table:table-cell>
          <table:table-cell office:value-type="string">
            <text:p>11 nt</text:p>
          </table:table-cell>
          <table:table-cell table:style-name="ce2" table:formula="of:=[.B215]-[.D215]" office:value-type="float" office:value="6057.87">
            <text:p>6058</text:p>
          </table:table-cell>
          <table:table-cell office:value-type="string">
            <text:p>11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5</text:p>
          </table:table-cell>
          <table:table-cell table:style-name="ce2" office:value-type="float" office:value="40315.72">
            <text:p>40316</text:p>
          </table:table-cell>
          <table:table-cell office:value-type="string">
            <text:p>12 nt</text:p>
          </table:table-cell>
          <table:table-cell table:style-name="ce2" office:value-type="float" office:value="19351.97">
            <text:p>19352</text:p>
          </table:table-cell>
          <table:table-cell office:value-type="string">
            <text:p>12 nt</text:p>
          </table:table-cell>
          <table:table-cell table:style-name="ce2" table:formula="of:=[.B216]-[.D216]" office:value-type="float" office:value="20963.75">
            <text:p>20964</text:p>
          </table:table-cell>
          <table:table-cell office:value-type="string">
            <text:p>12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6</text:p>
          </table:table-cell>
          <table:table-cell table:style-name="ce2" office:value-type="float" office:value="45219.49">
            <text:p>45219</text:p>
          </table:table-cell>
          <table:table-cell office:value-type="string">
            <text:p>13 nt</text:p>
          </table:table-cell>
          <table:table-cell table:style-name="ce2" office:value-type="float" office:value="21625.39">
            <text:p>21625</text:p>
          </table:table-cell>
          <table:table-cell office:value-type="string">
            <text:p>13 nt</text:p>
          </table:table-cell>
          <table:table-cell table:style-name="ce2" table:formula="of:=[.B217]-[.D217]" office:value-type="float" office:value="23594.1">
            <text:p>23594</text:p>
          </table:table-cell>
          <table:table-cell office:value-type="string">
            <text:p>1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7</text:p>
          </table:table-cell>
          <table:table-cell table:style-name="ce2" office:value-type="float" office:value="28437.29">
            <text:p>28437</text:p>
          </table:table-cell>
          <table:table-cell office:value-type="string">
            <text:p>14 nt</text:p>
          </table:table-cell>
          <table:table-cell table:style-name="ce2" office:value-type="float" office:value="18246.32">
            <text:p>18246</text:p>
          </table:table-cell>
          <table:table-cell office:value-type="string">
            <text:p>14 nt</text:p>
          </table:table-cell>
          <table:table-cell table:style-name="ce2" table:formula="of:=[.B218]-[.D218]" office:value-type="float" office:value="10190.97">
            <text:p>10191</text:p>
          </table:table-cell>
          <table:table-cell office:value-type="string">
            <text:p>1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8</text:p>
          </table:table-cell>
          <table:table-cell table:style-name="ce2" office:value-type="float" office:value="42043.9">
            <text:p>42044</text:p>
          </table:table-cell>
          <table:table-cell office:value-type="string">
            <text:p>15 nt</text:p>
          </table:table-cell>
          <table:table-cell table:style-name="ce2" office:value-type="float" office:value="17994.73">
            <text:p>17995</text:p>
          </table:table-cell>
          <table:table-cell office:value-type="string">
            <text:p>15 nt</text:p>
          </table:table-cell>
          <table:table-cell table:style-name="ce2" table:formula="of:=[.B219]-[.D219]" office:value-type="float" office:value="24049.17">
            <text:p>24049</text:p>
          </table:table-cell>
          <table:table-cell office:value-type="string">
            <text:p>1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9</text:p>
          </table:table-cell>
          <table:table-cell table:style-name="ce2" office:value-type="float" office:value="148377.25">
            <text:p>148377</text:p>
          </table:table-cell>
          <table:table-cell office:value-type="string">
            <text:p>16 nt</text:p>
          </table:table-cell>
          <table:table-cell table:style-name="ce2" office:value-type="float" office:value="18957.09">
            <text:p>18957</text:p>
          </table:table-cell>
          <table:table-cell office:value-type="string">
            <text:p>16 nt</text:p>
          </table:table-cell>
          <table:table-cell table:style-name="ce2" table:formula="of:=[.B220]-[.D220]" office:value-type="float" office:value="129420.16">
            <text:p>129420</text:p>
          </table:table-cell>
          <table:table-cell office:value-type="string">
            <text:p>1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0</text:p>
          </table:table-cell>
          <table:table-cell table:style-name="ce2" office:value-type="float" office:value="1228637.8">
            <text:p>1228638</text:p>
          </table:table-cell>
          <table:table-cell office:value-type="string">
            <text:p>17 nt</text:p>
          </table:table-cell>
          <table:table-cell table:style-name="ce2" office:value-type="float" office:value="20501.81">
            <text:p>20502</text:p>
          </table:table-cell>
          <table:table-cell office:value-type="string">
            <text:p>17 nt</text:p>
          </table:table-cell>
          <table:table-cell table:style-name="ce2" table:formula="of:=[.B221]-[.D221]" office:value-type="float" office:value="1208135.99">
            <text:p>1208136</text:p>
          </table:table-cell>
          <table:table-cell office:value-type="string">
            <text:p>1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1</text:p>
          </table:table-cell>
          <table:table-cell table:style-name="ce2" office:value-type="float" office:value="1700853.59">
            <text:p>1700854</text:p>
          </table:table-cell>
          <table:table-cell office:value-type="string">
            <text:p>18 nt</text:p>
          </table:table-cell>
          <table:table-cell table:style-name="ce2" office:value-type="float" office:value="20796.1">
            <text:p>20796</text:p>
          </table:table-cell>
          <table:table-cell office:value-type="string">
            <text:p>18 nt</text:p>
          </table:table-cell>
          <table:table-cell table:style-name="ce2" table:formula="of:=[.B222]-[.D222]" office:value-type="float" office:value="1680057.49">
            <text:p>1680057</text:p>
          </table:table-cell>
          <table:table-cell office:value-type="string">
            <text:p>1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2</text:p>
          </table:table-cell>
          <table:table-cell table:style-name="ce2" office:value-type="float" office:value="838337.97">
            <text:p>838338</text:p>
          </table:table-cell>
          <table:table-cell office:value-type="string">
            <text:p>19 nt</text:p>
          </table:table-cell>
          <table:table-cell table:style-name="ce2" office:value-type="float" office:value="19911.49">
            <text:p>19911</text:p>
          </table:table-cell>
          <table:table-cell office:value-type="string">
            <text:p>19 nt</text:p>
          </table:table-cell>
          <table:table-cell table:style-name="ce2" table:formula="of:=[.B223]-[.D223]" office:value-type="float" office:value="818426.48">
            <text:p>818426</text:p>
          </table:table-cell>
          <table:table-cell office:value-type="string">
            <text:p>1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3</text:p>
          </table:table-cell>
          <table:table-cell table:style-name="ce2" office:value-type="float" office:value="11666562.9">
            <text:p>11666563</text:p>
          </table:table-cell>
          <table:table-cell office:value-type="string">
            <text:p>2 nt-DG203-2 (-GreB)</text:p>
          </table:table-cell>
          <table:table-cell table:style-name="ce2" office:value-type="float" office:value="6716278.81">
            <text:p>6716279</text:p>
          </table:table-cell>
          <table:table-cell office:value-type="string">
            <text:p>2 nt-Blank (right)</text:p>
          </table:table-cell>
          <table:table-cell table:style-name="ce2" table:formula="of:=[.B224]-[.D224]" office:value-type="float" office:value="4950284.09">
            <text:p>4950284</text:p>
          </table:table-cell>
          <table:table-cell office:value-type="string">
            <text:p>2 nt-DG203-2 (-GreB)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4</text:p>
          </table:table-cell>
          <table:table-cell table:style-name="ce2" office:value-type="float" office:value="1680022.6">
            <text:p>1680023</text:p>
          </table:table-cell>
          <table:table-cell office:value-type="string">
            <text:p>3 nt</text:p>
          </table:table-cell>
          <table:table-cell table:style-name="ce2" office:value-type="float" office:value="655230.63">
            <text:p>655231</text:p>
          </table:table-cell>
          <table:table-cell office:value-type="string">
            <text:p>3 nt</text:p>
          </table:table-cell>
          <table:table-cell table:style-name="ce2" table:formula="of:=[.B225]-[.D225]" office:value-type="float" office:value="1024791.97">
            <text:p>1024792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5</text:p>
          </table:table-cell>
          <table:table-cell table:style-name="ce2" office:value-type="float" office:value="1843689.41">
            <text:p>1843689</text:p>
          </table:table-cell>
          <table:table-cell office:value-type="string">
            <text:p>4 nt</text:p>
          </table:table-cell>
          <table:table-cell table:style-name="ce2" office:value-type="float" office:value="67229.11">
            <text:p>67229</text:p>
          </table:table-cell>
          <table:table-cell office:value-type="string">
            <text:p>4 nt</text:p>
          </table:table-cell>
          <table:table-cell table:style-name="ce2" table:formula="of:=[.B226]-[.D226]" office:value-type="float" office:value="1776460.3">
            <text:p>1776460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6</text:p>
          </table:table-cell>
          <table:table-cell table:style-name="ce2" office:value-type="float" office:value="507773.01">
            <text:p>507773</text:p>
          </table:table-cell>
          <table:table-cell office:value-type="string">
            <text:p>5 nt</text:p>
          </table:table-cell>
          <table:table-cell table:style-name="ce2" office:value-type="float" office:value="33964.94">
            <text:p>33965</text:p>
          </table:table-cell>
          <table:table-cell office:value-type="string">
            <text:p>5 nt</text:p>
          </table:table-cell>
          <table:table-cell table:style-name="ce2" table:formula="of:=[.B227]-[.D227]" office:value-type="float" office:value="473808.07">
            <text:p>473808</text:p>
          </table:table-cell>
          <table:table-cell office:value-type="string">
            <text:p>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7</text:p>
          </table:table-cell>
          <table:table-cell table:style-name="ce2" office:value-type="float" office:value="1387188.79">
            <text:p>1387189</text:p>
          </table:table-cell>
          <table:table-cell office:value-type="string">
            <text:p>6 nt</text:p>
          </table:table-cell>
          <table:table-cell table:style-name="ce2" office:value-type="float" office:value="20039.8">
            <text:p>20040</text:p>
          </table:table-cell>
          <table:table-cell office:value-type="string">
            <text:p>6 nt</text:p>
          </table:table-cell>
          <table:table-cell table:style-name="ce2" table:formula="of:=[.B228]-[.D228]" office:value-type="float" office:value="1367148.99">
            <text:p>1367149</text:p>
          </table:table-cell>
          <table:table-cell office:value-type="string">
            <text:p>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8</text:p>
          </table:table-cell>
          <table:table-cell table:style-name="ce2" office:value-type="float" office:value="178680.92">
            <text:p>178681</text:p>
          </table:table-cell>
          <table:table-cell office:value-type="string">
            <text:p>7 nt</text:p>
          </table:table-cell>
          <table:table-cell table:style-name="ce2" office:value-type="float" office:value="22044.87">
            <text:p>22045</text:p>
          </table:table-cell>
          <table:table-cell office:value-type="string">
            <text:p>7 nt</text:p>
          </table:table-cell>
          <table:table-cell table:style-name="ce2" table:formula="of:=[.B229]-[.D229]" office:value-type="float" office:value="156636.05">
            <text:p>156636</text:p>
          </table:table-cell>
          <table:table-cell office:value-type="string">
            <text:p>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9</text:p>
          </table:table-cell>
          <table:table-cell table:style-name="ce2" office:value-type="float" office:value="392462.82">
            <text:p>392463</text:p>
          </table:table-cell>
          <table:table-cell office:value-type="string">
            <text:p>8 nt</text:p>
          </table:table-cell>
          <table:table-cell table:style-name="ce2" office:value-type="float" office:value="22262.44">
            <text:p>22262</text:p>
          </table:table-cell>
          <table:table-cell office:value-type="string">
            <text:p>8 nt</text:p>
          </table:table-cell>
          <table:table-cell table:style-name="ce2" table:formula="of:=[.B230]-[.D230]" office:value-type="float" office:value="370200.38">
            <text:p>370200</text:p>
          </table:table-cell>
          <table:table-cell office:value-type="string">
            <text:p>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0</text:p>
          </table:table-cell>
          <table:table-cell table:style-name="ce2" office:value-type="float" office:value="133753.96">
            <text:p>133754</text:p>
          </table:table-cell>
          <table:table-cell office:value-type="string">
            <text:p>9 nt</text:p>
          </table:table-cell>
          <table:table-cell table:style-name="ce2" office:value-type="float" office:value="25104.4">
            <text:p>25104</text:p>
          </table:table-cell>
          <table:table-cell office:value-type="string">
            <text:p>9 nt</text:p>
          </table:table-cell>
          <table:table-cell table:style-name="ce2" table:formula="of:=[.B231]-[.D231]" office:value-type="float" office:value="108649.56">
            <text:p>108650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1</text:p>
          </table:table-cell>
          <table:table-cell table:style-name="ce2" office:value-type="float" office:value="157194.12">
            <text:p>157194</text:p>
          </table:table-cell>
          <table:table-cell office:value-type="string">
            <text:p>10 nt</text:p>
          </table:table-cell>
          <table:table-cell table:style-name="ce2" office:value-type="float" office:value="23140.97">
            <text:p>23141</text:p>
          </table:table-cell>
          <table:table-cell office:value-type="string">
            <text:p>10 nt</text:p>
          </table:table-cell>
          <table:table-cell table:style-name="ce2" table:formula="of:=[.B232]-[.D232]" office:value-type="float" office:value="134053.15">
            <text:p>134053</text:p>
          </table:table-cell>
          <table:table-cell office:value-type="string">
            <text:p>10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2</text:p>
          </table:table-cell>
          <table:table-cell table:style-name="ce2" office:value-type="float" office:value="107124.94">
            <text:p>107125</text:p>
          </table:table-cell>
          <table:table-cell office:value-type="string">
            <text:p>11 nt</text:p>
          </table:table-cell>
          <table:table-cell table:style-name="ce2" office:value-type="float" office:value="23442.22">
            <text:p>23442</text:p>
          </table:table-cell>
          <table:table-cell office:value-type="string">
            <text:p>11 nt</text:p>
          </table:table-cell>
          <table:table-cell table:style-name="ce2" table:formula="of:=[.B233]-[.D233]" office:value-type="float" office:value="83682.72">
            <text:p>83683</text:p>
          </table:table-cell>
          <table:table-cell office:value-type="string">
            <text:p>11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3</text:p>
          </table:table-cell>
          <table:table-cell table:style-name="ce2" office:value-type="float" office:value="76412.09">
            <text:p>76412</text:p>
          </table:table-cell>
          <table:table-cell office:value-type="string">
            <text:p>12 nt</text:p>
          </table:table-cell>
          <table:table-cell table:style-name="ce2" office:value-type="float" office:value="19351.97">
            <text:p>19352</text:p>
          </table:table-cell>
          <table:table-cell office:value-type="string">
            <text:p>12 nt</text:p>
          </table:table-cell>
          <table:table-cell table:style-name="ce2" table:formula="of:=[.B234]-[.D234]" office:value-type="float" office:value="57060.12">
            <text:p>57060</text:p>
          </table:table-cell>
          <table:table-cell office:value-type="string">
            <text:p>12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4</text:p>
          </table:table-cell>
          <table:table-cell table:style-name="ce2" office:value-type="float" office:value="498688.45">
            <text:p>498688</text:p>
          </table:table-cell>
          <table:table-cell office:value-type="string">
            <text:p>13 nt</text:p>
          </table:table-cell>
          <table:table-cell table:style-name="ce2" office:value-type="float" office:value="21625.39">
            <text:p>21625</text:p>
          </table:table-cell>
          <table:table-cell office:value-type="string">
            <text:p>13 nt</text:p>
          </table:table-cell>
          <table:table-cell table:style-name="ce2" table:formula="of:=[.B235]-[.D235]" office:value-type="float" office:value="477063.06">
            <text:p>477063</text:p>
          </table:table-cell>
          <table:table-cell office:value-type="string">
            <text:p>1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5</text:p>
          </table:table-cell>
          <table:table-cell table:style-name="ce2" office:value-type="float" office:value="626208.78">
            <text:p>626209</text:p>
          </table:table-cell>
          <table:table-cell office:value-type="string">
            <text:p>14 nt</text:p>
          </table:table-cell>
          <table:table-cell table:style-name="ce2" office:value-type="float" office:value="18246.32">
            <text:p>18246</text:p>
          </table:table-cell>
          <table:table-cell office:value-type="string">
            <text:p>14 nt</text:p>
          </table:table-cell>
          <table:table-cell table:style-name="ce2" table:formula="of:=[.B236]-[.D236]" office:value-type="float" office:value="607962.46">
            <text:p>607962</text:p>
          </table:table-cell>
          <table:table-cell office:value-type="string">
            <text:p>1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6</text:p>
          </table:table-cell>
          <table:table-cell table:style-name="ce2" office:value-type="float" office:value="502066.79">
            <text:p>502067</text:p>
          </table:table-cell>
          <table:table-cell office:value-type="string">
            <text:p>15 nt</text:p>
          </table:table-cell>
          <table:table-cell table:style-name="ce2" office:value-type="float" office:value="17994.73">
            <text:p>17995</text:p>
          </table:table-cell>
          <table:table-cell office:value-type="string">
            <text:p>15 nt</text:p>
          </table:table-cell>
          <table:table-cell table:style-name="ce2" table:formula="of:=[.B237]-[.D237]" office:value-type="float" office:value="484072.06">
            <text:p>484072</text:p>
          </table:table-cell>
          <table:table-cell office:value-type="string">
            <text:p>1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7</text:p>
          </table:table-cell>
          <table:table-cell table:style-name="ce2" office:value-type="float" office:value="205581.76">
            <text:p>205582</text:p>
          </table:table-cell>
          <table:table-cell office:value-type="string">
            <text:p>16 nt</text:p>
          </table:table-cell>
          <table:table-cell table:style-name="ce2" office:value-type="float" office:value="18957.09">
            <text:p>18957</text:p>
          </table:table-cell>
          <table:table-cell office:value-type="string">
            <text:p>16 nt</text:p>
          </table:table-cell>
          <table:table-cell table:style-name="ce2" table:formula="of:=[.B238]-[.D238]" office:value-type="float" office:value="186624.67">
            <text:p>186625</text:p>
          </table:table-cell>
          <table:table-cell office:value-type="string">
            <text:p>1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8</text:p>
          </table:table-cell>
          <table:table-cell table:style-name="ce2" office:value-type="float" office:value="347586.84">
            <text:p>347587</text:p>
          </table:table-cell>
          <table:table-cell office:value-type="string">
            <text:p>17 nt</text:p>
          </table:table-cell>
          <table:table-cell table:style-name="ce2" office:value-type="float" office:value="20501.81">
            <text:p>20502</text:p>
          </table:table-cell>
          <table:table-cell office:value-type="string">
            <text:p>17 nt</text:p>
          </table:table-cell>
          <table:table-cell table:style-name="ce2" table:formula="of:=[.B239]-[.D239]" office:value-type="float" office:value="327085.03">
            <text:p>327085</text:p>
          </table:table-cell>
          <table:table-cell office:value-type="string">
            <text:p>1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9</text:p>
          </table:table-cell>
          <table:table-cell table:style-name="ce2" office:value-type="float" office:value="344043.23">
            <text:p>344043</text:p>
          </table:table-cell>
          <table:table-cell office:value-type="string">
            <text:p>18 nt</text:p>
          </table:table-cell>
          <table:table-cell table:style-name="ce2" office:value-type="float" office:value="20796.1">
            <text:p>20796</text:p>
          </table:table-cell>
          <table:table-cell office:value-type="string">
            <text:p>18 nt</text:p>
          </table:table-cell>
          <table:table-cell table:style-name="ce2" table:formula="of:=[.B240]-[.D240]" office:value-type="float" office:value="323247.13">
            <text:p>323247</text:p>
          </table:table-cell>
          <table:table-cell office:value-type="string">
            <text:p>1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40</text:p>
          </table:table-cell>
          <table:table-cell table:style-name="ce2" office:value-type="float" office:value="363152.19">
            <text:p>363152</text:p>
          </table:table-cell>
          <table:table-cell office:value-type="string">
            <text:p>19 nt</text:p>
          </table:table-cell>
          <table:table-cell table:style-name="ce2" office:value-type="float" office:value="19911.49">
            <text:p>19911</text:p>
          </table:table-cell>
          <table:table-cell office:value-type="string">
            <text:p>19 nt</text:p>
          </table:table-cell>
          <table:table-cell table:style-name="ce2" table:formula="of:=[.B241]-[.D241]" office:value-type="float" office:value="343240.7">
            <text:p>343241</text:p>
          </table:table-cell>
          <table:table-cell office:value-type="string">
            <text:p>1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41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2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3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4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5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6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7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8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9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0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1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2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3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4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5</text:p>
          </table:table-cell>
          <table:table-cell table:style-name="ce2" office:value-type="float" office:value="6716278.81">
            <text:p>6716279</text:p>
          </table:table-cell>
          <table:table-cell office:value-type="string">
            <text:p>2 nt-Blank (right)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6</text:p>
          </table:table-cell>
          <table:table-cell table:style-name="ce2" office:value-type="float" office:value="655230.63">
            <text:p>655231</text:p>
          </table:table-cell>
          <table:table-cell office:value-type="string">
            <text:p>3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7</text:p>
          </table:table-cell>
          <table:table-cell table:style-name="ce2" office:value-type="float" office:value="67229.11">
            <text:p>67229</text:p>
          </table:table-cell>
          <table:table-cell office:value-type="string">
            <text:p>4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8</text:p>
          </table:table-cell>
          <table:table-cell table:style-name="ce2" office:value-type="float" office:value="33964.94">
            <text:p>33965</text:p>
          </table:table-cell>
          <table:table-cell office:value-type="string">
            <text:p>5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9</text:p>
          </table:table-cell>
          <table:table-cell table:style-name="ce2" office:value-type="float" office:value="20039.8">
            <text:p>20040</text:p>
          </table:table-cell>
          <table:table-cell office:value-type="string">
            <text:p>6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0</text:p>
          </table:table-cell>
          <table:table-cell table:style-name="ce2" office:value-type="float" office:value="22044.87">
            <text:p>22045</text:p>
          </table:table-cell>
          <table:table-cell office:value-type="string">
            <text:p>7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1</text:p>
          </table:table-cell>
          <table:table-cell table:style-name="ce2" office:value-type="float" office:value="22262.44">
            <text:p>22262</text:p>
          </table:table-cell>
          <table:table-cell office:value-type="string">
            <text:p>8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2</text:p>
          </table:table-cell>
          <table:table-cell table:style-name="ce2" office:value-type="float" office:value="25104.4">
            <text:p>25104</text:p>
          </table:table-cell>
          <table:table-cell office:value-type="string">
            <text:p>9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3</text:p>
          </table:table-cell>
          <table:table-cell table:style-name="ce2" office:value-type="float" office:value="23140.97">
            <text:p>23141</text:p>
          </table:table-cell>
          <table:table-cell office:value-type="string">
            <text:p>10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4</text:p>
          </table:table-cell>
          <table:table-cell table:style-name="ce2" office:value-type="float" office:value="23442.22">
            <text:p>23442</text:p>
          </table:table-cell>
          <table:table-cell office:value-type="string">
            <text:p>11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5</text:p>
          </table:table-cell>
          <table:table-cell table:style-name="ce2" office:value-type="float" office:value="19351.97">
            <text:p>19352</text:p>
          </table:table-cell>
          <table:table-cell office:value-type="string">
            <text:p>12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6</text:p>
          </table:table-cell>
          <table:table-cell table:style-name="ce2" office:value-type="float" office:value="21625.39">
            <text:p>21625</text:p>
          </table:table-cell>
          <table:table-cell office:value-type="string">
            <text:p>13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7</text:p>
          </table:table-cell>
          <table:table-cell table:style-name="ce2" office:value-type="float" office:value="18246.32">
            <text:p>18246</text:p>
          </table:table-cell>
          <table:table-cell office:value-type="string">
            <text:p>14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8</text:p>
          </table:table-cell>
          <table:table-cell table:style-name="ce2" office:value-type="float" office:value="17994.73">
            <text:p>17995</text:p>
          </table:table-cell>
          <table:table-cell office:value-type="string">
            <text:p>15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9</text:p>
          </table:table-cell>
          <table:table-cell table:style-name="ce2" office:value-type="float" office:value="18957.09">
            <text:p>18957</text:p>
          </table:table-cell>
          <table:table-cell office:value-type="string">
            <text:p>16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70</text:p>
          </table:table-cell>
          <table:table-cell table:style-name="ce2" office:value-type="float" office:value="20501.81">
            <text:p>20502</text:p>
          </table:table-cell>
          <table:table-cell office:value-type="string">
            <text:p>17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71</text:p>
          </table:table-cell>
          <table:table-cell table:style-name="ce2" office:value-type="float" office:value="20796.1">
            <text:p>20796</text:p>
          </table:table-cell>
          <table:table-cell office:value-type="string">
            <text:p>18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72</text:p>
          </table:table-cell>
          <table:table-cell table:style-name="ce2" office:value-type="float" office:value="19911.49">
            <text:p>19911</text:p>
          </table:table-cell>
          <table:table-cell office:value-type="string">
            <text:p>19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73</text:p>
          </table:table-cell>
          <table:table-cell table:style-name="ce2" office:value-type="float" office:value="3753393.78">
            <text:p>3753394</text:p>
          </table:table-cell>
          <table:table-cell office:value-type="string">
            <text:p>FL-N25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4]-[.D274]" office:value-type="float" office:value="3625220.78">
            <text:p>3625221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4</text:p>
          </table:table-cell>
          <table:table-cell table:style-name="ce2" office:value-type="float" office:value="8990614.46">
            <text:p>8990614</text:p>
          </table:table-cell>
          <table:table-cell office:value-type="string">
            <text:p>FL-N25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5]-[.D275]" office:value-type="float" office:value="8862441.46">
            <text:p>8862441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5</text:p>
          </table:table-cell>
          <table:table-cell table:style-name="ce2" office:value-type="float" office:value="3486266.99">
            <text:p>3486267</text:p>
          </table:table-cell>
          <table:table-cell office:value-type="string">
            <text:p>FL-N25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6]-[.D276]" office:value-type="float" office:value="3358093.99">
            <text:p>3358094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6</text:p>
          </table:table-cell>
          <table:table-cell table:style-name="ce2" office:value-type="float" office:value="157985.6">
            <text:p>157986</text:p>
          </table:table-cell>
          <table:table-cell office:value-type="string">
            <text:p>FL-RL1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7]-[.D277]" office:value-type="float" office:value="29812.6">
            <text:p>29813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7</text:p>
          </table:table-cell>
          <table:table-cell table:style-name="ce2" office:value-type="float" office:value="1021520.45">
            <text:p>1021520</text:p>
          </table:table-cell>
          <table:table-cell office:value-type="string">
            <text:p>FL-RL1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8]-[.D278]" office:value-type="float" office:value="893347.45">
            <text:p>893347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8</text:p>
          </table:table-cell>
          <table:table-cell table:style-name="ce2" office:value-type="float" office:value="400312.84">
            <text:p>400313</text:p>
          </table:table-cell>
          <table:table-cell office:value-type="string">
            <text:p>FL-RL1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9]-[.D279]" office:value-type="float" office:value="272139.84">
            <text:p>272140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9</text:p>
          </table:table-cell>
          <table:table-cell table:style-name="ce2" office:value-type="float" office:value="672487.57">
            <text:p>672488</text:p>
          </table:table-cell>
          <table:table-cell office:value-type="string">
            <text:p>FL-RL2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0]-[.D280]" office:value-type="float" office:value="544314.57">
            <text:p>544315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0</text:p>
          </table:table-cell>
          <table:table-cell table:style-name="ce2" office:value-type="float" office:value="2509404.56">
            <text:p>2509405</text:p>
          </table:table-cell>
          <table:table-cell office:value-type="string">
            <text:p>FL-RL2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1]-[.D281]" office:value-type="float" office:value="2381231.56">
            <text:p>2381232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1</text:p>
          </table:table-cell>
          <table:table-cell table:style-name="ce2" office:value-type="float" office:value="787178.42">
            <text:p>787178</text:p>
          </table:table-cell>
          <table:table-cell office:value-type="string">
            <text:p>FL-RL2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2]-[.D282]" office:value-type="float" office:value="659005.42">
            <text:p>659005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2</text:p>
          </table:table-cell>
          <table:table-cell table:style-name="ce2" office:value-type="float" office:value="210590.72">
            <text:p>210591</text:p>
          </table:table-cell>
          <table:table-cell office:value-type="string">
            <text:p>FL-RL3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3]-[.D283]" office:value-type="float" office:value="82417.72">
            <text:p>82418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3</text:p>
          </table:table-cell>
          <table:table-cell table:style-name="ce2" office:value-type="float" office:value="1982571.94">
            <text:p>1982572</text:p>
          </table:table-cell>
          <table:table-cell office:value-type="string">
            <text:p>FL-RL3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4]-[.D284]" office:value-type="float" office:value="1854398.94">
            <text:p>1854399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4</text:p>
          </table:table-cell>
          <table:table-cell table:style-name="ce2" office:value-type="float" office:value="313223.26">
            <text:p>313223</text:p>
          </table:table-cell>
          <table:table-cell office:value-type="string">
            <text:p>FL-RL3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5]-[.D285]" office:value-type="float" office:value="185050.26">
            <text:p>185050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5</text:p>
          </table:table-cell>
          <table:table-cell table:style-name="ce2" office:value-type="float" office:value="329471.01">
            <text:p>329471</text:p>
          </table:table-cell>
          <table:table-cell office:value-type="string">
            <text:p>FL-N25anti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6]-[.D286]" office:value-type="float" office:value="201298.01">
            <text:p>201298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6</text:p>
          </table:table-cell>
          <table:table-cell table:style-name="ce2" office:value-type="float" office:value="2504457.2">
            <text:p>2504457</text:p>
          </table:table-cell>
          <table:table-cell office:value-type="string">
            <text:p>FL-N25anti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7]-[.D287]" office:value-type="float" office:value="2376284.2">
            <text:p>2376284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7</text:p>
          </table:table-cell>
          <table:table-cell table:style-name="ce2" office:value-type="float" office:value="378117.15">
            <text:p>378117</text:p>
          </table:table-cell>
          <table:table-cell office:value-type="string">
            <text:p>FL-N25anti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8]-[.D288]" office:value-type="float" office:value="249944.15">
            <text:p>249944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8</text:p>
          </table:table-cell>
          <table:table-cell table:style-name="ce2" office:value-type="float" office:value="1635669.65">
            <text:p>1635670</text:p>
          </table:table-cell>
          <table:table-cell office:value-type="string">
            <text:p>FL-DG203-2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9]-[.D289]" office:value-type="float" office:value="1507496.65">
            <text:p>1507497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9</text:p>
          </table:table-cell>
          <table:table-cell table:style-name="ce2" office:value-type="float" office:value="3299271.48">
            <text:p>3299271</text:p>
          </table:table-cell>
          <table:table-cell office:value-type="string">
            <text:p>FL-DG203-2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90]-[.D290]" office:value-type="float" office:value="3171098.48">
            <text:p>3171098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90</text:p>
          </table:table-cell>
          <table:table-cell table:style-name="ce2" office:value-type="float" office:value="1759241.99">
            <text:p>1759242</text:p>
          </table:table-cell>
          <table:table-cell office:value-type="string">
            <text:p>FL-DG203-2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91]-[.D291]" office:value-type="float" office:value="1631068.99">
            <text:p>1631069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91</text:p>
          </table:table-cell>
          <table:table-cell table:style-name="ce2" office:value-type="float" office:value="134143">
            <text:p>134143</text:p>
          </table:table-cell>
          <table:table-cell office:value-type="string">
            <text:p>FL-Blank (left)</text:p>
          </table:table-cell>
          <table:table-cell/>
          <table:table-cell table:style-name="ce2" table:number-columns-repeated="8"/>
          <table:table-cell table:number-columns-repeated="1012"/>
        </table:table-row>
        <table:table-row table:style-name="ro1">
          <table:table-cell office:value-type="string">
            <text:p>RECT- 292</text:p>
          </table:table-cell>
          <table:table-cell table:style-name="ce2" office:value-type="float" office:value="122203">
            <text:p>122203</text:p>
          </table:table-cell>
          <table:table-cell office:value-type="string">
            <text:p>FL-Blank (right)</text:p>
          </table:table-cell>
          <table:table-cell table:style-name="ce2" table:formula="of:=([.B292]+[.B293])/2" office:value-type="float" office:value="128173">
            <text:p>12817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office:value-type="string">
            <text:p>RECT- 293</text:p>
          </table:table-cell>
          <table:table-cell table:style-name="ce2" office:value-type="float" office:value="16026094">
            <text:p>16026094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>
            <text:p>*Had to draw a larger rectangle for these spots to accommodate the AA dinucleotide spot and the backgroun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>
            <text:p>dinucleotide spot. <text:s/>Drew a new rectangle for blank subtraction (#293).</text:p>
          </table:table-cell>
          <table:table-cell table:style-name="ce2" table:number-columns-repeated="10"/>
          <table:table-cell table:number-columns-repeated="1012"/>
        </table:table-row>
        <table:table-row table:style-name="ro1" table:number-rows-repeated="2">
          <table:table-cell/>
          <table:table-cell table:style-name="ce2" table:number-columns-repeated="11"/>
          <table:table-cell table:number-columns-repeated="1012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time-style style:name="N5133" number:language="en" number:country="US">
      <number:minutes number:style="long"/>
      <number:text>:</number:text>
      <number:seconds number:style="long"/>
    </number:time-style>
    <number:time-style style:name="N513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5" number:language="en" number:country="US">
      <number:minutes number:style="long"/>
      <number:text>:</number:text>
      <number:seconds number:style="long" number:decimal-places="1"/>
    </number:time-style>
    <number:number-style style:name="N513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03/11/2010</text:date>, <text:time>13:5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7e_IQ10C" style:display-name="PageStyle_~IQ10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3463" meta:object-count="0"/>
    <meta:generator>OpenOffice.org/3.1$Unix OpenOffice.org_project/310m19$Build-9420</meta:generator>
  </office:meta>
</office:document-meta>
</file>